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1898in"/>
    </style:style>
    <style:style style:name="co2" style:family="table-column">
      <style:table-column-properties fo:break-before="auto" style:column-width="1.702in"/>
    </style:style>
    <style:style style:name="co3" style:family="table-column">
      <style:table-column-properties fo:break-before="auto" style:column-width="3.2161in"/>
    </style:style>
    <style:style style:name="co4" style:family="table-column">
      <style:table-column-properties fo:break-before="auto" style:column-width="3.4437in"/>
    </style:style>
    <style:style style:name="co5" style:family="table-column">
      <style:table-column-properties fo:break-before="auto" style:column-width="5.8028in"/>
    </style:style>
    <style:style style:name="co6" style:family="table-column">
      <style:table-column-properties fo:break-before="auto" style:column-width="6.352in"/>
    </style:style>
    <style:style style:name="co7"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51pt solid #000080" fo:border-right="none" fo:border-top="0.51pt solid #000080"/>
      <style:text-properties fo:font-weight="bold" style:font-weight-asian="bold" style:font-weight-complex="bold"/>
    </style:style>
    <style:style style:name="ce2" style:family="table-cell" style:parent-style-name="Default">
      <style:table-cell-properties fo:border-bottom="none" fo:border-left="0.51pt solid #000080" fo:border-right="none" fo:border-top="none"/>
    </style:style>
    <style:style style:name="ce3" style:family="table-cell" style:parent-style-name="Default">
      <style:table-cell-properties fo:border-bottom="none" fo:background-color="#ffff99" fo:border-left="0.51pt solid #000080" fo:border-right="none" fo:border-top="none"/>
      <style:text-properties fo:font-weight="bold" style:font-weight-asian="bold" style:font-weight-complex="bold"/>
    </style:style>
    <style:style style:name="ce4" style:family="table-cell" style:parent-style-name="Default">
      <style:table-cell-properties fo:border-bottom="none" fo:background-color="#ffff99" fo:border-left="0.51pt solid #000080" fo:border-right="none" fo:border-top="none"/>
    </style:style>
    <style:style style:name="ce5" style:family="table-cell" style:parent-style-name="Default">
      <style:table-cell-properties fo:border-bottom="none" fo:border-left="0.51pt solid #000080" fo:border-right="none" fo:border-top="none"/>
      <style:text-properties fo:font-weight="bold" style:font-weight-asian="bold" style:font-weight-complex="bold"/>
    </style:style>
    <style:style style:name="ce6" style:family="table-cell" style:parent-style-name="Default">
      <style:table-cell-properties fo:border-bottom="0.51pt solid #000080" fo:border-left="0.51pt solid #000080" fo:border-right="none" fo:border-top="none"/>
    </style:style>
    <style:style style:name="ce7" style:family="table-cell" style:parent-style-name="Default">
      <style:table-cell-properties fo:border="none"/>
    </style:style>
    <style:style style:name="ce8" style:family="table-cell" style:parent-style-name="Default">
      <style:table-cell-properties fo:border-bottom="none" fo:border-left="none" fo:border-right="none" fo:border-top="0.51pt solid #000080"/>
      <style:text-properties fo:font-weight="bold" style:font-weight-asian="bold" style:font-weight-complex="bold"/>
    </style:style>
    <style:style style:name="ce9" style:family="table-cell" style:parent-style-name="Default">
      <style:table-cell-properties fo:background-color="#ffff99"/>
      <style:text-properties fo:font-weight="bold" style:font-weight-asian="bold" style:font-weight-complex="bold"/>
    </style:style>
    <style:style style:name="ce10" style:family="table-cell" style:parent-style-name="Default">
      <style:table-cell-properties fo:background-color="#ffff99"/>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border-bottom="0.51pt solid #000080" fo:border-left="none" fo:border-right="none" fo:border-top="none"/>
    </style:style>
    <style:style style:name="ce13" style:family="table-cell" style:parent-style-name="Default">
      <style:table-cell-properties fo:background-color="#ffff99" fo:border="none"/>
    </style:style>
    <style:style style:name="ce14" style:family="table-cell" style:parent-style-name="Default">
      <style:table-cell-properties fo:border="none"/>
      <style:text-properties fo:font-weight="bold" style:font-weight-asian="bold" style:font-weight-complex="bold"/>
    </style:style>
    <style:style style:name="ce15" style:family="table-cell" style:parent-style-name="Default">
      <style:table-cell-properties fo:border-bottom="none" fo:border-left="none" fo:border-right="0.51pt solid #000080" fo:border-top="0.51pt solid #000080"/>
      <style:text-properties fo:font-weight="bold" style:font-weight-asian="bold" style:font-weight-complex="bold"/>
    </style:style>
    <style:style style:name="ce16" style:family="table-cell" style:parent-style-name="Default">
      <style:table-cell-properties fo:border-bottom="none" fo:border-left="none" fo:border-right="0.51pt solid #000080" fo:border-top="none"/>
    </style:style>
    <style:style style:name="ce17" style:family="table-cell" style:parent-style-name="Default">
      <style:table-cell-properties fo:border-bottom="none" fo:background-color="#ffff99" fo:border-left="none" fo:border-right="0.51pt solid #000080" fo:border-top="none"/>
      <style:text-properties fo:font-weight="bold" style:font-weight-asian="bold" style:font-weight-complex="bold"/>
    </style:style>
    <style:style style:name="ce18" style:family="table-cell" style:parent-style-name="Default">
      <style:table-cell-properties fo:border-bottom="none" fo:background-color="#ffff99" fo:border-left="none" fo:border-right="0.51pt solid #000080" fo:border-top="none"/>
    </style:style>
    <style:style style:name="ce19" style:family="table-cell" style:parent-style-name="Default">
      <style:table-cell-properties fo:border-bottom="none" fo:border-left="none" fo:border-right="0.51pt solid #000080" fo:border-top="none"/>
      <style:text-properties fo:font-weight="bold" style:font-weight-asian="bold" style:font-weight-complex="bold"/>
    </style:style>
    <style:style style:name="ce20" style:family="table-cell" style:parent-style-name="Default">
      <style:table-cell-properties fo:border-bottom="0.51pt solid #000080" fo:border-left="none" fo:border-right="0.51pt solid #000080" fo:border-top="none"/>
    </style:style>
  </office:automatic-styles>
  <office:body>
    <office:spreadsheet>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16"/>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8" office:value-type="string" calcext:value-type="string">
            <text:p>CONTEXT LABEL</text:p>
          </table:table-cell>
          <table:table-cell table:style-name="ce8" table:number-columns-repeated="4"/>
          <table:table-cell table:style-name="ce15"/>
        </table:table-row>
        <table:table-row table:style-name="ro1">
          <table:table-cell office:value-type="float" office:value="654605541" calcext:value-type="float">
            <text:p>654605541</text:p>
          </table:table-cell>
          <table:table-cell office:value-type="string" calcext:value-type="string">
            <text:p>movies</text:p>
          </table:table-cell>
          <table:table-cell table:number-columns-repeated="5"/>
        </table:table-row>
        <table:table-row table:style-name="ro1">
          <table:table-cell table:style-name="ce3" office:value-type="string" calcext:value-type="string">
            <text:p>GROUP VALUES</text:p>
          </table:table-cell>
          <table:table-cell table:style-name="ce9" table:number-columns-repeated="5"/>
          <table:table-cell table:style-name="ce17"/>
        </table:table-row>
        <table:table-row table:style-name="ro1">
          <table:table-cell table:style-name="ce4" office:value-type="float" office:value="1915" calcext:value-type="float">
            <text:p>1915</text:p>
          </table:table-cell>
          <table:table-cell table:style-name="ce10" office:value-type="float" office:value="1916" calcext:value-type="float">
            <text:p>1916</text:p>
          </table:table-cell>
          <table:table-cell table:style-name="ce10" office:value-type="float" office:value="1925" calcext:value-type="float">
            <text:p>1925</text:p>
          </table:table-cell>
          <table:table-cell table:style-name="ce10" office:value-type="float" office:value="1926" calcext:value-type="float">
            <text:p>1926</text:p>
          </table:table-cell>
          <table:table-cell table:style-name="ce10" office:value-type="float" office:value="1927" calcext:value-type="float">
            <text:p>1927</text:p>
          </table:table-cell>
          <table:table-cell table:style-name="ce10"/>
          <table:table-cell table:style-name="ce18"/>
        </table:table-row>
        <table:table-row table:style-name="ro1">
          <table:table-cell table:style-name="ce4" office:value-type="float" office:value="1930" calcext:value-type="float">
            <text:p>1930</text:p>
          </table:table-cell>
          <table:table-cell table:style-name="ce10" office:value-type="float" office:value="1931" calcext:value-type="float">
            <text:p>1931</text:p>
          </table:table-cell>
          <table:table-cell table:style-name="ce10" office:value-type="float" office:value="1933" calcext:value-type="float">
            <text:p>1933</text:p>
          </table:table-cell>
          <table:table-cell table:style-name="ce10" office:value-type="float" office:value="1934" calcext:value-type="float">
            <text:p>1934</text:p>
          </table:table-cell>
          <table:table-cell table:style-name="ce10" office:value-type="float" office:value="1935" calcext:value-type="float">
            <text:p>1935</text:p>
          </table:table-cell>
          <table:table-cell table:style-name="ce10"/>
          <table:table-cell table:style-name="ce18"/>
        </table:table-row>
        <table:table-row table:style-name="ro1">
          <table:table-cell table:style-name="ce4" office:value-type="float" office:value="1936" calcext:value-type="float">
            <text:p>1936</text:p>
          </table:table-cell>
          <table:table-cell table:style-name="ce10" office:value-type="float" office:value="1937" calcext:value-type="float">
            <text:p>1937</text:p>
          </table:table-cell>
          <table:table-cell table:style-name="ce10" office:value-type="float" office:value="1938" calcext:value-type="float">
            <text:p>1938</text:p>
          </table:table-cell>
          <table:table-cell table:style-name="ce10" office:value-type="float" office:value="1939" calcext:value-type="float">
            <text:p>1939</text:p>
          </table:table-cell>
          <table:table-cell table:style-name="ce10" office:value-type="float" office:value="1940" calcext:value-type="float">
            <text:p>1940</text:p>
          </table:table-cell>
          <table:table-cell table:style-name="ce10"/>
          <table:table-cell table:style-name="ce18"/>
        </table:table-row>
        <table:table-row table:style-name="ro1">
          <table:table-cell table:style-name="ce4" office:value-type="float" office:value="1941" calcext:value-type="float">
            <text:p>1941</text:p>
          </table:table-cell>
          <table:table-cell table:style-name="ce10" office:value-type="float" office:value="1942" calcext:value-type="float">
            <text:p>1942</text:p>
          </table:table-cell>
          <table:table-cell table:style-name="ce10" office:value-type="float" office:value="1944" calcext:value-type="float">
            <text:p>1944</text:p>
          </table:table-cell>
          <table:table-cell table:style-name="ce10" office:value-type="float" office:value="1946" calcext:value-type="float">
            <text:p>1946</text:p>
          </table:table-cell>
          <table:table-cell table:style-name="ce10" office:value-type="float" office:value="1948" calcext:value-type="float">
            <text:p>1948</text:p>
          </table:table-cell>
          <table:table-cell table:style-name="ce10"/>
          <table:table-cell table:style-name="ce18"/>
        </table:table-row>
        <table:table-row table:style-name="ro1">
          <table:table-cell table:style-name="ce4" office:value-type="float" office:value="1949" calcext:value-type="float">
            <text:p>1949</text:p>
          </table:table-cell>
          <table:table-cell table:style-name="ce10" office:value-type="float" office:value="1950" calcext:value-type="float">
            <text:p>1950</text:p>
          </table:table-cell>
          <table:table-cell table:style-name="ce10" office:value-type="float" office:value="1951" calcext:value-type="float">
            <text:p>1951</text:p>
          </table:table-cell>
          <table:table-cell table:style-name="ce10" office:value-type="float" office:value="1952" calcext:value-type="float">
            <text:p>1952</text:p>
          </table:table-cell>
          <table:table-cell table:style-name="ce10" office:value-type="float" office:value="1953" calcext:value-type="float">
            <text:p>1953</text:p>
          </table:table-cell>
          <table:table-cell table:style-name="ce10"/>
          <table:table-cell table:style-name="ce18"/>
        </table:table-row>
        <table:table-row table:style-name="ro1">
          <table:table-cell table:style-name="ce4" office:value-type="float" office:value="1954" calcext:value-type="float">
            <text:p>1954</text:p>
          </table:table-cell>
          <table:table-cell table:style-name="ce10" office:value-type="float" office:value="1955" calcext:value-type="float">
            <text:p>1955</text:p>
          </table:table-cell>
          <table:table-cell table:style-name="ce10" office:value-type="float" office:value="1956" calcext:value-type="float">
            <text:p>1956</text:p>
          </table:table-cell>
          <table:table-cell table:style-name="ce10" office:value-type="float" office:value="1957" calcext:value-type="float">
            <text:p>1957</text:p>
          </table:table-cell>
          <table:table-cell table:style-name="ce10" office:value-type="float" office:value="1958" calcext:value-type="float">
            <text:p>1958</text:p>
          </table:table-cell>
          <table:table-cell table:style-name="ce10"/>
          <table:table-cell table:style-name="ce18"/>
        </table:table-row>
        <table:table-row table:style-name="ro1">
          <table:table-cell table:style-name="ce4" office:value-type="float" office:value="1959" calcext:value-type="float">
            <text:p>1959</text:p>
          </table:table-cell>
          <table:table-cell table:style-name="ce10" office:value-type="float" office:value="1960" calcext:value-type="float">
            <text:p>1960</text:p>
          </table:table-cell>
          <table:table-cell table:style-name="ce10" office:value-type="float" office:value="1961" calcext:value-type="float">
            <text:p>1961</text:p>
          </table:table-cell>
          <table:table-cell table:style-name="ce10" office:value-type="float" office:value="1962" calcext:value-type="float">
            <text:p>1962</text:p>
          </table:table-cell>
          <table:table-cell table:style-name="ce10" office:value-type="float" office:value="1964" calcext:value-type="float">
            <text:p>1964</text:p>
          </table:table-cell>
          <table:table-cell table:style-name="ce10"/>
          <table:table-cell table:style-name="ce18"/>
        </table:table-row>
        <table:table-row table:style-name="ro1">
          <table:table-cell table:style-name="ce4" office:value-type="float" office:value="1965" calcext:value-type="float">
            <text:p>1965</text:p>
          </table:table-cell>
          <table:table-cell table:style-name="ce10" office:value-type="float" office:value="1966" calcext:value-type="float">
            <text:p>1966</text:p>
          </table:table-cell>
          <table:table-cell table:style-name="ce10" office:value-type="float" office:value="1967" calcext:value-type="float">
            <text:p>1967</text:p>
          </table:table-cell>
          <table:table-cell table:style-name="ce10" office:value-type="float" office:value="1968" calcext:value-type="float">
            <text:p>1968</text:p>
          </table:table-cell>
          <table:table-cell table:style-name="ce10" office:value-type="float" office:value="1969" calcext:value-type="float">
            <text:p>1969</text:p>
          </table:table-cell>
          <table:table-cell table:style-name="ce10"/>
          <table:table-cell table:style-name="ce18"/>
        </table:table-row>
        <table:table-row table:style-name="ro1">
          <table:table-cell table:style-name="ce4" office:value-type="float" office:value="1970" calcext:value-type="float">
            <text:p>1970</text:p>
          </table:table-cell>
          <table:table-cell table:style-name="ce10" office:value-type="float" office:value="1971" calcext:value-type="float">
            <text:p>1971</text:p>
          </table:table-cell>
          <table:table-cell table:style-name="ce10" office:value-type="float" office:value="1972" calcext:value-type="float">
            <text:p>1972</text:p>
          </table:table-cell>
          <table:table-cell table:style-name="ce10" office:value-type="float" office:value="1973" calcext:value-type="float">
            <text:p>1973</text:p>
          </table:table-cell>
          <table:table-cell table:style-name="ce10" office:value-type="float" office:value="1974" calcext:value-type="float">
            <text:p>1974</text:p>
          </table:table-cell>
          <table:table-cell table:style-name="ce10"/>
          <table:table-cell table:style-name="ce18"/>
        </table:table-row>
        <table:table-row table:style-name="ro1">
          <table:table-cell table:style-name="ce4" office:value-type="float" office:value="1975" calcext:value-type="float">
            <text:p>1975</text:p>
          </table:table-cell>
          <table:table-cell table:style-name="ce10" office:value-type="float" office:value="1976" calcext:value-type="float">
            <text:p>1976</text:p>
          </table:table-cell>
          <table:table-cell table:style-name="ce10" office:value-type="float" office:value="1977" calcext:value-type="float">
            <text:p>1977</text:p>
          </table:table-cell>
          <table:table-cell table:style-name="ce10" office:value-type="float" office:value="1978" calcext:value-type="float">
            <text:p>1978</text:p>
          </table:table-cell>
          <table:table-cell table:style-name="ce10" office:value-type="float" office:value="1979" calcext:value-type="float">
            <text:p>1979</text:p>
          </table:table-cell>
          <table:table-cell table:style-name="ce10"/>
          <table:table-cell table:style-name="ce18"/>
        </table:table-row>
        <table:table-row table:style-name="ro1">
          <table:table-cell table:style-name="ce4" office:value-type="float" office:value="1980" calcext:value-type="float">
            <text:p>1980</text:p>
          </table:table-cell>
          <table:table-cell table:style-name="ce10" office:value-type="float" office:value="1981" calcext:value-type="float">
            <text:p>1981</text:p>
          </table:table-cell>
          <table:table-cell table:style-name="ce10" office:value-type="float" office:value="1982" calcext:value-type="float">
            <text:p>1982</text:p>
          </table:table-cell>
          <table:table-cell table:style-name="ce10" office:value-type="float" office:value="1984" calcext:value-type="float">
            <text:p>1984</text:p>
          </table:table-cell>
          <table:table-cell table:style-name="ce10" office:value-type="float" office:value="1986" calcext:value-type="float">
            <text:p>1986</text:p>
          </table:table-cell>
          <table:table-cell table:style-name="ce10"/>
          <table:table-cell table:style-name="ce18"/>
        </table:table-row>
        <table:table-row table:style-name="ro1">
          <table:table-cell table:style-name="ce4" office:value-type="float" office:value="1989" calcext:value-type="float">
            <text:p>1989</text:p>
          </table:table-cell>
          <table:table-cell table:style-name="ce10" office:value-type="float" office:value="1990" calcext:value-type="float">
            <text:p>1990</text:p>
          </table:table-cell>
          <table:table-cell table:style-name="ce10" office:value-type="float" office:value="1991" calcext:value-type="float">
            <text:p>1991</text:p>
          </table:table-cell>
          <table:table-cell table:style-name="ce10" office:value-type="float" office:value="1992" calcext:value-type="float">
            <text:p>1992</text:p>
          </table:table-cell>
          <table:table-cell table:style-name="ce10" office:value-type="float" office:value="1993" calcext:value-type="float">
            <text:p>1993</text:p>
          </table:table-cell>
          <table:table-cell table:style-name="ce10"/>
          <table:table-cell table:style-name="ce18"/>
        </table:table-row>
        <table:table-row table:style-name="ro1">
          <table:table-cell table:style-name="ce4" office:value-type="float" office:value="1994" calcext:value-type="float">
            <text:p>1994</text:p>
          </table:table-cell>
          <table:table-cell table:style-name="ce10" office:value-type="float" office:value="1995" calcext:value-type="float">
            <text:p>1995</text:p>
          </table:table-cell>
          <table:table-cell table:style-name="ce10" office:value-type="float" office:value="1996" calcext:value-type="float">
            <text:p>1996</text:p>
          </table:table-cell>
          <table:table-cell table:style-name="ce10" office:value-type="float" office:value="1997" calcext:value-type="float">
            <text:p>1997</text:p>
          </table:table-cell>
          <table:table-cell table:style-name="ce10" office:value-type="float" office:value="1998" calcext:value-type="float">
            <text:p>1998</text:p>
          </table:table-cell>
          <table:table-cell table:style-name="ce10"/>
          <table:table-cell table:style-name="ce18"/>
        </table:table-row>
        <table:table-row table:style-name="ro1">
          <table:table-cell table:style-name="ce4" office:value-type="float" office:value="1999" calcext:value-type="float">
            <text:p>1999</text:p>
          </table:table-cell>
          <table:table-cell table:style-name="ce10" office:value-type="float" office:value="2001" calcext:value-type="float">
            <text:p>2001</text:p>
          </table:table-cell>
          <table:table-cell table:style-name="ce10" table:number-columns-repeated="4"/>
          <table:table-cell table:style-name="ce18"/>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1" office:value-type="string" calcext:value-type="string">
            <text:p>PROPERTY NAME</text:p>
          </table:table-cell>
          <table:table-cell table:style-name="ce11" office:value-type="string" calcext:value-type="string">
            <text:p>RATE THE RELEVANCE OF THE PROPERTY</text:p>
          </table:table-cell>
          <table:table-cell table:style-name="ce11" office:value-type="string" calcext:value-type="string">
            <text:p>IS THIS PROPERTY NAME A CORRECT LABEL? (mark with X)</text:p>
          </table:table-cell>
          <table:table-cell table:style-name="ce11" office:value-type="string" calcext:value-type="string">
            <text:p>EXAMPLE 1</text:p>
          </table:table-cell>
          <table:table-cell table:style-name="ce11" office:value-type="string" calcext:value-type="string">
            <text:p>EXAMPLE 2</text:p>
          </table:table-cell>
          <table:table-cell table:style-name="ce19"/>
        </table:table-row>
        <table:table-row table:style-name="ro1">
          <table:table-cell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number-columns-repeated="2"/>
          <table:table-cell office:value-type="string" calcext:value-type="string">
            <text:p>a musical work has released 2009-09-20+02:00</text:p>
          </table:table-cell>
          <table:table-cell office:value-type="string" calcext:value-type="string">
            <text:p>a movie has released United States:</text:p>
          </table:table-cell>
          <table:table-cell table:formula="of:=HYPERLINK(&quot;http://goo.gl/bQQzBV&quot;;&quot;View More&quot;)" office:value-type="string" office:string-value="View More" calcext:value-type="string">
            <text:p>View More</text:p>
          </table:table-cell>
        </table:table-row>
        <table:table-row table:style-name="ro2">
          <table:table-cell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number-columns-repeated="2"/>
          <table:table-cell office:value-type="string" calcext:value-type="string">
            <text:p>a musical work has release date 1992-10-26+02:00</text:p>
          </table:table-cell>
          <table:table-cell office:value-type="string" calcext:value-type="string">
            <text:p>a movie has release date 1952-02-21+02:00</text:p>
          </table:table-cell>
          <table:table-cell table:formula="of:=HYPERLINK(&quot;http://goo.gl/0Gn1yS&quot;;&quot;View More&quot;)" office:value-type="string" office:string-value="View More" calcext:value-type="string">
            <text:p>View More</text:p>
          </table:table-cell>
        </table:table-row>
        <table:table-row table:style-name="ro1">
          <table:table-cell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agent has years 4</text:p>
          </table:table-cell>
          <table:table-cell office:value-type="string" calcext:value-type="string">
            <text:p>a person has years 1970</text:p>
          </table:table-cell>
          <table:table-cell table:formula="of:=HYPERLINK(&quot;http://goo.gl/OBLqO3&quot;;&quot;View More&quot;)" office:value-type="string" office:string-value="View More" calcext:value-type="string">
            <text:p>View More</text:p>
          </table:table-cell>
        </table:table-row>
        <table:table-row table:style-name="ro1">
          <table:table-cell table:formula="of:=HYPERLINK(&quot;http://dbpedia.org/property/recorded&quot;)" office:value-type="string" office:string-value="http://dbpedia.org/property/recorded" calcext:value-type="string">
            <text:p>http://dbpedia.org/property/recorded</text:p>
          </table:table-cell>
          <table:table-cell office:value-type="string" calcext:value-type="string">
            <text:p>recorded</text:p>
          </table:table-cell>
          <table:table-cell table:number-columns-repeated="2"/>
          <table:table-cell office:value-type="string" calcext:value-type="string">
            <text:p>an album has Recorded October–November 1975, Trident Studios</text:p>
          </table:table-cell>
          <table:table-cell office:value-type="string" calcext:value-type="string">
            <text:p>an album has Recorded September 1995 – March 1996 at Ocean Way, Hollywood, California and The Hook, North Hollywood, California</text:p>
          </table:table-cell>
          <table:table-cell table:formula="of:=HYPERLINK(&quot;http://goo.gl/XxDXA4&quot;;&quot;View More&quot;)" office:value-type="string" office:string-value="View More" calcext:value-type="string">
            <text:p>View More</text:p>
          </table:table-cell>
        </table:table-row>
        <table:table-row table:style-name="ro2">
          <table:table-cell table:formula="of:=HYPERLINK(&quot;http://dbpedia.org/property/firstAired&quot;)" office:value-type="string" office:string-value="http://dbpedia.org/property/firstAired" calcext:value-type="string">
            <text:p>http://dbpedia.org/property/firstAired</text:p>
          </table:table-cell>
          <table:table-cell office:value-type="string" calcext:value-type="string">
            <text:p>firstAired</text:p>
          </table:table-cell>
          <table:table-cell table:number-columns-repeated="2"/>
          <table:table-cell office:value-type="string" calcext:value-type="string">
            <text:p>a work has first aired 1992-08-22+02:00</text:p>
          </table:table-cell>
          <table:table-cell office:value-type="string" calcext:value-type="string">
            <text:p>a work has first aired 1973-01-21+02:00</text:p>
          </table:table-cell>
          <table:table-cell table:formula="of:=HYPERLINK(&quot;http://goo.gl/JegFXn&quot;;&quot;View More&quot;)" office:value-type="string" office:string-value="View More" calcext:value-type="string">
            <text:p>View More</text:p>
          </table:table-cell>
        </table:table-row>
        <table:table-row table:style-name="ro2">
          <table:table-cell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number-columns-repeated="2"/>
          <table:table-cell office:value-type="string" calcext:value-type="string">
            <text:p>a written work has release date 1929</text:p>
          </table:table-cell>
          <table:table-cell office:value-type="string" calcext:value-type="string">
            <text:p>a written work has release date 1996-05-14+02:00</text:p>
          </table:table-cell>
          <table:table-cell table:formula="of:=HYPERLINK(&quot;http://goo.gl/5MB1RT&quot;;&quot;View More&quot;)" office:value-type="string" office:string-value="View More" calcext:value-type="string">
            <text:p>View More</text:p>
          </table:table-cell>
        </table:table-row>
        <table:table-row table:style-name="ro2">
          <table:table-cell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 military unit has year 2001</text:p>
          </table:table-cell>
          <table:table-cell office:value-type="string" calcext:value-type="string">
            <text:p>an organisation has year 1883</text:p>
          </table:table-cell>
          <table:table-cell table:formula="of:=HYPERLINK(&quot;http://goo.gl/yzBSQL&quot;;&quot;View More&quot;)" office:value-type="string" office:string-value="View More" calcext:value-type="string">
            <text:p>View More</text:p>
          </table:table-cell>
        </table:table-row>
        <table:table-row table:style-name="ro1">
          <table:table-cell table:formula="of:=HYPERLINK(&quot;http://dbpedia.org/property/release&quot;)" office:value-type="string" office:string-value="http://dbpedia.org/property/release" calcext:value-type="string">
            <text:p>http://dbpedia.org/property/release</text:p>
          </table:table-cell>
          <table:table-cell office:value-type="string" calcext:value-type="string">
            <text:p>release</text:p>
          </table:table-cell>
          <table:table-cell table:number-columns-repeated="2"/>
          <table:table-cell office:value-type="string" calcext:value-type="string">
            <text:p>a work has release 1983</text:p>
          </table:table-cell>
          <table:table-cell office:value-type="string" calcext:value-type="string">
            <text:p>a work has release Arcade</text:p>
          </table:table-cell>
          <table:table-cell table:formula="of:=HYPERLINK(&quot;http://goo.gl/hioO47&quot;;&quot;View More&quot;)" office:value-type="string" office:string-value="View More" calcext:value-type="string">
            <text:p>View More</text:p>
          </table:table-cell>
        </table:table-row>
        <table:table-row table:style-name="ro2">
          <table:table-cell table:formula="of:=HYPERLINK(&quot;http://dbpedia.org/property/lastAired&quot;)" office:value-type="string" office:string-value="http://dbpedia.org/property/lastAired" calcext:value-type="string">
            <text:p>http://dbpedia.org/property/lastAired</text:p>
          </table:table-cell>
          <table:table-cell office:value-type="string" calcext:value-type="string">
            <text:p>lastAired</text:p>
          </table:table-cell>
          <table:table-cell table:number-columns-repeated="2"/>
          <table:table-cell office:value-type="string" calcext:value-type="string">
            <text:p>a work has last aired 1989-05-13+02:00</text:p>
          </table:table-cell>
          <table:table-cell office:value-type="string" calcext:value-type="string">
            <text:p>a work has last aired 1989-07-25+02:00</text:p>
          </table:table-cell>
          <table:table-cell table:formula="of:=HYPERLINK(&quot;http://goo.gl/7g1BG9&quot;;&quot;View More&quot;)" office:value-type="string" office:string-value="View More" calcext:value-type="string">
            <text:p>View More</text:p>
          </table:table-cell>
        </table:table-row>
        <table:table-row table:style-name="ro2">
          <table:table-cell table:formula="of:=HYPERLINK(&quot;http://dbpedia.org/property/originalairdate&quot;)" office:value-type="string" office:string-value="http://dbpedia.org/property/originalairdate" calcext:value-type="string">
            <text:p>http://dbpedia.org/property/originalairdate</text:p>
          </table:table-cell>
          <table:table-cell office:value-type="string" calcext:value-type="string">
            <text:p>originalairdate</text:p>
          </table:table-cell>
          <table:table-cell table:number-columns-repeated="2"/>
          <table:table-cell office:value-type="string" calcext:value-type="string">
            <text:p>a work has OriginalAirDate 1984-01-08+02:00</text:p>
          </table:table-cell>
          <table:table-cell office:value-type="string" calcext:value-type="string">
            <text:p>a work has OriginalAirDate 1984-09-24+02:00</text:p>
          </table:table-cell>
          <table:table-cell table:formula="of:=HYPERLINK(&quot;http://goo.gl/hpuOyS&quot;;&quot;View More&quot;)" office:value-type="string" office:string-value="View More" calcext:value-type="string">
            <text:p>View More</text:p>
          </table:table-cell>
        </table:table-row>
        <table:table-row table:style-name="ro2">
          <table:table-cell table:formula="of:=HYPERLINK(&quot;http://dbpedia.org/ontology/firstAirDate&quot;)" office:value-type="string" office:string-value="http://dbpedia.org/ontology/firstAirDate" calcext:value-type="string">
            <text:p>http://dbpedia.org/ontology/firstAirDate</text:p>
          </table:table-cell>
          <table:table-cell office:value-type="string" calcext:value-type="string">
            <text:p>firstAirDate</text:p>
          </table:table-cell>
          <table:table-cell table:number-columns-repeated="2"/>
          <table:table-cell office:value-type="string" calcext:value-type="string">
            <text:p>an agent has first air date 1991-10-20+02:00</text:p>
          </table:table-cell>
          <table:table-cell office:value-type="string" calcext:value-type="string">
            <text:p>an agent has first air date 1955-12-31+02:00</text:p>
          </table:table-cell>
          <table:table-cell table:formula="of:=HYPERLINK(&quot;http://goo.gl/BXsD0N&quot;;&quot;View More&quot;)" office:value-type="string" office:string-value="View More" calcext:value-type="string">
            <text:p>View More</text:p>
          </table:table-cell>
        </table:table-row>
        <table:table-row table:style-name="ro2">
          <table:table-cell table:formula="of:=HYPERLINK(&quot;http://dbpedia.org/property/completionDate&quot;)" office:value-type="string" office:string-value="http://dbpedia.org/property/completionDate" calcext:value-type="string">
            <text:p>http://dbpedia.org/property/completionDate</text:p>
          </table:table-cell>
          <table:table-cell office:value-type="string" calcext:value-type="string">
            <text:p>completionDate</text:p>
          </table:table-cell>
          <table:table-cell table:number-columns-repeated="2"/>
          <table:table-cell office:value-type="string" calcext:value-type="string">
            <text:p>a place has completion date 1987</text:p>
          </table:table-cell>
          <table:table-cell office:value-type="string" calcext:value-type="string">
            <text:p>a place has completion date 1834</text:p>
          </table:table-cell>
          <table:table-cell table:formula="of:=HYPERLINK(&quot;http://goo.gl/6sUyEx&quot;;&quot;View More&quot;)" office:value-type="string" office:string-value="View More" calcext:value-type="string">
            <text:p>View More</text:p>
          </table:table-cell>
        </table:table-row>
        <table:table-row table:style-name="ro1">
          <table:table-cell table:formula="of:=HYPERLINK(&quot;http://dbpedia.org/property/period&quot;)" office:value-type="string" office:string-value="http://dbpedia.org/property/period" calcext:value-type="string">
            <text:p>http://dbpedia.org/property/period</text:p>
          </table:table-cell>
          <table:table-cell office:value-type="string" calcext:value-type="string">
            <text:p>period</text:p>
          </table:table-cell>
          <table:table-cell table:number-columns-repeated="2"/>
          <table:table-cell office:value-type="string" calcext:value-type="string">
            <text:p>a celestial body has period 1344.65</text:p>
          </table:table-cell>
          <table:table-cell office:value-type="string" calcext:value-type="string">
            <text:p>an artist has period 16</text:p>
          </table:table-cell>
          <table:table-cell table:formula="of:=HYPERLINK(&quot;http://goo.gl/NWmOi5&quot;;&quot;View More&quot;)" office:value-type="string" office:string-value="View More" calcext:value-type="string">
            <text:p>View More</text:p>
          </table:table-cell>
        </table:table-row>
        <table:table-row table:style-name="ro2">
          <table:table-cell table:style-name="ce6" table:formula="of:=HYPERLINK(&quot;http://dbpedia.org/ontology/completionDate&quot;)" office:value-type="string" office:string-value="http://dbpedia.org/ontology/completionDate" calcext:value-type="string">
            <text:p>http://dbpedia.org/ontology/completionDate</text:p>
          </table:table-cell>
          <table:table-cell table:style-name="ce12" office:value-type="string" calcext:value-type="string">
            <text:p>completionDate</text:p>
          </table:table-cell>
          <table:table-cell table:style-name="ce12" table:number-columns-repeated="2"/>
          <table:table-cell table:style-name="ce12" office:value-type="string" calcext:value-type="string">
            <text:p>a work has completion date 1994-03-20+02:00</text:p>
          </table:table-cell>
          <table:table-cell table:style-name="ce12" office:value-type="string" calcext:value-type="string">
            <text:p>a television show has completion date 1976-12-10+02:00</text:p>
          </table:table-cell>
          <table:table-cell table:style-name="ce20" table:formula="of:=HYPERLINK(&quot;http://goo.gl/ErNVBk&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8" office:value-type="string" calcext:value-type="string">
            <text:p>CONTEXT LABEL</text:p>
          </table:table-cell>
          <table:table-cell table:style-name="ce8" table:number-columns-repeated="4"/>
          <table:table-cell table:style-name="ce15"/>
        </table:table-row>
        <table:table-row table:style-name="ro1">
          <table:table-cell office:value-type="float" office:value="1011013747" calcext:value-type="float">
            <text:p>1011013747</text:p>
          </table:table-cell>
          <table:table-cell office:value-type="string" calcext:value-type="string">
            <text:p>movies</text:p>
          </table:table-cell>
          <table:table-cell table:number-columns-repeated="5"/>
        </table:table-row>
        <table:table-row table:style-name="ro1">
          <table:table-cell table:style-name="ce3" office:value-type="string" calcext:value-type="string">
            <text:p>GROUP VALUES</text:p>
          </table:table-cell>
          <table:table-cell table:style-name="ce9" table:number-columns-repeated="5"/>
          <table:table-cell table:style-name="ce17"/>
        </table:table-row>
        <table:table-row table:style-name="ro2">
          <table:table-cell table:style-name="ce4" office:value-type="string" calcext:value-type="string">
            <text:p>Annie Hall</text:p>
          </table:table-cell>
          <table:table-cell table:style-name="ce10" office:value-type="string" calcext:value-type="string">
            <text:p>Benjamin Braddock</text:p>
          </table:table-cell>
          <table:table-cell table:style-name="ce10" office:value-type="string" calcext:value-type="string">
            <text:p>Blanche DuBois</text:p>
          </table:table-cell>
          <table:table-cell table:style-name="ce10" office:value-type="string" calcext:value-type="string">
            <text:p>Captain</text:p>
          </table:table-cell>
          <table:table-cell table:style-name="ce10" office:value-type="string" calcext:value-type="string">
            <text:p>Capt. Geoffrey T. Spaulding</text:p>
          </table:table-cell>
          <table:table-cell table:style-name="ce10"/>
          <table:table-cell table:style-name="ce18"/>
        </table:table-row>
        <table:table-row table:style-name="ro2">
          <table:table-cell table:style-name="ce4" office:value-type="string" calcext:value-type="string">
            <text:p>Capt. Louis Renault</text:p>
          </table:table-cell>
          <table:table-cell table:style-name="ce10" office:value-type="string" calcext:value-type="string">
            <text:p>Carl Denham</text:p>
          </table:table-cell>
          <table:table-cell table:style-name="ce10" office:value-type="string" calcext:value-type="string">
            <text:p>Carl Spackler</text:p>
          </table:table-cell>
          <table:table-cell table:style-name="ce10" office:value-type="string" calcext:value-type="string">
            <text:p>Carol Anne Freeling</text:p>
          </table:table-cell>
          <table:table-cell table:style-name="ce10" office:value-type="string" calcext:value-type="string">
            <text:p>Charles Foster Kane</text:p>
          </table:table-cell>
          <table:table-cell table:style-name="ce10"/>
          <table:table-cell table:style-name="ce18"/>
        </table:table-row>
        <table:table-row table:style-name="ro2">
          <table:table-cell table:style-name="ce4" office:value-type="string" calcext:value-type="string">
            <text:p>Charlotte Vale</text:p>
          </table:table-cell>
          <table:table-cell table:style-name="ce10" office:value-type="string" calcext:value-type="string">
            <text:p>Clyde Barrow</text:p>
          </table:table-cell>
          <table:table-cell table:style-name="ce10" office:value-type="string" calcext:value-type="string">
            <text:p>Cole Sear</text:p>
          </table:table-cell>
          <table:table-cell table:style-name="ce10" office:value-type="string" calcext:value-type="string">
            <text:p>Col. Nathan R. Jessup</text:p>
          </table:table-cell>
          <table:table-cell table:style-name="ce10" office:value-type="string" calcext:value-type="string">
            <text:p>Count Dracula</text:p>
          </table:table-cell>
          <table:table-cell table:style-name="ce10"/>
          <table:table-cell table:style-name="ce18"/>
        </table:table-row>
        <table:table-row table:style-name="ro2">
          <table:table-cell table:style-name="ce4" office:value-type="string" calcext:value-type="string">
            <text:p>Customer</text:p>
          </table:table-cell>
          <table:table-cell table:style-name="ce10" office:value-type="string" calcext:value-type="string">
            <text:p>Dave Bowman</text:p>
          </table:table-cell>
          <table:table-cell table:style-name="ce10" office:value-type="string" calcext:value-type="string">
            <text:p>Det. Robert Thorn</text:p>
          </table:table-cell>
          <table:table-cell table:style-name="ce10" office:value-type="string" calcext:value-type="string">
            <text:p>Dexter</text:p>
          </table:table-cell>
          <table:table-cell table:style-name="ce10" office:value-type="string" calcext:value-type="string">
            <text:p>Dorothy Boyd</text:p>
          </table:table-cell>
          <table:table-cell table:style-name="ce10"/>
          <table:table-cell table:style-name="ce18"/>
        </table:table-row>
        <table:table-row table:style-name="ro2">
          <table:table-cell table:style-name="ce4" office:value-type="string" calcext:value-type="string">
            <text:p>Dorothy Gale</text:p>
          </table:table-cell>
          <table:table-cell table:style-name="ce10" office:value-type="string" calcext:value-type="string">
            <text:p>Dr. Christian Szell</text:p>
          </table:table-cell>
          <table:table-cell table:style-name="ce10" office:value-type="string" calcext:value-type="string">
            <text:p>E.T.</text:p>
          </table:table-cell>
          <table:table-cell table:style-name="ce10" office:value-type="string" calcext:value-type="string">
            <text:p>Ethel Thayer</text:p>
          </table:table-cell>
          <table:table-cell table:style-name="ce10" office:value-type="string" calcext:value-type="string">
            <text:p>Fanny Brice</text:p>
          </table:table-cell>
          <table:table-cell table:style-name="ce10"/>
          <table:table-cell table:style-name="ce18"/>
        </table:table-row>
        <table:table-row table:style-name="ro2">
          <table:table-cell table:style-name="ce4" office:value-type="string" calcext:value-type="string">
            <text:p>Forrest Gump</text:p>
          </table:table-cell>
          <table:table-cell table:style-name="ce10" office:value-type="string" calcext:value-type="string">
            <text:p>George M. Cohan</text:p>
          </table:table-cell>
          <table:table-cell table:style-name="ce10" office:value-type="string" calcext:value-type="string">
            <text:p>George Taylor</text:p>
          </table:table-cell>
          <table:table-cell table:style-name="ce10" office:value-type="string" calcext:value-type="string">
            <text:p>Gollum</text:p>
          </table:table-cell>
          <table:table-cell table:style-name="ce10" office:value-type="string" calcext:value-type="string">
            <text:p>Gordon Gekko</text:p>
          </table:table-cell>
          <table:table-cell table:style-name="ce10"/>
          <table:table-cell table:style-name="ce18"/>
        </table:table-row>
        <table:table-row table:style-name="ro2">
          <table:table-cell table:style-name="ce4" office:value-type="string" calcext:value-type="string">
            <text:p>Grusinskaya</text:p>
          </table:table-cell>
          <table:table-cell table:style-name="ce10" office:value-type="string" calcext:value-type="string">
            <text:p>Hannibal Lecter</text:p>
          </table:table-cell>
          <table:table-cell table:style-name="ce10" office:value-type="string" calcext:value-type="string">
            <text:p>Han Solo</text:p>
          </table:table-cell>
          <table:table-cell table:style-name="ce10" office:value-type="string" calcext:value-type="string">
            <text:p>Harry Callahan</text:p>
          </table:table-cell>
          <table:table-cell table:style-name="ce10" office:value-type="string" calcext:value-type="string">
            <text:p>Henry Frankenstein</text:p>
          </table:table-cell>
          <table:table-cell table:style-name="ce10"/>
          <table:table-cell table:style-name="ce18"/>
        </table:table-row>
        <table:table-row table:style-name="ro2">
          <table:table-cell table:style-name="ce4" office:value-type="string" calcext:value-type="string">
            <text:p>Howard Beale</text:p>
          </table:table-cell>
          <table:table-cell table:style-name="ce10" office:value-type="string" calcext:value-type="string">
            <text:p>Ilsa Lund</text:p>
          </table:table-cell>
          <table:table-cell table:style-name="ce10" office:value-type="string" calcext:value-type="string">
            <text:p>Jack Dawson</text:p>
          </table:table-cell>
          <table:table-cell table:style-name="ce10" office:value-type="string" calcext:value-type="string">
            <text:p>Jack Torrance</text:p>
          </table:table-cell>
          <table:table-cell table:style-name="ce10" office:value-type="string" calcext:value-type="string">
            <text:p>Jakie Rabinowitz/Jack Robin</text:p>
          </table:table-cell>
          <table:table-cell table:style-name="ce10"/>
          <table:table-cell table:style-name="ce18"/>
        </table:table-row>
        <table:table-row table:style-name="ro2">
          <table:table-cell table:style-name="ce4" office:value-type="string" calcext:value-type="string">
            <text:p>James Bond</text:p>
          </table:table-cell>
          <table:table-cell table:style-name="ce10" office:value-type="string" calcext:value-type="string">
            <text:p>Jennifer Cavilleri Barrett</text:p>
          </table:table-cell>
          <table:table-cell table:style-name="ce10" office:value-type="string" calcext:value-type="string">
            <text:p>Jim Lovell</text:p>
          </table:table-cell>
          <table:table-cell table:style-name="ce10" office:value-type="string" calcext:value-type="string">
            <text:p>Jimmy Dugan</text:p>
          </table:table-cell>
          <table:table-cell table:style-name="ce10" office:value-type="string" calcext:value-type="string">
            <text:p>Joan Crawford</text:p>
          </table:table-cell>
          <table:table-cell table:style-name="ce10"/>
          <table:table-cell table:style-name="ce18"/>
        </table:table-row>
        <table:table-row table:style-name="ro2">
          <table:table-cell table:style-name="ce4" office:value-type="string" calcext:value-type="string">
            <text:p>Joey Starrett</text:p>
          </table:table-cell>
          <table:table-cell table:style-name="ce10" office:value-type="string" calcext:value-type="string">
            <text:p>John Keating</text:p>
          </table:table-cell>
          <table:table-cell table:style-name="ce10" office:value-type="string" calcext:value-type="string">
            <text:p>Johnny Castle</text:p>
          </table:table-cell>
          <table:table-cell table:style-name="ce10" office:value-type="string" calcext:value-type="string">
            <text:p>Julian Marsh</text:p>
          </table:table-cell>
          <table:table-cell table:style-name="ce10" office:value-type="string" calcext:value-type="string">
            <text:p>Knute Rockne</text:p>
          </table:table-cell>
          <table:table-cell table:style-name="ce10"/>
          <table:table-cell table:style-name="ce18"/>
        </table:table-row>
        <table:table-row table:style-name="ro2">
          <table:table-cell table:style-name="ce4" office:value-type="string" calcext:value-type="string">
            <text:p>Lady Lou</text:p>
          </table:table-cell>
          <table:table-cell table:style-name="ce10" office:value-type="string" calcext:value-type="string">
            <text:p>Lawrence Walsh</text:p>
          </table:table-cell>
          <table:table-cell table:style-name="ce10" office:value-type="string" calcext:value-type="string">
            <text:p>Loretta Castorini</text:p>
          </table:table-cell>
          <table:table-cell table:style-name="ce10" office:value-type="string" calcext:value-type="string">
            <text:p>Lou Gehrig</text:p>
          </table:table-cell>
          <table:table-cell table:style-name="ce10" office:value-type="string" calcext:value-type="string">
            <text:p>Lt. Col. Bill Kilgore</text:p>
          </table:table-cell>
          <table:table-cell table:style-name="ce10"/>
          <table:table-cell table:style-name="ce18"/>
        </table:table-row>
        <table:table-row table:style-name="ro2">
          <table:table-cell table:style-name="ce4" office:value-type="string" calcext:value-type="string">
            <text:p>Mame Dennis</text:p>
          </table:table-cell>
          <table:table-cell table:style-name="ce10" office:value-type="string" calcext:value-type="string">
            <text:p>Margo Channing</text:p>
          </table:table-cell>
          <table:table-cell table:style-name="ce10" office:value-type="string" calcext:value-type="string">
            <text:p>Martin Brody</text:p>
          </table:table-cell>
          <table:table-cell table:style-name="ce10" office:value-type="string" calcext:value-type="string">
            <text:p>Michael Corleone</text:p>
          </table:table-cell>
          <table:table-cell table:style-name="ce10" office:value-type="string" calcext:value-type="string">
            <text:p>Mr. Maguire</text:p>
          </table:table-cell>
          <table:table-cell table:style-name="ce10"/>
          <table:table-cell table:style-name="ce18"/>
        </table:table-row>
        <table:table-row table:style-name="ro2">
          <table:table-cell table:style-name="ce4" office:value-type="string" calcext:value-type="string">
            <text:p>Norma Desmond</text:p>
          </table:table-cell>
          <table:table-cell table:style-name="ce10" office:value-type="string" calcext:value-type="string">
            <text:p>Norman Bates</text:p>
          </table:table-cell>
          <table:table-cell table:style-name="ce10" office:value-type="string" calcext:value-type="string">
            <text:p>Oliver</text:p>
          </table:table-cell>
          <table:table-cell table:style-name="ce10" office:value-type="string" calcext:value-type="string">
            <text:p>Osgood Fielding III</text:p>
          </table:table-cell>
          <table:table-cell table:style-name="ce10" office:value-type="string" calcext:value-type="string">
            <text:p>President Merkin Muffley</text:p>
          </table:table-cell>
          <table:table-cell table:style-name="ce10"/>
          <table:table-cell table:style-name="ce18"/>
        </table:table-row>
        <table:table-row table:style-name="ro2">
          <table:table-cell table:style-name="ce4" office:value-type="string" calcext:value-type="string">
            <text:p>Rhett Butler</text:p>
          </table:table-cell>
          <table:table-cell table:style-name="ce10" office:value-type="string" calcext:value-type="string">
            <text:p>Rick Blaine</text:p>
          </table:table-cell>
          <table:table-cell table:style-name="ce10" office:value-type="string" calcext:value-type="string">
            <text:p>Rocky Balboa</text:p>
          </table:table-cell>
          <table:table-cell table:style-name="ce10" office:value-type="string" calcext:value-type="string">
            <text:p>Rod Tidwell</text:p>
          </table:table-cell>
          <table:table-cell table:style-name="ce10" office:value-type="string" calcext:value-type="string">
            <text:p>Rosa Moline</text:p>
          </table:table-cell>
          <table:table-cell table:style-name="ce10"/>
          <table:table-cell table:style-name="ce18"/>
        </table:table-row>
        <table:table-row table:style-name="ro2">
          <table:table-cell table:style-name="ce4" office:value-type="string" calcext:value-type="string">
            <text:p>Sam Spade</text:p>
          </table:table-cell>
          <table:table-cell table:style-name="ce10" office:value-type="string" calcext:value-type="string">
            <text:p>Sherlock Holmes</text:p>
          </table:table-cell>
          <table:table-cell table:style-name="ce10" office:value-type="string" calcext:value-type="string">
            <text:p>Shoeless Joe Jackson</text:p>
          </table:table-cell>
          <table:table-cell table:style-name="ce10" office:value-type="string" calcext:value-type="string">
            <text:p>Sonny Wortzik</text:p>
          </table:table-cell>
          <table:table-cell table:style-name="ce10" office:value-type="string" calcext:value-type="string">
            <text:p>Stanley Kowalski</text:p>
          </table:table-cell>
          <table:table-cell table:style-name="ce10"/>
          <table:table-cell table:style-name="ce18"/>
        </table:table-row>
        <table:table-row table:style-name="ro2">
          <table:table-cell table:style-name="ce4" office:value-type="string" calcext:value-type="string">
            <text:p>Ted Striker and Dr. Rumack</text:p>
          </table:table-cell>
          <table:table-cell table:style-name="ce10" office:value-type="string" calcext:value-type="string">
            <text:p>Terry Malloy</text:p>
          </table:table-cell>
          <table:table-cell table:style-name="ce10" office:value-type="string" calcext:value-type="string">
            <text:p>The Terminator</text:p>
          </table:table-cell>
          <table:table-cell table:style-name="ce10" office:value-type="string" calcext:value-type="string">
            <text:p>Tony Montana</text:p>
          </table:table-cell>
          <table:table-cell table:style-name="ce10" office:value-type="string" calcext:value-type="string">
            <text:p>Travis Bickle</text:p>
          </table:table-cell>
          <table:table-cell table:style-name="ce10"/>
          <table:table-cell table:style-name="ce18"/>
        </table:table-row>
        <table:table-row table:style-name="ro2">
          <table:table-cell table:style-name="ce4" office:value-type="string" calcext:value-type="string">
            <text:p>Virgil Tibbs</text:p>
          </table:table-cell>
          <table:table-cell table:style-name="ce10" office:value-type="string" calcext:value-type="string">
            <text:p>Vito Corleone</text:p>
          </table:table-cell>
          <table:table-cell table:style-name="ce10" office:value-type="string" calcext:value-type="string">
            <text:p>Wicked Witch of the West</text:p>
          </table:table-cell>
          <table:table-cell table:style-name="ce10" table:number-columns-repeated="3"/>
          <table:table-cell table:style-name="ce18"/>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1" office:value-type="string" calcext:value-type="string">
            <text:p>PROPERTY NAME</text:p>
          </table:table-cell>
          <table:table-cell table:style-name="ce11" office:value-type="string" calcext:value-type="string">
            <text:p>RATE THE RELEVANCE OF THE PROPERTY</text:p>
          </table:table-cell>
          <table:table-cell table:style-name="ce11" office:value-type="string" calcext:value-type="string">
            <text:p>IS THIS PROPERTY NAME A CORRECT LABEL? (mark with X)</text:p>
          </table:table-cell>
          <table:table-cell table:style-name="ce11" office:value-type="string" calcext:value-type="string">
            <text:p>EXAMPLE 1</text:p>
          </table:table-cell>
          <table:table-cell table:style-name="ce11" office:value-type="string" calcext:value-type="string">
            <text:p>EXAMPLE 2</text:p>
          </table:table-cell>
          <table:table-cell table:style-name="ce19"/>
        </table:table-row>
        <table:table-row table:style-name="ro1">
          <table:table-cell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number-columns-repeated="4"/>
          <table:table-cell table:formula="of:=HYPERLINK(&quot;http://goo.gl/TCjd7M&quot;;&quot;View More&quot;)" office:value-type="string" office:string-value="View More" calcext:value-type="string">
            <text:p>View More</text:p>
          </table:table-cell>
        </table:table-row>
        <table:table-row table:style-name="ro2">
          <table:table-cell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number-columns-repeated="2"/>
          <table:table-cell office:value-type="string" calcext:value-type="string">
            <text:p>a person has Name Ælle</text:p>
          </table:table-cell>
          <table:table-cell office:value-type="string" calcext:value-type="string">
            <text:p>a politician has Name Goncz, Arpad</text:p>
          </table:table-cell>
          <table:table-cell table:formula="of:=HYPERLINK(&quot;http://goo.gl/Xt2Jpo&quot;;&quot;View More&quot;)" office:value-type="string" office:string-value="View More" calcext:value-type="string">
            <text:p>View More</text:p>
          </table:table-cell>
        </table:table-row>
        <table:table-row table:style-name="ro2">
          <table:table-cell table:formula="of:=HYPERLINK(&quot;http://dbpedia.org/property/starring&quot;)" office:value-type="string" office:string-value="http://dbpedia.org/property/starring" calcext:value-type="string">
            <text:p>http://dbpedia.org/property/starring</text:p>
          </table:table-cell>
          <table:table-cell office:value-type="string" calcext:value-type="string">
            <text:p>starring</text:p>
          </table:table-cell>
          <table:table-cell table:number-columns-repeated="2"/>
          <table:table-cell office:value-type="string" calcext:value-type="string">
            <text:p>a movie has starring Michelle Trachtenberg (an entity of type person)</text:p>
          </table:table-cell>
          <table:table-cell office:value-type="string" calcext:value-type="string">
            <text:p>a movie has starring John Abraham (actor) (an entity of type person)</text:p>
          </table:table-cell>
          <table:table-cell table:formula="of:=HYPERLINK(&quot;http://goo.gl/sTkFM1&quot;;&quot;View More&quot;)" office:value-type="string" office:string-value="View More" calcext:value-type="string">
            <text:p>View More</text:p>
          </table:table-cell>
        </table:table-row>
        <table:table-row table:style-name="ro1">
          <table:table-cell table:formula="of:=HYPERLINK(&quot;http://dbpedia.org/ontology/starring&quot;)" office:value-type="string" office:string-value="http://dbpedia.org/ontology/starring" calcext:value-type="string">
            <text:p>http://dbpedia.org/ontology/starring</text:p>
          </table:table-cell>
          <table:table-cell office:value-type="string" calcext:value-type="string">
            <text:p>starring</text:p>
          </table:table-cell>
          <table:table-cell table:number-columns-repeated="2"/>
          <table:table-cell office:value-type="string" calcext:value-type="string">
            <text:p>a movie has starring Megan Burns (an entity of type agent)</text:p>
          </table:table-cell>
          <table:table-cell office:value-type="string" calcext:value-type="string">
            <text:p>a movie has starring Debby Ryan (an entity of type person)</text:p>
          </table:table-cell>
          <table:table-cell table:formula="of:=HYPERLINK(&quot;http://goo.gl/j6IAd9&quot;;&quot;View More&quot;)" office:value-type="string" office:string-value="View More" calcext:value-type="string">
            <text:p>View More</text:p>
          </table:table-cell>
        </table:table-row>
        <table:table-row table:style-name="ro1">
          <table:table-cell table:style-name="ce6" table:formula="of:=HYPERLINK(&quot;http://dbpedia.org/property/quote&quot;)" office:value-type="string" office:string-value="http://dbpedia.org/property/quote" calcext:value-type="string">
            <text:p>http://dbpedia.org/property/quote</text:p>
          </table:table-cell>
          <table:table-cell table:style-name="ce12" office:value-type="string" calcext:value-type="string">
            <text:p>quote</text:p>
          </table:table-cell>
          <table:table-cell table:style-name="ce12" table:number-columns-repeated="2"/>
          <table:table-cell table:style-name="ce12" office:value-type="string" calcext:value-type="string">
            <text:p>a person has quote "Alex, I think, was the strongest. He has the most agility, the quickest release and the best shot...the leader of our line"</text:p>
          </table:table-cell>
          <table:table-cell table:style-name="ce12" office:value-type="string" calcext:value-type="string">
            <text:p>a Band has quote It seems preposterous now, but at the time, people seemed overly concerned about the literal meaning of our lyrics. I know we never discussed it amongst ourselves. Lyrics seemed a necessity, so we had them, but the subject matter was an extension of our interests — not part of a political or aesthetic battle plan. The lyrics were subject to change at whim once the subject had been decided on anyway. Anybody who thinks we overstepped the playground perimeter of lyrical decency <text:s/>is a pure mental dolt, and should step forward and put his tongue up my ass. What we sing about is none of your business anyway.</text:p>
          </table:table-cell>
          <table:table-cell table:style-name="ce20" table:formula="of:=HYPERLINK(&quot;http://goo.gl/TVXZkW&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8" office:value-type="string" calcext:value-type="string">
            <text:p>CONTEXT LABEL</text:p>
          </table:table-cell>
          <table:table-cell table:style-name="ce8" table:number-columns-repeated="4"/>
          <table:table-cell table:style-name="ce15"/>
        </table:table-row>
        <table:table-row table:style-name="ro1">
          <table:table-cell office:value-type="float" office:value="1560839038" calcext:value-type="float">
            <text:p>1560839038</text:p>
          </table:table-cell>
          <table:table-cell office:value-type="string" calcext:value-type="string">
            <text:p>movies</text:p>
          </table:table-cell>
          <table:table-cell table:number-columns-repeated="5"/>
        </table:table-row>
        <table:table-row table:style-name="ro1">
          <table:table-cell table:style-name="ce3" office:value-type="string" calcext:value-type="string">
            <text:p>GROUP VALUES</text:p>
          </table:table-cell>
          <table:table-cell table:style-name="ce9" table:number-columns-repeated="5"/>
          <table:table-cell table:style-name="ce17"/>
        </table:table-row>
        <table:table-row table:style-name="ro1">
          <table:table-cell table:style-name="ce4" office:value-type="string" calcext:value-type="string">
            <text:p>20th Century Fox</text:p>
          </table:table-cell>
          <table:table-cell table:style-name="ce10" office:value-type="string" calcext:value-type="string">
            <text:p>Allied Artists</text:p>
          </table:table-cell>
          <table:table-cell table:style-name="ce10" office:value-type="string" calcext:value-type="string">
            <text:p>Columbia</text:p>
          </table:table-cell>
          <table:table-cell table:style-name="ce10" office:value-type="string" calcext:value-type="string">
            <text:p>Columbia Pictures</text:p>
          </table:table-cell>
          <table:table-cell table:style-name="ce10" office:value-type="string" calcext:value-type="string">
            <text:p>Disney</text:p>
          </table:table-cell>
          <table:table-cell table:style-name="ce10"/>
          <table:table-cell table:style-name="ce18"/>
        </table:table-row>
        <table:table-row table:style-name="ro2">
          <table:table-cell table:style-name="ce4" office:value-type="string" calcext:value-type="string">
            <text:p>Pixal</text:p>
          </table:table-cell>
          <table:table-cell table:style-name="ce10" office:value-type="string" calcext:value-type="string">
            <text:p>DreamWorks</text:p>
          </table:table-cell>
          <table:table-cell table:style-name="ce10" office:value-type="string" calcext:value-type="string">
            <text:p>Horizon</text:p>
          </table:table-cell>
          <table:table-cell table:style-name="ce10" office:value-type="string" calcext:value-type="string">
            <text:p>Columbia</text:p>
          </table:table-cell>
          <table:table-cell table:style-name="ce10" office:value-type="string" calcext:value-type="string">
            <text:p>ITC Entertainment</text:p>
          </table:table-cell>
          <table:table-cell table:style-name="ce10"/>
          <table:table-cell table:style-name="ce18"/>
        </table:table-row>
        <table:table-row table:style-name="ro2">
          <table:table-cell table:style-name="ce4" office:value-type="string" calcext:value-type="string">
            <text:p>Metro-Goldwyn-Mayer</text:p>
          </table:table-cell>
          <table:table-cell table:style-name="ce10" office:value-type="string" calcext:value-type="string">
            <text:p>Miramax</text:p>
          </table:table-cell>
          <table:table-cell table:style-name="ce10" office:value-type="string" calcext:value-type="string">
            <text:p>New Line Cinema</text:p>
          </table:table-cell>
          <table:table-cell table:style-name="ce10" office:value-type="string" calcext:value-type="string">
            <text:p>Orion Pictures</text:p>
          </table:table-cell>
          <table:table-cell table:style-name="ce10" office:value-type="string" calcext:value-type="string">
            <text:p>Paramount</text:p>
          </table:table-cell>
          <table:table-cell table:style-name="ce10"/>
          <table:table-cell table:style-name="ce18"/>
        </table:table-row>
        <table:table-row table:style-name="ro1">
          <table:table-cell table:style-name="ce4" office:value-type="string" calcext:value-type="string">
            <text:p>RKO</text:p>
          </table:table-cell>
          <table:table-cell table:style-name="ce10" office:value-type="string" calcext:value-type="string">
            <text:p>Triangle</text:p>
          </table:table-cell>
          <table:table-cell table:style-name="ce10" office:value-type="string" calcext:value-type="string">
            <text:p>United Artists</text:p>
          </table:table-cell>
          <table:table-cell table:style-name="ce10" office:value-type="string" calcext:value-type="string">
            <text:p>Universal</text:p>
          </table:table-cell>
          <table:table-cell table:style-name="ce10" office:value-type="string" calcext:value-type="string">
            <text:p>Warner Brothers</text:p>
          </table:table-cell>
          <table:table-cell table:style-name="ce10"/>
          <table:table-cell table:style-name="ce18"/>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1" office:value-type="string" calcext:value-type="string">
            <text:p>PROPERTY NAME</text:p>
          </table:table-cell>
          <table:table-cell table:style-name="ce11" office:value-type="string" calcext:value-type="string">
            <text:p>RATE THE RELEVANCE OF THE PROPERTY</text:p>
          </table:table-cell>
          <table:table-cell table:style-name="ce11" office:value-type="string" calcext:value-type="string">
            <text:p>IS THIS PROPERTY NAME A CORRECT LABEL? (mark with X)</text:p>
          </table:table-cell>
          <table:table-cell table:style-name="ce11" office:value-type="string" calcext:value-type="string">
            <text:p>EXAMPLE 1</text:p>
          </table:table-cell>
          <table:table-cell table:style-name="ce11" office:value-type="string" calcext:value-type="string">
            <text:p>EXAMPLE 2</text:p>
          </table:table-cell>
          <table:table-cell table:style-name="ce19"/>
        </table:table-row>
        <table:table-row table:style-name="ro2">
          <table:table-cell table:formula="of:=HYPERLINK(&quot;http://dbpedia.org/property/studio&quot;)" office:value-type="string" office:string-value="http://dbpedia.org/property/studio" calcext:value-type="string">
            <text:p>http://dbpedia.org/property/studio</text:p>
          </table:table-cell>
          <table:table-cell office:value-type="string" calcext:value-type="string">
            <text:p>studio</text:p>
          </table:table-cell>
          <table:table-cell table:number-columns-repeated="2"/>
          <table:table-cell office:value-type="string" calcext:value-type="string">
            <text:p>a movie has studio Relativity Media (an entity of type agent)</text:p>
          </table:table-cell>
          <table:table-cell office:value-type="string" calcext:value-type="string">
            <text:p>a movie has studio Claussen &amp; Wöbke Filmproduktion GmbH</text:p>
          </table:table-cell>
          <table:table-cell table:formula="of:=HYPERLINK(&quot;http://goo.gl/jfsKea&quot;;&quot;View More&quot;)" office:value-type="string" office:string-value="View More" calcext:value-type="string">
            <text:p>View More</text:p>
          </table:table-cell>
        </table:table-row>
        <table:table-row table:style-name="ro2">
          <table:table-cell table:formula="of:=HYPERLINK(&quot;http://dbpedia.org/property/distributor&quot;)" office:value-type="string" office:string-value="http://dbpedia.org/property/distributor" calcext:value-type="string">
            <text:p>http://dbpedia.org/property/distributor</text:p>
          </table:table-cell>
          <table:table-cell office:value-type="string" calcext:value-type="string">
            <text:p>distributor</text:p>
          </table:table-cell>
          <table:table-cell table:number-columns-repeated="2"/>
          <table:table-cell office:value-type="string" calcext:value-type="string">
            <text:p>a work has distributor Red Light District Video (an entity of type organisation)</text:p>
          </table:table-cell>
          <table:table-cell office:value-type="string" calcext:value-type="string">
            <text:p>a work has distributor Walt Disney Studios Motion Pictures (an entity of type company)</text:p>
          </table:table-cell>
          <table:table-cell table:formula="of:=HYPERLINK(&quot;http://goo.gl/Lpl4hA&quot;;&quot;View More&quot;)" office:value-type="string" office:string-value="View More" calcext:value-type="string">
            <text:p>View More</text:p>
          </table:table-cell>
        </table:table-row>
        <table:table-row table:style-name="ro2">
          <table:table-cell table:formula="of:=HYPERLINK(&quot;http://dbpedia.org/ontology/distributor&quot;)" office:value-type="string" office:string-value="http://dbpedia.org/ontology/distributor" calcext:value-type="string">
            <text:p>http://dbpedia.org/ontology/distributor</text:p>
          </table:table-cell>
          <table:table-cell office:value-type="string" calcext:value-type="string">
            <text:p>distributor</text:p>
          </table:table-cell>
          <table:table-cell table:number-columns-repeated="2"/>
          <table:table-cell office:value-type="string" calcext:value-type="string">
            <text:p>a video game has distributor Fox Interactive (an entity of type company)</text:p>
          </table:table-cell>
          <table:table-cell office:value-type="string" calcext:value-type="string">
            <text:p>a work has distributor Fox Interactive (an entity of type organisation)</text:p>
          </table:table-cell>
          <table:table-cell table:formula="of:=HYPERLINK(&quot;http://goo.gl/Ewa45G&quot;;&quot;View More&quot;)" office:value-type="string" office:string-value="View More" calcext:value-type="string">
            <text:p>View More</text:p>
          </table:table-cell>
        </table:table-row>
        <table:table-row table:style-name="ro2">
          <table:table-cell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n album has producer Jack Richardson (record producer) (an entity of type person)</text:p>
          </table:table-cell>
          <table:table-cell office:value-type="string" calcext:value-type="string">
            <text:p>a work has producer Christian Colson (an entity of type agent)</text:p>
          </table:table-cell>
          <table:table-cell table:formula="of:=HYPERLINK(&quot;http://goo.gl/0ABxon&quot;;&quot;View More&quot;)" office:value-type="string" office:string-value="View More" calcext:value-type="string">
            <text:p>View More</text:p>
          </table:table-cell>
        </table:table-row>
        <table:table-row table:style-name="ro2">
          <table:table-cell table:formula="of:=HYPERLINK(&quot;http://dbpedia.org/ontology/producer&quot;)" office:value-type="string" office:string-value="http://dbpedia.org/ontology/producer" calcext:value-type="string">
            <text:p>http://dbpedia.org/ontology/producer</text:p>
          </table:table-cell>
          <table:table-cell office:value-type="string" calcext:value-type="string">
            <text:p>producer</text:p>
          </table:table-cell>
          <table:table-cell table:number-columns-repeated="2"/>
          <table:table-cell office:value-type="string" calcext:value-type="string">
            <text:p>an album has producer Armin van Buuren (an entity of type musical artist)</text:p>
          </table:table-cell>
          <table:table-cell office:value-type="string" calcext:value-type="string">
            <text:p>a movie has producer John Herzfeld (an entity of type person)</text:p>
          </table:table-cell>
          <table:table-cell table:formula="of:=HYPERLINK(&quot;http://goo.gl/REE7Sy&quot;;&quot;View More&quot;)" office:value-type="string" office:string-value="View More" calcext:value-type="string">
            <text:p>View More</text:p>
          </table:table-cell>
        </table:table-row>
        <table:table-row table:style-name="ro2">
          <table:table-cell table:formula="of:=HYPERLINK(&quot;http://dbpedia.org/property/productionCompany&quot;)" office:value-type="string" office:string-value="http://dbpedia.org/property/productionCompany" calcext:value-type="string">
            <text:p>http://dbpedia.org/property/productionCompany</text:p>
          </table:table-cell>
          <table:table-cell office:value-type="string" calcext:value-type="string">
            <text:p>productionCompany</text:p>
          </table:table-cell>
          <table:table-cell table:number-columns-repeated="2"/>
          <table:table-cell office:value-type="string" calcext:value-type="string">
            <text:p>a work has production company Jeff Franklin Productions (an entity of type agent)</text:p>
          </table:table-cell>
          <table:table-cell office:value-type="string" calcext:value-type="string">
            <text:p>a television show has production company Warner Bros. Television (an entity of type company)</text:p>
          </table:table-cell>
          <table:table-cell table:formula="of:=HYPERLINK(&quot;http://goo.gl/H9QfEb&quot;;&quot;View More&quot;)" office:value-type="string" office:string-value="View More" calcext:value-type="string">
            <text:p>View More</text:p>
          </table:table-cell>
        </table:table-row>
        <table:table-row table:style-name="ro2">
          <table:table-cell table:formula="of:=HYPERLINK(&quot;http://dbpedia.org/property/distributedBy&quot;)" office:value-type="string" office:string-value="http://dbpedia.org/property/distributedBy" calcext:value-type="string">
            <text:p>http://dbpedia.org/property/distributedBy</text:p>
          </table:table-cell>
          <table:table-cell office:value-type="string" calcext:value-type="string">
            <text:p>distributedBy</text:p>
          </table:table-cell>
          <table:table-cell table:number-columns-repeated="2"/>
          <table:table-cell office:value-type="string" calcext:value-type="string">
            <text:p>a work has distributed by Universal Studios (an entity of type agent)</text:p>
          </table:table-cell>
          <table:table-cell office:value-type="string" calcext:value-type="string">
            <text:p>a movie has distributed by New Line Cinema (an entity of type organisation)</text:p>
          </table:table-cell>
          <table:table-cell table:formula="of:=HYPERLINK(&quot;http://goo.gl/yhUkwh&quot;;&quot;View More&quot;)" office:value-type="string" office:string-value="View More" calcext:value-type="string">
            <text:p>View More</text:p>
          </table:table-cell>
        </table:table-row>
        <table:table-row table:style-name="ro2">
          <table:table-cell table:formula="of:=HYPERLINK(&quot;http://dbpedia.org/ontology/owningCompany&quot;)" office:value-type="string" office:string-value="http://dbpedia.org/ontology/owningCompany" calcext:value-type="string">
            <text:p>http://dbpedia.org/ontology/owningCompany</text:p>
          </table:table-cell>
          <table:table-cell office:value-type="string" calcext:value-type="string">
            <text:p>owningCompany</text:p>
          </table:table-cell>
          <table:table-cell table:number-columns-repeated="2"/>
          <table:table-cell office:value-type="string" calcext:value-type="string">
            <text:p>an agent has owning company NBCUniversal (an entity of type company)</text:p>
          </table:table-cell>
          <table:table-cell office:value-type="string" calcext:value-type="string">
            <text:p>an agent has owning company Thales Group (an entity of type company)</text:p>
          </table:table-cell>
          <table:table-cell table:formula="of:=HYPERLINK(&quot;http://goo.gl/vPnP3E&quot;;&quot;View More&quot;)" office:value-type="string" office:string-value="View More" calcext:value-type="string">
            <text:p>View More</text:p>
          </table:table-cell>
        </table:table-row>
        <table:table-row table:style-name="ro2">
          <table:table-cell table:formula="of:=HYPERLINK(&quot;http://dbpedia.org/property/owner&quot;)" office:value-type="string" office:string-value="http://dbpedia.org/property/owner" calcext:value-type="string">
            <text:p>http://dbpedia.org/property/owner</text:p>
          </table:table-cell>
          <table:table-cell office:value-type="string" calcext:value-type="string">
            <text:p>owner</text:p>
          </table:table-cell>
          <table:table-cell table:number-columns-repeated="2"/>
          <table:table-cell office:value-type="string" calcext:value-type="string">
            <text:p>a company has owner Renco Group (an entity of type company)</text:p>
          </table:table-cell>
          <table:table-cell office:value-type="string" calcext:value-type="string">
            <text:p>an agent has owner Namco Bandai Holdings (an entity of type organisation)</text:p>
          </table:table-cell>
          <table:table-cell table:formula="of:=HYPERLINK(&quot;http://goo.gl/mskdHZ&quot;;&quot;View More&quot;)" office:value-type="string" office:string-value="View More" calcext:value-type="string">
            <text:p>View More</text:p>
          </table:table-cell>
        </table:table-row>
        <table:table-row table:style-name="ro2">
          <table:table-cell table:formula="of:=HYPERLINK(&quot;http://dbpedia.org/property/distributors&quot;)" office:value-type="string" office:string-value="http://dbpedia.org/property/distributors" calcext:value-type="string">
            <text:p>http://dbpedia.org/property/distributors</text:p>
          </table:table-cell>
          <table:table-cell office:value-type="string" calcext:value-type="string">
            <text:p>distributors</text:p>
          </table:table-cell>
          <table:table-cell table:number-columns-repeated="2"/>
          <table:table-cell office:value-type="string" calcext:value-type="string">
            <text:p>a movie has distributors Mirchi Movies Limited</text:p>
          </table:table-cell>
          <table:table-cell office:value-type="string" calcext:value-type="string">
            <text:p>a work has distributors Paramount Pictures (an entity of type company)</text:p>
          </table:table-cell>
          <table:table-cell table:formula="of:=HYPERLINK(&quot;http://goo.gl/UbJtzb&quot;;&quot;View More&quot;)" office:value-type="string" office:string-value="View More" calcext:value-type="string">
            <text:p>View More</text:p>
          </table:table-cell>
        </table:table-row>
        <table:table-row table:style-name="ro2">
          <table:table-cell table:style-name="ce6" table:formula="of:=HYPERLINK(&quot;http://dbpedia.org/property/network&quot;)" office:value-type="string" office:string-value="http://dbpedia.org/property/network" calcext:value-type="string">
            <text:p>http://dbpedia.org/property/network</text:p>
          </table:table-cell>
          <table:table-cell table:style-name="ce12" office:value-type="string" calcext:value-type="string">
            <text:p>network</text:p>
          </table:table-cell>
          <table:table-cell table:style-name="ce12" table:number-columns-repeated="2"/>
          <table:table-cell table:style-name="ce12" office:value-type="string" calcext:value-type="string">
            <text:p>an agent has network China Central Television (an entity of type organisation)</text:p>
          </table:table-cell>
          <table:table-cell table:style-name="ce12" office:value-type="string" calcext:value-type="string">
            <text:p>a television show has network ProSieben (an entity of type broadcast network)</text:p>
          </table:table-cell>
          <table:table-cell table:style-name="ce20" table:formula="of:=HYPERLINK(&quot;http://goo.gl/8QTWUr&quot;;&quot;View More&quot;)" office:value-type="string" office:string-value="View More" calcext:value-type="string">
            <text:p>View More</text:p>
          </table:table-cell>
        </table:table-row>
        <table:table-row table:style-name="ro1">
          <table:table-cell table:style-name="ce7"/>
          <table:table-cell table:number-columns-repeated="5"/>
          <table:table-cell table:style-name="ce7"/>
        </table:table-row>
        <table:table-row table:style-name="ro1">
          <table:table-cell table:style-name="ce1" office:value-type="string" calcext:value-type="string">
            <text:p>GROUP ID</text:p>
          </table:table-cell>
          <table:table-cell table:style-name="ce8" office:value-type="string" calcext:value-type="string">
            <text:p>CONTEXT LABEL</text:p>
          </table:table-cell>
          <table:table-cell table:style-name="ce8" table:number-columns-repeated="4"/>
          <table:table-cell table:style-name="ce15"/>
        </table:table-row>
        <table:table-row table:style-name="ro1">
          <table:table-cell office:value-type="float" office:value="1888395491" calcext:value-type="float">
            <text:p>1888395491</text:p>
          </table:table-cell>
          <table:table-cell office:value-type="string" calcext:value-type="string">
            <text:p>movies</text:p>
          </table:table-cell>
          <table:table-cell table:number-columns-repeated="5"/>
        </table:table-row>
        <table:table-row table:style-name="ro1">
          <table:table-cell table:style-name="ce3" office:value-type="string" calcext:value-type="string">
            <text:p>GROUP VALUES</text:p>
          </table:table-cell>
          <table:table-cell table:style-name="ce9" table:number-columns-repeated="5"/>
          <table:table-cell table:style-name="ce17"/>
        </table:table-row>
        <table:table-row table:style-name="ro2">
          <table:table-cell table:style-name="ce4" office:value-type="string" calcext:value-type="string">
            <text:p>Alexander Dovzhenko</text:p>
          </table:table-cell>
          <table:table-cell table:style-name="ce10" office:value-type="string" calcext:value-type="string">
            <text:p>Carl Theodor Dreyer</text:p>
          </table:table-cell>
          <table:table-cell table:style-name="ce10" office:value-type="string" calcext:value-type="string">
            <text:p>Charles Chaplin</text:p>
          </table:table-cell>
          <table:table-cell table:style-name="ce10" office:value-type="string" calcext:value-type="string">
            <text:p>D. W. Griffith</text:p>
          </table:table-cell>
          <table:table-cell table:style-name="ce10" office:value-type="string" calcext:value-type="string">
            <text:p>Erich von Stroheim</text:p>
          </table:table-cell>
          <table:table-cell table:style-name="ce10"/>
          <table:table-cell table:style-name="ce18"/>
        </table:table-row>
        <table:table-row table:style-name="ro2">
          <table:table-cell table:style-name="ce4" office:value-type="string" calcext:value-type="string">
            <text:p>F.W. Murnau</text:p>
          </table:table-cell>
          <table:table-cell table:style-name="ce10" office:value-type="string" calcext:value-type="string">
            <text:p>Jean Renoir</text:p>
          </table:table-cell>
          <table:table-cell table:style-name="ce10" office:value-type="string" calcext:value-type="string">
            <text:p>Orson Welles</text:p>
          </table:table-cell>
          <table:table-cell table:style-name="ce10" office:value-type="string" calcext:value-type="string">
            <text:p>Robert Wiene</text:p>
          </table:table-cell>
          <table:table-cell table:style-name="ce10" office:value-type="string" calcext:value-type="string">
            <text:p>Sergei Eisenstein</text:p>
          </table:table-cell>
          <table:table-cell table:style-name="ce10"/>
          <table:table-cell table:style-name="ce18"/>
        </table:table-row>
        <table:table-row table:style-name="ro2">
          <table:table-cell table:style-name="ce4" office:value-type="string" calcext:value-type="string">
            <text:p>Vittorio De Sica</text:p>
          </table:table-cell>
          <table:table-cell table:style-name="ce10" office:value-type="string" calcext:value-type="string">
            <text:p>Vsevolod Pudovkin</text:p>
          </table:table-cell>
          <table:table-cell table:style-name="ce10" table:number-columns-repeated="4"/>
          <table:table-cell table:style-name="ce18"/>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1" office:value-type="string" calcext:value-type="string">
            <text:p>PROPERTY NAME</text:p>
          </table:table-cell>
          <table:table-cell table:style-name="ce11" office:value-type="string" calcext:value-type="string">
            <text:p>RATE THE RELEVANCE OF THE PROPERTY</text:p>
          </table:table-cell>
          <table:table-cell table:style-name="ce11" office:value-type="string" calcext:value-type="string">
            <text:p>IS THIS PROPERTY NAME A CORRECT LABEL? (mark with X)</text:p>
          </table:table-cell>
          <table:table-cell table:style-name="ce11" office:value-type="string" calcext:value-type="string">
            <text:p>EXAMPLE 1</text:p>
          </table:table-cell>
          <table:table-cell table:style-name="ce11" office:value-type="string" calcext:value-type="string">
            <text:p>EXAMPLE 2</text:p>
          </table:table-cell>
          <table:table-cell table:style-name="ce19"/>
        </table:table-row>
        <table:table-row table:style-name="ro1">
          <table:table-cell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Adele (an entity of type artist)</text:p>
          </table:table-cell>
          <table:table-cell office:value-type="string" calcext:value-type="string">
            <text:p>an album has writer Tony Banks (musician) (an entity of type musical artist)</text:p>
          </table:table-cell>
          <table:table-cell table:formula="of:=HYPERLINK(&quot;http://goo.gl/k2JNWA&quot;;&quot;View More&quot;)" office:value-type="string" office:string-value="View More" calcext:value-type="string">
            <text:p>View More</text:p>
          </table:table-cell>
        </table:table-row>
        <table:table-row table:style-name="ro2">
          <table:table-cell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number-columns-repeated="2"/>
          <table:table-cell office:value-type="string" calcext:value-type="string">
            <text:p>a movie has director Rick Salomon (an entity of type person)</text:p>
          </table:table-cell>
          <table:table-cell office:value-type="string" calcext:value-type="string">
            <text:p>a work has director John Rich (director) (an entity of type agent)</text:p>
          </table:table-cell>
          <table:table-cell table:formula="of:=HYPERLINK(&quot;http://goo.gl/8qU9Wn&quot;;&quot;View More&quot;)" office:value-type="string" office:string-value="View More" calcext:value-type="string">
            <text:p>View More</text:p>
          </table:table-cell>
        </table:table-row>
        <table:table-row table:style-name="ro2">
          <table:table-cell table:formula="of:=HYPERLINK(&quot;http://dbpedia.org/ontology/director&quot;)" office:value-type="string" office:string-value="http://dbpedia.org/ontology/director" calcext:value-type="string">
            <text:p>http://dbpedia.org/ontology/director</text:p>
          </table:table-cell>
          <table:table-cell office:value-type="string" calcext:value-type="string">
            <text:p>director</text:p>
          </table:table-cell>
          <table:table-cell table:number-columns-repeated="2"/>
          <table:table-cell office:value-type="string" calcext:value-type="string">
            <text:p>a movie has director Pier Paolo Pasolini (an entity of type agent)</text:p>
          </table:table-cell>
          <table:table-cell office:value-type="string" calcext:value-type="string">
            <text:p>a work has director J. Lee Thompson (an entity of type agent)</text:p>
          </table:table-cell>
          <table:table-cell table:formula="of:=HYPERLINK(&quot;http://goo.gl/fSJld0&quot;;&quot;View More&quot;)" office:value-type="string" office:string-value="View More" calcext:value-type="string">
            <text:p>View More</text:p>
          </table:table-cell>
        </table:table-row>
        <table:table-row table:style-name="ro2">
          <table:table-cell table:style-name="ce6" table:formula="of:=HYPERLINK(&quot;http://dbpedia.org/ontology/writer&quot;)" office:value-type="string" office:string-value="http://dbpedia.org/ontology/writer" calcext:value-type="string">
            <text:p>http://dbpedia.org/ontology/writer</text:p>
          </table:table-cell>
          <table:table-cell table:style-name="ce12" office:value-type="string" calcext:value-type="string">
            <text:p>writer</text:p>
          </table:table-cell>
          <table:table-cell table:style-name="ce12" table:number-columns-repeated="2"/>
          <table:table-cell table:style-name="ce12" office:value-type="string" calcext:value-type="string">
            <text:p>a work has writer Rod Serling (an entity of type artist)</text:p>
          </table:table-cell>
          <table:table-cell table:style-name="ce12" office:value-type="string" calcext:value-type="string">
            <text:p>a movie has writer Susanne Bier (an entity of type agent)</text:p>
          </table:table-cell>
          <table:table-cell table:style-name="ce20" table:formula="of:=HYPERLINK(&quot;http://goo.gl/SSpilV&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8" office:value-type="string" calcext:value-type="string">
            <text:p>CONTEXT LABEL</text:p>
          </table:table-cell>
          <table:table-cell table:style-name="ce8" table:number-columns-repeated="4"/>
          <table:table-cell table:style-name="ce15"/>
        </table:table-row>
        <table:table-row table:style-name="ro1">
          <table:table-cell office:value-type="float" office:value="1802054300" calcext:value-type="float">
            <text:p>1802054300</text:p>
          </table:table-cell>
          <table:table-cell office:value-type="string" calcext:value-type="string">
            <text:p>music albums</text:p>
          </table:table-cell>
          <table:table-cell table:number-columns-repeated="5"/>
        </table:table-row>
        <table:table-row table:style-name="ro1">
          <table:table-cell table:style-name="ce3" office:value-type="string" calcext:value-type="string">
            <text:p>GROUP VALUES</text:p>
          </table:table-cell>
          <table:table-cell table:style-name="ce9" table:number-columns-repeated="5"/>
          <table:table-cell table:style-name="ce17"/>
        </table:table-row>
        <table:table-row table:style-name="ro1">
          <table:table-cell table:style-name="ce4" office:value-type="float" office:value="1967" calcext:value-type="float">
            <text:p>1967</text:p>
          </table:table-cell>
          <table:table-cell table:style-name="ce10" office:value-type="float" office:value="1969" calcext:value-type="float">
            <text:p>1969</text:p>
          </table:table-cell>
          <table:table-cell table:style-name="ce10" office:value-type="float" office:value="1971" calcext:value-type="float">
            <text:p>1971</text:p>
          </table:table-cell>
          <table:table-cell table:style-name="ce10" office:value-type="float" office:value="1976" calcext:value-type="float">
            <text:p>1976</text:p>
          </table:table-cell>
          <table:table-cell table:style-name="ce10" office:value-type="float" office:value="1977" calcext:value-type="float">
            <text:p>1977</text:p>
          </table:table-cell>
          <table:table-cell table:style-name="ce10"/>
          <table:table-cell table:style-name="ce18"/>
        </table:table-row>
        <table:table-row table:style-name="ro1">
          <table:table-cell table:style-name="ce4" office:value-type="float" office:value="1984" calcext:value-type="float">
            <text:p>1984</text:p>
          </table:table-cell>
          <table:table-cell table:style-name="ce10" office:value-type="float" office:value="1985" calcext:value-type="float">
            <text:p>1985</text:p>
          </table:table-cell>
          <table:table-cell table:style-name="ce10" office:value-type="float" office:value="1987" calcext:value-type="float">
            <text:p>1987</text:p>
          </table:table-cell>
          <table:table-cell table:style-name="ce10" office:value-type="float" office:value="1990" calcext:value-type="float">
            <text:p>1990</text:p>
          </table:table-cell>
          <table:table-cell table:style-name="ce10" office:value-type="float" office:value="1991" calcext:value-type="float">
            <text:p>1991</text:p>
          </table:table-cell>
          <table:table-cell table:style-name="ce10"/>
          <table:table-cell table:style-name="ce18"/>
        </table:table-row>
        <table:table-row table:style-name="ro1">
          <table:table-cell table:style-name="ce4" office:value-type="float" office:value="1993" calcext:value-type="float">
            <text:p>1993</text:p>
          </table:table-cell>
          <table:table-cell table:style-name="ce10" office:value-type="float" office:value="1995" calcext:value-type="float">
            <text:p>1995</text:p>
          </table:table-cell>
          <table:table-cell table:style-name="ce10" office:value-type="float" office:value="1996" calcext:value-type="float">
            <text:p>1996</text:p>
          </table:table-cell>
          <table:table-cell table:style-name="ce10" office:value-type="float" office:value="1997" calcext:value-type="float">
            <text:p>1997</text:p>
          </table:table-cell>
          <table:table-cell table:style-name="ce10" office:value-type="float" office:value="2000" calcext:value-type="float">
            <text:p>2000</text:p>
          </table:table-cell>
          <table:table-cell table:style-name="ce10"/>
          <table:table-cell table:style-name="ce18"/>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1" office:value-type="string" calcext:value-type="string">
            <text:p>PROPERTY NAME</text:p>
          </table:table-cell>
          <table:table-cell table:style-name="ce11" office:value-type="string" calcext:value-type="string">
            <text:p>RATE THE RELEVANCE OF THE PROPERTY</text:p>
          </table:table-cell>
          <table:table-cell table:style-name="ce11" office:value-type="string" calcext:value-type="string">
            <text:p>IS THIS PROPERTY NAME A CORRECT LABEL? (mark with X)</text:p>
          </table:table-cell>
          <table:table-cell table:style-name="ce11" office:value-type="string" calcext:value-type="string">
            <text:p>EXAMPLE 1</text:p>
          </table:table-cell>
          <table:table-cell table:style-name="ce11" office:value-type="string" calcext:value-type="string">
            <text:p>EXAMPLE 2</text:p>
          </table:table-cell>
          <table:table-cell table:style-name="ce19"/>
        </table:table-row>
        <table:table-row table:style-name="ro2">
          <table:table-cell table:formula="of:=HYPERLINK(&quot;http://dbpedia.org/property/firstdate&quot;)" office:value-type="string" office:string-value="http://dbpedia.org/property/firstdate" calcext:value-type="string">
            <text:p>http://dbpedia.org/property/firstdate</text:p>
          </table:table-cell>
          <table:table-cell office:value-type="string" calcext:value-type="string">
            <text:p>firstdate</text:p>
          </table:table-cell>
          <table:table-cell table:number-columns-repeated="2"/>
          <table:table-cell office:value-type="string" calcext:value-type="string">
            <text:p>a work has firstdate 1975-10-06+02:00</text:p>
          </table:table-cell>
          <table:table-cell office:value-type="string" calcext:value-type="string">
            <text:p>a work has firstdate April 1970</text:p>
          </table:table-cell>
          <table:table-cell table:formula="of:=HYPERLINK(&quot;http://goo.gl/6IOD8x&quot;;&quot;View More&quot;)" office:value-type="string" office:string-value="View More" calcext:value-type="string">
            <text:p>View More</text:p>
          </table:table-cell>
        </table:table-row>
        <table:table-row table:style-name="ro1">
          <table:table-cell table:formula="of:=HYPERLINK(&quot;http://dbpedia.org/property/year&quot;)" office:value-type="string" office:string-value="http://dbpedia.org/property/year" calcext:value-type="string">
            <text:p>http://dbpedia.org/property/year</text:p>
          </table:table-cell>
          <table:table-cell office:value-type="string" calcext:value-type="string">
            <text:p>year</text:p>
          </table:table-cell>
          <table:table-cell table:number-columns-repeated="2"/>
          <table:table-cell office:value-type="string" calcext:value-type="string">
            <text:p>an automobile has year 2008</text:p>
          </table:table-cell>
          <table:table-cell office:value-type="string" calcext:value-type="string">
            <text:p>an agent has year 2001</text:p>
          </table:table-cell>
          <table:table-cell table:formula="of:=HYPERLINK(&quot;http://goo.gl/yzBSQL&quot;;&quot;View More&quot;)" office:value-type="string" office:string-value="View More" calcext:value-type="string">
            <text:p>View More</text:p>
          </table:table-cell>
        </table:table-row>
        <table:table-row table:style-name="ro2">
          <table:table-cell table:formula="of:=HYPERLINK(&quot;http://dbpedia.org/property/relyear&quot;)" office:value-type="string" office:string-value="http://dbpedia.org/property/relyear" calcext:value-type="string">
            <text:p>http://dbpedia.org/property/relyear</text:p>
          </table:table-cell>
          <table:table-cell office:value-type="string" calcext:value-type="string">
            <text:p>relyear</text:p>
          </table:table-cell>
          <table:table-cell table:number-columns-repeated="2"/>
          <table:table-cell office:value-type="string" calcext:value-type="string">
            <text:p>a work has relyear 1999</text:p>
          </table:table-cell>
          <table:table-cell office:value-type="string" calcext:value-type="string">
            <text:p>an artist has relyear 2012</text:p>
          </table:table-cell>
          <table:table-cell table:formula="of:=HYPERLINK(&quot;http://goo.gl/T42Rc7&quot;;&quot;View More&quot;)" office:value-type="string" office:string-value="View More" calcext:value-type="string">
            <text:p>View More</text:p>
          </table:table-cell>
        </table:table-row>
        <table:table-row table:style-name="ro2">
          <table:table-cell table:formula="of:=HYPERLINK(&quot;http://dbpedia.org/ontology/releaseDate&quot;)" office:value-type="string" office:string-value="http://dbpedia.org/ontology/releaseDate" calcext:value-type="string">
            <text:p>http://dbpedia.org/ontology/releaseDate</text:p>
          </table:table-cell>
          <table:table-cell office:value-type="string" calcext:value-type="string">
            <text:p>releaseDate</text:p>
          </table:table-cell>
          <table:table-cell table:number-columns-repeated="2"/>
          <table:table-cell office:value-type="string" calcext:value-type="string">
            <text:p>a work has release date 2010-08-02+02:00</text:p>
          </table:table-cell>
          <table:table-cell office:value-type="string" calcext:value-type="string">
            <text:p>an album has release date 1976-02-19+02:00</text:p>
          </table:table-cell>
          <table:table-cell table:formula="of:=HYPERLINK(&quot;http://goo.gl/0Gn1yS&quot;;&quot;View More&quot;)" office:value-type="string" office:string-value="View More" calcext:value-type="string">
            <text:p>View More</text:p>
          </table:table-cell>
        </table:table-row>
        <table:table-row table:style-name="ro2">
          <table:table-cell table:formula="of:=HYPERLINK(&quot;http://dbpedia.org/ontology/recordDate&quot;)" office:value-type="string" office:string-value="http://dbpedia.org/ontology/recordDate" calcext:value-type="string">
            <text:p>http://dbpedia.org/ontology/recordDate</text:p>
          </table:table-cell>
          <table:table-cell office:value-type="string" calcext:value-type="string">
            <text:p>recordDate</text:p>
          </table:table-cell>
          <table:table-cell table:number-columns-repeated="2"/>
          <table:table-cell office:value-type="string" calcext:value-type="string">
            <text:p>a single has record date 1971-05-25+02:00</text:p>
          </table:table-cell>
          <table:table-cell office:value-type="string" calcext:value-type="string">
            <text:p>an album has record date 1990-01-01+02:00</text:p>
          </table:table-cell>
          <table:table-cell table:formula="of:=HYPERLINK(&quot;http://goo.gl/e88bGI&quot;;&quot;View More&quot;)" office:value-type="string" office:string-value="View More" calcext:value-type="string">
            <text:p>View More</text:p>
          </table:table-cell>
        </table:table-row>
        <table:table-row table:style-name="ro1">
          <table:table-cell table:formula="of:=HYPERLINK(&quot;http://dbpedia.org/property/date&quot;)" office:value-type="string" office:string-value="http://dbpedia.org/property/date" calcext:value-type="string">
            <text:p>http://dbpedia.org/property/date</text:p>
          </table:table-cell>
          <table:table-cell office:value-type="string" calcext:value-type="string">
            <text:p>date</text:p>
          </table:table-cell>
          <table:table-cell table:number-columns-repeated="2"/>
          <table:table-cell office:value-type="string" calcext:value-type="string">
            <text:p>a football match has date 13</text:p>
          </table:table-cell>
          <table:table-cell office:value-type="string" calcext:value-type="string">
            <text:p>an animal has date 9</text:p>
          </table:table-cell>
          <table:table-cell table:formula="of:=HYPERLINK(&quot;http://goo.gl/ee5NUh&quot;;&quot;View More&quot;)" office:value-type="string" office:string-value="View More" calcext:value-type="string">
            <text:p>View More</text:p>
          </table:table-cell>
        </table:table-row>
        <table:table-row table:style-name="ro2">
          <table:table-cell table:formula="of:=HYPERLINK(&quot;http://dbpedia.org/ontology/recordedIn&quot;)" office:value-type="string" office:string-value="http://dbpedia.org/ontology/recordedIn" calcext:value-type="string">
            <text:p>http://dbpedia.org/ontology/recordedIn</text:p>
          </table:table-cell>
          <table:table-cell office:value-type="string" calcext:value-type="string">
            <text:p>recordedIn</text:p>
          </table:table-cell>
          <table:table-cell table:number-columns-repeated="2"/>
          <table:table-cell office:value-type="string" calcext:value-type="string">
            <text:p>a work has recorded in France (an entity of type country)</text:p>
          </table:table-cell>
          <table:table-cell office:value-type="string" calcext:value-type="string">
            <text:p>an album has recorded in United Kingdom (an entity of type country)</text:p>
          </table:table-cell>
          <table:table-cell table:formula="of:=HYPERLINK(&quot;http://goo.gl/PFcrPO&quot;;&quot;View More&quot;)" office:value-type="string" office:string-value="View More" calcext:value-type="string">
            <text:p>View More</text:p>
          </table:table-cell>
        </table:table-row>
        <table:table-row table:style-name="ro1">
          <table:table-cell table:formula="of:=HYPERLINK(&quot;http://dbpedia.org/property/released&quot;)" office:value-type="string" office:string-value="http://dbpedia.org/property/released" calcext:value-type="string">
            <text:p>http://dbpedia.org/property/released</text:p>
          </table:table-cell>
          <table:table-cell office:value-type="string" calcext:value-type="string">
            <text:p>released</text:p>
          </table:table-cell>
          <table:table-cell table:number-columns-repeated="2"/>
          <table:table-cell office:value-type="string" calcext:value-type="string">
            <text:p>a musical work has released 1990-04-12+02:00</text:p>
          </table:table-cell>
          <table:table-cell office:value-type="string" calcext:value-type="string">
            <text:p>a work has released 2005-03-11+02:00</text:p>
          </table:table-cell>
          <table:table-cell table:formula="of:=HYPERLINK(&quot;http://goo.gl/bQQzBV&quot;;&quot;View More&quot;)" office:value-type="string" office:string-value="View More" calcext:value-type="string">
            <text:p>View More</text:p>
          </table:table-cell>
        </table:table-row>
        <table:table-row table:style-name="ro2">
          <table:table-cell table:formula="of:=HYPERLINK(&quot;http://dbpedia.org/property/airdate&quot;)" office:value-type="string" office:string-value="http://dbpedia.org/property/airdate" calcext:value-type="string">
            <text:p>http://dbpedia.org/property/airdate</text:p>
          </table:table-cell>
          <table:table-cell office:value-type="string" calcext:value-type="string">
            <text:p>airdate</text:p>
          </table:table-cell>
          <table:table-cell table:number-columns-repeated="2"/>
          <table:table-cell office:value-type="string" calcext:value-type="string">
            <text:p>a work has airdate 2001-09-25+02:00</text:p>
          </table:table-cell>
          <table:table-cell office:value-type="string" calcext:value-type="string">
            <text:p>a television episode has airdate 1988-04-24+02:00</text:p>
          </table:table-cell>
          <table:table-cell table:formula="of:=HYPERLINK(&quot;http://goo.gl/XUeD2r&quot;;&quot;View More&quot;)" office:value-type="string" office:string-value="View More" calcext:value-type="string">
            <text:p>View More</text:p>
          </table:table-cell>
        </table:table-row>
        <table:table-row table:style-name="ro1">
          <table:table-cell table:formula="of:=HYPERLINK(&quot;http://dbpedia.org/property/years&quot;)" office:value-type="string" office:string-value="http://dbpedia.org/property/years" calcext:value-type="string">
            <text:p>http://dbpedia.org/property/years</text:p>
          </table:table-cell>
          <table:table-cell office:value-type="string" calcext:value-type="string">
            <text:p>years</text:p>
          </table:table-cell>
          <table:table-cell table:number-columns-repeated="2"/>
          <table:table-cell office:value-type="string" calcext:value-type="string">
            <text:p>an agent has years 1062</text:p>
          </table:table-cell>
          <table:table-cell office:value-type="string" calcext:value-type="string">
            <text:p>a person has years 1932</text:p>
          </table:table-cell>
          <table:table-cell table:formula="of:=HYPERLINK(&quot;http://goo.gl/OBLqO3&quot;;&quot;View More&quot;)" office:value-type="string" office:string-value="View More" calcext:value-type="string">
            <text:p>View More</text:p>
          </table:table-cell>
        </table:table-row>
        <table:table-row table:style-name="ro1">
          <table:table-cell table:formula="of:=HYPERLINK(&quot;http://dbpedia.org/property/recorded&quot;)" office:value-type="string" office:string-value="http://dbpedia.org/property/recorded" calcext:value-type="string">
            <text:p>http://dbpedia.org/property/recorded</text:p>
          </table:table-cell>
          <table:table-cell office:value-type="string" calcext:value-type="string">
            <text:p>recorded</text:p>
          </table:table-cell>
          <table:table-cell table:number-columns-repeated="2"/>
          <table:table-cell office:value-type="string" calcext:value-type="string">
            <text:p>a musical work has Recorded January – May 2011 at Cove City Sound Studios in Long Island</text:p>
          </table:table-cell>
          <table:table-cell office:value-type="string" calcext:value-type="string">
            <text:p>an album has Recorded 1995</text:p>
          </table:table-cell>
          <table:table-cell table:formula="of:=HYPERLINK(&quot;http://goo.gl/XxDXA4&quot;;&quot;View More&quot;)" office:value-type="string" office:string-value="View More" calcext:value-type="string">
            <text:p>View More</text:p>
          </table:table-cell>
        </table:table-row>
        <table:table-row table:style-name="ro2">
          <table:table-cell table:formula="of:=HYPERLINK(&quot;http://dbpedia.org/property/firstAired&quot;)" office:value-type="string" office:string-value="http://dbpedia.org/property/firstAired" calcext:value-type="string">
            <text:p>http://dbpedia.org/property/firstAired</text:p>
          </table:table-cell>
          <table:table-cell office:value-type="string" calcext:value-type="string">
            <text:p>firstAired</text:p>
          </table:table-cell>
          <table:table-cell table:number-columns-repeated="2"/>
          <table:table-cell office:value-type="string" calcext:value-type="string">
            <text:p>a work has first aired 1995-04-20+02:00</text:p>
          </table:table-cell>
          <table:table-cell office:value-type="string" calcext:value-type="string">
            <text:p>a television show has first aired 1993-10-28+02:00</text:p>
          </table:table-cell>
          <table:table-cell table:formula="of:=HYPERLINK(&quot;http://goo.gl/JegFXn&quot;;&quot;View More&quot;)" office:value-type="string" office:string-value="View More" calcext:value-type="string">
            <text:p>View More</text:p>
          </table:table-cell>
        </table:table-row>
        <table:table-row table:style-name="ro2">
          <table:table-cell table:formula="of:=HYPERLINK(&quot;http://dbpedia.org/ontology/firstAirDate&quot;)" office:value-type="string" office:string-value="http://dbpedia.org/ontology/firstAirDate" calcext:value-type="string">
            <text:p>http://dbpedia.org/ontology/firstAirDate</text:p>
          </table:table-cell>
          <table:table-cell office:value-type="string" calcext:value-type="string">
            <text:p>firstAirDate</text:p>
          </table:table-cell>
          <table:table-cell table:number-columns-repeated="2"/>
          <table:table-cell office:value-type="string" calcext:value-type="string">
            <text:p>a broadcaster has first air date 1968-05-01+02:00</text:p>
          </table:table-cell>
          <table:table-cell office:value-type="string" calcext:value-type="string">
            <text:p>an agent has first air date 2006-09-30+02:00</text:p>
          </table:table-cell>
          <table:table-cell table:formula="of:=HYPERLINK(&quot;http://goo.gl/BXsD0N&quot;;&quot;View More&quot;)" office:value-type="string" office:string-value="View More" calcext:value-type="string">
            <text:p>View More</text:p>
          </table:table-cell>
        </table:table-row>
        <table:table-row table:style-name="ro2">
          <table:table-cell table:formula="of:=HYPERLINK(&quot;http://dbpedia.org/ontology/completionDate&quot;)" office:value-type="string" office:string-value="http://dbpedia.org/ontology/completionDate" calcext:value-type="string">
            <text:p>http://dbpedia.org/ontology/completionDate</text:p>
          </table:table-cell>
          <table:table-cell office:value-type="string" calcext:value-type="string">
            <text:p>completionDate</text:p>
          </table:table-cell>
          <table:table-cell table:number-columns-repeated="2"/>
          <table:table-cell office:value-type="string" calcext:value-type="string">
            <text:p>a television show has completion date 1989-11-06+02:00</text:p>
          </table:table-cell>
          <table:table-cell office:value-type="string" calcext:value-type="string">
            <text:p>a television show has completion date 1994-09-20+02:00</text:p>
          </table:table-cell>
          <table:table-cell table:formula="of:=HYPERLINK(&quot;http://goo.gl/ErNVBk&quot;;&quot;View More&quot;)" office:value-type="string" office:string-value="View More" calcext:value-type="string">
            <text:p>View More</text:p>
          </table:table-cell>
        </table:table-row>
        <table:table-row table:style-name="ro1">
          <table:table-cell table:formula="of:=HYPERLINK(&quot;http://dbpedia.org/ontology/date&quot;)" office:value-type="string" office:string-value="http://dbpedia.org/ontology/date" calcext:value-type="string">
            <text:p>http://dbpedia.org/ontology/date</text:p>
          </table:table-cell>
          <table:table-cell office:value-type="string" calcext:value-type="string">
            <text:p>date</text:p>
          </table:table-cell>
          <table:table-cell table:number-columns-repeated="2"/>
          <table:table-cell office:value-type="string" calcext:value-type="string">
            <text:p>an event has date 1882-09-12+02:00</text:p>
          </table:table-cell>
          <table:table-cell office:value-type="string" calcext:value-type="string">
            <text:p>a military conflict has date 1812-11-19+02:00</text:p>
          </table:table-cell>
          <table:table-cell table:formula="of:=HYPERLINK(&quot;http://goo.gl/lwnBWX&quot;;&quot;View More&quot;)" office:value-type="string" office:string-value="View More" calcext:value-type="string">
            <text:p>View More</text:p>
          </table:table-cell>
        </table:table-row>
        <table:table-row table:style-name="ro1">
          <table:table-cell table:formula="of:=HYPERLINK(&quot;http://dbpedia.org/property/published&quot;)" office:value-type="string" office:string-value="http://dbpedia.org/property/published" calcext:value-type="string">
            <text:p>http://dbpedia.org/property/published</text:p>
          </table:table-cell>
          <table:table-cell office:value-type="string" calcext:value-type="string">
            <text:p>published</text:p>
          </table:table-cell>
          <table:table-cell table:number-columns-repeated="2"/>
          <table:table-cell office:value-type="string" calcext:value-type="string">
            <text:p>a work has Published Magdalene Music/Essex Music</text:p>
          </table:table-cell>
          <table:table-cell office:value-type="string" calcext:value-type="string">
            <text:p>a work has Published June 1993</text:p>
          </table:table-cell>
          <table:table-cell table:formula="of:=HYPERLINK(&quot;http://goo.gl/0xVpid&quot;;&quot;View More&quot;)" office:value-type="string" office:string-value="View More" calcext:value-type="string">
            <text:p>View More</text:p>
          </table:table-cell>
        </table:table-row>
        <table:table-row table:style-name="ro2">
          <table:table-cell table:formula="of:=HYPERLINK(&quot;http://dbpedia.org/property/certyear&quot;)" office:value-type="string" office:string-value="http://dbpedia.org/property/certyear" calcext:value-type="string">
            <text:p>http://dbpedia.org/property/certyear</text:p>
          </table:table-cell>
          <table:table-cell office:value-type="string" calcext:value-type="string">
            <text:p>certyear</text:p>
          </table:table-cell>
          <table:table-cell table:number-columns-repeated="2"/>
          <table:table-cell office:value-type="string" calcext:value-type="string">
            <text:p>a work has certyear 2006</text:p>
          </table:table-cell>
          <table:table-cell office:value-type="string" calcext:value-type="string">
            <text:p>a musical work has certyear 1993</text:p>
          </table:table-cell>
          <table:table-cell table:formula="of:=HYPERLINK(&quot;http://goo.gl/TmuWTD&quot;;&quot;View More&quot;)" office:value-type="string" office:string-value="View More" calcext:value-type="string">
            <text:p>View More</text:p>
          </table:table-cell>
        </table:table-row>
        <table:table-row table:style-name="ro2">
          <table:table-cell table:formula="of:=HYPERLINK(&quot;http://dbpedia.org/property/releaseDate&quot;)" office:value-type="string" office:string-value="http://dbpedia.org/property/releaseDate" calcext:value-type="string">
            <text:p>http://dbpedia.org/property/releaseDate</text:p>
          </table:table-cell>
          <table:table-cell office:value-type="string" calcext:value-type="string">
            <text:p>releaseDate</text:p>
          </table:table-cell>
          <table:table-cell table:number-columns-repeated="2"/>
          <table:table-cell office:value-type="string" calcext:value-type="string">
            <text:p>a work has release date September 2001</text:p>
          </table:table-cell>
          <table:table-cell office:value-type="string" calcext:value-type="string">
            <text:p>a work has release date 1998-05-04+02:00</text:p>
          </table:table-cell>
          <table:table-cell table:formula="of:=HYPERLINK(&quot;http://goo.gl/5MB1RT&quot;;&quot;View More&quot;)" office:value-type="string" office:string-value="View More" calcext:value-type="string">
            <text:p>View More</text:p>
          </table:table-cell>
        </table:table-row>
        <table:table-row table:style-name="ro2">
          <table:table-cell table:formula="of:=HYPERLINK(&quot;http://dbpedia.org/property/originalairdate&quot;)" office:value-type="string" office:string-value="http://dbpedia.org/property/originalairdate" calcext:value-type="string">
            <text:p>http://dbpedia.org/property/originalairdate</text:p>
          </table:table-cell>
          <table:table-cell office:value-type="string" calcext:value-type="string">
            <text:p>originalairdate</text:p>
          </table:table-cell>
          <table:table-cell table:number-columns-repeated="2"/>
          <table:table-cell office:value-type="string" calcext:value-type="string">
            <text:p>a work has OriginalAirDate 1983-11-13+02:00</text:p>
          </table:table-cell>
          <table:table-cell office:value-type="string" calcext:value-type="string">
            <text:p>a television show has OriginalAirDate 1984-09-24+02:00</text:p>
          </table:table-cell>
          <table:table-cell table:formula="of:=HYPERLINK(&quot;http://goo.gl/hpuOyS&quot;;&quot;View More&quot;)" office:value-type="string" office:string-value="View More" calcext:value-type="string">
            <text:p>View More</text:p>
          </table:table-cell>
        </table:table-row>
        <table:table-row table:style-name="ro2">
          <table:table-cell table:formula="of:=HYPERLINK(&quot;http://dbpedia.org/property/pubDate&quot;)" office:value-type="string" office:string-value="http://dbpedia.org/property/pubDate" calcext:value-type="string">
            <text:p>http://dbpedia.org/property/pubDate</text:p>
          </table:table-cell>
          <table:table-cell office:value-type="string" calcext:value-type="string">
            <text:p>pubDate</text:p>
          </table:table-cell>
          <table:table-cell table:number-columns-repeated="2"/>
          <table:table-cell office:value-type="string" calcext:value-type="string">
            <text:p>a book has pub date 1887</text:p>
          </table:table-cell>
          <table:table-cell office:value-type="string" calcext:value-type="string">
            <text:p>a book has pub date 1818</text:p>
          </table:table-cell>
          <table:table-cell table:formula="of:=HYPERLINK(&quot;http://goo.gl/x5yCVS&quot;;&quot;View More&quot;)" office:value-type="string" office:string-value="View More" calcext:value-type="string">
            <text:p>View More</text:p>
          </table:table-cell>
        </table:table-row>
        <table:table-row table:style-name="ro2">
          <table:table-cell table:formula="of:=HYPERLINK(&quot;http://dbpedia.org/property/origdate&quot;)" office:value-type="string" office:string-value="http://dbpedia.org/property/origdate" calcext:value-type="string">
            <text:p>http://dbpedia.org/property/origdate</text:p>
          </table:table-cell>
          <table:table-cell office:value-type="string" calcext:value-type="string">
            <text:p>origdate</text:p>
          </table:table-cell>
          <table:table-cell table:number-columns-repeated="2"/>
          <table:table-cell office:value-type="string" calcext:value-type="string">
            <text:p>a work has origdate March 1982 – May 1989</text:p>
          </table:table-cell>
          <table:table-cell office:value-type="string" calcext:value-type="string">
            <text:p>a work has origdate March 1982 – May 1989</text:p>
          </table:table-cell>
          <table:table-cell table:formula="of:=HYPERLINK(&quot;http://goo.gl/FWauQM&quot;;&quot;View More&quot;)" office:value-type="string" office:string-value="View More" calcext:value-type="string">
            <text:p>View More</text:p>
          </table:table-cell>
        </table:table-row>
        <table:table-row table:style-name="ro2">
          <table:table-cell table:formula="of:=HYPERLINK(&quot;http://dbpedia.org/property/launch&quot;)" office:value-type="string" office:string-value="http://dbpedia.org/property/launch" calcext:value-type="string">
            <text:p>http://dbpedia.org/property/launch</text:p>
          </table:table-cell>
          <table:table-cell office:value-type="string" calcext:value-type="string">
            <text:p>launch</text:p>
          </table:table-cell>
          <table:table-cell table:number-columns-repeated="2"/>
          <table:table-cell office:value-type="string" calcext:value-type="string">
            <text:p>an organisation has launch 2011-09-30+02:00</text:p>
          </table:table-cell>
          <table:table-cell office:value-type="string" calcext:value-type="string">
            <text:p>an agent has launch 2006-10-12+02:00</text:p>
          </table:table-cell>
          <table:table-cell table:formula="of:=HYPERLINK(&quot;http://goo.gl/G0Vy4s&quot;;&quot;View More&quot;)" office:value-type="string" office:string-value="View More" calcext:value-type="string">
            <text:p>View More</text:p>
          </table:table-cell>
        </table:table-row>
        <table:table-row table:style-name="ro2">
          <table:table-cell table:formula="of:=HYPERLINK(&quot;http://dbpedia.org/property/launchDate&quot;)" office:value-type="string" office:string-value="http://dbpedia.org/property/launchDate" calcext:value-type="string">
            <text:p>http://dbpedia.org/property/launchDate</text:p>
          </table:table-cell>
          <table:table-cell office:value-type="string" calcext:value-type="string">
            <text:p>launchDate</text:p>
          </table:table-cell>
          <table:table-cell table:number-columns-repeated="2"/>
          <table:table-cell office:value-type="string" calcext:value-type="string">
            <text:p>a work has launch date 1995</text:p>
          </table:table-cell>
          <table:table-cell office:value-type="string" calcext:value-type="string">
            <text:p>an agent has launch date 1</text:p>
          </table:table-cell>
          <table:table-cell table:formula="of:=HYPERLINK(&quot;http://goo.gl/XvBmj2&quot;;&quot;View More&quot;)" office:value-type="string" office:string-value="View More" calcext:value-type="string">
            <text:p>View More</text:p>
          </table:table-cell>
        </table:table-row>
        <table:table-row table:style-name="ro2">
          <table:table-cell table:formula="of:=HYPERLINK(&quot;http://dbpedia.org/property/originalreldate&quot;)" office:value-type="string" office:string-value="http://dbpedia.org/property/originalreldate" calcext:value-type="string">
            <text:p>http://dbpedia.org/property/originalreldate</text:p>
          </table:table-cell>
          <table:table-cell office:value-type="string" calcext:value-type="string">
            <text:p>originalreldate</text:p>
          </table:table-cell>
          <table:table-cell table:number-columns-repeated="2"/>
          <table:table-cell office:value-type="string" calcext:value-type="string">
            <text:p>a written work has OriginalRelDate 1994-11-01+02:00</text:p>
          </table:table-cell>
          <table:table-cell office:value-type="string" calcext:value-type="string">
            <text:p>a work has OriginalRelDate June 2001</text:p>
          </table:table-cell>
          <table:table-cell table:formula="of:=HYPERLINK(&quot;http://goo.gl/WMasMo&quot;;&quot;View More&quot;)" office:value-type="string" office:string-value="View More" calcext:value-type="string">
            <text:p>View More</text:p>
          </table:table-cell>
        </table:table-row>
        <table:table-row table:style-name="ro2">
          <table:table-cell table:formula="of:=HYPERLINK(&quot;http://dbpedia.org/ontology/publicationDate&quot;)" office:value-type="string" office:string-value="http://dbpedia.org/ontology/publicationDate" calcext:value-type="string">
            <text:p>http://dbpedia.org/ontology/publicationDate</text:p>
          </table:table-cell>
          <table:table-cell office:value-type="string" calcext:value-type="string">
            <text:p>publicationDate</text:p>
          </table:table-cell>
          <table:table-cell table:number-columns-repeated="2"/>
          <table:table-cell office:value-type="string" calcext:value-type="string">
            <text:p>a work has publication date 1993-11-26+02:00</text:p>
          </table:table-cell>
          <table:table-cell office:value-type="string" calcext:value-type="string">
            <text:p>a work has publication date 2011-08-17+02:00</text:p>
          </table:table-cell>
          <table:table-cell table:formula="of:=HYPERLINK(&quot;http://goo.gl/U8wnk4&quot;;&quot;View More&quot;)" office:value-type="string" office:string-value="View More" calcext:value-type="string">
            <text:p>View More</text:p>
          </table:table-cell>
        </table:table-row>
        <table:table-row table:style-name="ro1">
          <table:table-cell table:formula="of:=HYPERLINK(&quot;http://dbpedia.org/property/release&quot;)" office:value-type="string" office:string-value="http://dbpedia.org/property/release" calcext:value-type="string">
            <text:p>http://dbpedia.org/property/release</text:p>
          </table:table-cell>
          <table:table-cell office:value-type="string" calcext:value-type="string">
            <text:p>release</text:p>
          </table:table-cell>
          <table:table-cell table:number-columns-repeated="2"/>
          <table:table-cell office:value-type="string" calcext:value-type="string">
            <text:p>a video game has release 1991</text:p>
          </table:table-cell>
          <table:table-cell office:value-type="string" calcext:value-type="string">
            <text:p>a software has release June 1989</text:p>
          </table:table-cell>
          <table:table-cell table:formula="of:=HYPERLINK(&quot;http://goo.gl/hioO47&quot;;&quot;View More&quot;)" office:value-type="string" office:string-value="View More" calcext:value-type="string">
            <text:p>View More</text:p>
          </table:table-cell>
        </table:table-row>
        <table:table-row table:style-name="ro2">
          <table:table-cell table:formula="of:=HYPERLINK(&quot;http://dbpedia.org/ontology/firstPublicationYear&quot;)" office:value-type="string" office:string-value="http://dbpedia.org/ontology/firstPublicationYear" calcext:value-type="string">
            <text:p>http://dbpedia.org/ontology/firstPublicationYear</text:p>
          </table:table-cell>
          <table:table-cell office:value-type="string" calcext:value-type="string">
            <text:p>firstPublicationYear</text:p>
          </table:table-cell>
          <table:table-cell table:number-columns-repeated="2"/>
          <table:table-cell office:value-type="string" calcext:value-type="string">
            <text:p>a work has first publication year 1798-12-31T22:00:00+02:00</text:p>
          </table:table-cell>
          <table:table-cell office:value-type="string" calcext:value-type="string">
            <text:p>an academic journal has first publication year 1798-12-31T22:00:00+02:00</text:p>
          </table:table-cell>
          <table:table-cell table:formula="of:=HYPERLINK(&quot;http://goo.gl/GBSuAG&quot;;&quot;View More&quot;)" office:value-type="string" office:string-value="View More" calcext:value-type="string">
            <text:p>View More</text:p>
          </table:table-cell>
        </table:table-row>
        <table:table-row table:style-name="ro2">
          <table:table-cell table:formula="of:=HYPERLINK(&quot;http://dbpedia.org/property/firstReleaseDate&quot;)" office:value-type="string" office:string-value="http://dbpedia.org/property/firstReleaseDate" calcext:value-type="string">
            <text:p>http://dbpedia.org/property/firstReleaseDate</text:p>
          </table:table-cell>
          <table:table-cell office:value-type="string" calcext:value-type="string">
            <text:p>firstReleaseDate</text:p>
          </table:table-cell>
          <table:table-cell table:number-columns-repeated="2"/>
          <table:table-cell office:value-type="string" calcext:value-type="string">
            <text:p>a device has first release date 2012-06-10+02:00</text:p>
          </table:table-cell>
          <table:table-cell office:value-type="string" calcext:value-type="string">
            <text:p>an album has first release date 2005-03-21+02:00</text:p>
          </table:table-cell>
          <table:table-cell table:formula="of:=HYPERLINK(&quot;http://goo.gl/B97MeI&quot;;&quot;View More&quot;)" office:value-type="string" office:string-value="View More" calcext:value-type="string">
            <text:p>View More</text:p>
          </table:table-cell>
        </table:table-row>
        <table:table-row table:style-name="ro2">
          <table:table-cell table:formula="of:=HYPERLINK(&quot;http://dbpedia.org/property/latestReleaseVersion&quot;)" office:value-type="string" office:string-value="http://dbpedia.org/property/latestReleaseVersion" calcext:value-type="string">
            <text:p>http://dbpedia.org/property/latestReleaseVersion</text:p>
          </table:table-cell>
          <table:table-cell office:value-type="string" calcext:value-type="string">
            <text:p>latestReleaseVersion</text:p>
          </table:table-cell>
          <table:table-cell table:number-columns-repeated="2"/>
          <table:table-cell office:value-type="string" calcext:value-type="string">
            <text:p>a software has latest release version 3.12</text:p>
          </table:table-cell>
          <table:table-cell office:value-type="string" calcext:value-type="string">
            <text:p>a work has latest release version 12.11</text:p>
          </table:table-cell>
          <table:table-cell table:formula="of:=HYPERLINK(&quot;http://goo.gl/ibCYh2&quot;;&quot;View More&quot;)" office:value-type="string" office:string-value="View More" calcext:value-type="string">
            <text:p>View More</text:p>
          </table:table-cell>
        </table:table-row>
        <table:table-row table:style-name="ro2">
          <table:table-cell table:formula="of:=HYPERLINK(&quot;http://dbpedia.org/property/reRelease&quot;)" office:value-type="string" office:string-value="http://dbpedia.org/property/reRelease" calcext:value-type="string">
            <text:p>http://dbpedia.org/property/reRelease</text:p>
          </table:table-cell>
          <table:table-cell office:value-type="string" calcext:value-type="string">
            <text:p>reRelease</text:p>
          </table:table-cell>
          <table:table-cell table:number-columns-repeated="2"/>
          <table:table-cell office:value-type="string" calcext:value-type="string">
            <text:p>a musical work has Re-Release 2000-11-06+02:00</text:p>
          </table:table-cell>
          <table:table-cell office:value-type="string" calcext:value-type="string">
            <text:p>an album has Re-Release 2000-11-06+02:00</text:p>
          </table:table-cell>
          <table:table-cell table:formula="of:=HYPERLINK(&quot;http://goo.gl/X4reA2&quot;;&quot;View More&quot;)" office:value-type="string" office:string-value="View More" calcext:value-type="string">
            <text:p>View More</text:p>
          </table:table-cell>
        </table:table-row>
        <table:table-row table:style-name="ro2">
          <table:table-cell table:formula="of:=HYPERLINK(&quot;http://dbpedia.org/ontology/latestReleaseVersion&quot;)" office:value-type="string" office:string-value="http://dbpedia.org/ontology/latestReleaseVersion" calcext:value-type="string">
            <text:p>http://dbpedia.org/ontology/latestReleaseVersion</text:p>
          </table:table-cell>
          <table:table-cell office:value-type="string" calcext:value-type="string">
            <text:p>latestReleaseVersion</text:p>
          </table:table-cell>
          <table:table-cell table:number-columns-repeated="2"/>
          <table:table-cell office:value-type="string" calcext:value-type="string">
            <text:p>a software has latest release version 20120731</text:p>
          </table:table-cell>
          <table:table-cell office:value-type="string" calcext:value-type="string">
            <text:p>a video game has latest release version : 3.1</text:p>
          </table:table-cell>
          <table:table-cell table:formula="of:=HYPERLINK(&quot;http://goo.gl/Mu5ALp&quot;;&quot;View More&quot;)" office:value-type="string" office:string-value="View More" calcext:value-type="string">
            <text:p>View More</text:p>
          </table:table-cell>
        </table:table-row>
        <table:table-row table:style-name="ro2">
          <table:table-cell table:style-name="ce6" table:formula="of:=HYPERLINK(&quot;http://dbpedia.org/property/reReleased&quot;)" office:value-type="string" office:string-value="http://dbpedia.org/property/reReleased" calcext:value-type="string">
            <text:p>http://dbpedia.org/property/reReleased</text:p>
          </table:table-cell>
          <table:table-cell table:style-name="ce12" office:value-type="string" calcext:value-type="string">
            <text:p>reReleased</text:p>
          </table:table-cell>
          <table:table-cell table:style-name="ce12" table:number-columns-repeated="2"/>
          <table:table-cell table:style-name="ce12" office:value-type="string" calcext:value-type="string">
            <text:p>an album has Re-Released January 2006</text:p>
          </table:table-cell>
          <table:table-cell table:style-name="ce12" office:value-type="string" calcext:value-type="string">
            <text:p>an album has Re-Released 2000-09-18+02:00</text:p>
          </table:table-cell>
          <table:table-cell table:style-name="ce20" table:formula="of:=HYPERLINK(&quot;http://goo.gl/Z59zY6&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8" office:value-type="string" calcext:value-type="string">
            <text:p>CONTEXT LABEL</text:p>
          </table:table-cell>
          <table:table-cell table:style-name="ce8" table:number-columns-repeated="4"/>
          <table:table-cell table:style-name="ce15"/>
        </table:table-row>
        <table:table-row table:style-name="ro1">
          <table:table-cell office:value-type="float" office:value="855073163" calcext:value-type="float">
            <text:p>855073163</text:p>
          </table:table-cell>
          <table:table-cell office:value-type="string" calcext:value-type="string">
            <text:p>music albums</text:p>
          </table:table-cell>
          <table:table-cell table:number-columns-repeated="5"/>
        </table:table-row>
        <table:table-row table:style-name="ro1">
          <table:table-cell table:style-name="ce3" office:value-type="string" calcext:value-type="string">
            <text:p>GROUP VALUES</text:p>
          </table:table-cell>
          <table:table-cell table:style-name="ce9" table:number-columns-repeated="5"/>
          <table:table-cell table:style-name="ce17"/>
        </table:table-row>
        <table:table-row table:style-name="ro2">
          <table:table-cell table:style-name="ce4" office:value-type="string" calcext:value-type="string">
            <text:p>Shania Twain</text:p>
          </table:table-cell>
          <table:table-cell table:style-name="ce10" office:value-type="string" calcext:value-type="string">
            <text:p>Led Zeppelin</text:p>
          </table:table-cell>
          <table:table-cell table:style-name="ce10" office:value-type="string" calcext:value-type="string">
            <text:p>Meat Loaf</text:p>
          </table:table-cell>
          <table:table-cell table:style-name="ce10" office:value-type="string" calcext:value-type="string">
            <text:p>Alanis Morissette</text:p>
          </table:table-cell>
          <table:table-cell table:style-name="ce10" office:value-type="string" calcext:value-type="string">
            <text:p>The Beatles</text:p>
          </table:table-cell>
          <table:table-cell table:style-name="ce10"/>
          <table:table-cell table:style-name="ce18"/>
        </table:table-row>
        <table:table-row table:style-name="ro2">
          <table:table-cell table:style-name="ce4" office:value-type="string" calcext:value-type="string">
            <text:p>Eagles</text:p>
          </table:table-cell>
          <table:table-cell table:style-name="ce10" office:value-type="string" calcext:value-type="string">
            <text:p>Mariah Carey</text:p>
          </table:table-cell>
          <table:table-cell table:style-name="ce10" office:value-type="string" calcext:value-type="string">
            <text:p>Bruce Springsteen</text:p>
          </table:table-cell>
          <table:table-cell table:style-name="ce10" office:value-type="string" calcext:value-type="string">
            <text:p>Celine Dion</text:p>
          </table:table-cell>
          <table:table-cell table:style-name="ce10" office:value-type="string" calcext:value-type="string">
            <text:p>Dire Straits</text:p>
          </table:table-cell>
          <table:table-cell table:style-name="ce10"/>
          <table:table-cell table:style-name="ce18"/>
        </table:table-row>
        <table:table-row table:style-name="ro2">
          <table:table-cell table:style-name="ce4" office:value-type="string" calcext:value-type="string">
            <text:p>Whitney Houston</text:p>
          </table:table-cell>
          <table:table-cell table:style-name="ce10" office:value-type="string" calcext:value-type="string">
            <text:p>James Horner</text:p>
          </table:table-cell>
          <table:table-cell table:style-name="ce10" office:value-type="string" calcext:value-type="string">
            <text:p>Madonna</text:p>
          </table:table-cell>
          <table:table-cell table:style-name="ce10" office:value-type="string" calcext:value-type="string">
            <text:p>Metallica</text:p>
          </table:table-cell>
          <table:table-cell table:style-name="ce10" office:value-type="string" calcext:value-type="string">
            <text:p>Michael Jackson</text:p>
          </table:table-cell>
          <table:table-cell table:style-name="ce10"/>
          <table:table-cell table:style-name="ce18"/>
        </table:table-row>
        <table:table-row table:style-name="ro1">
          <table:table-cell table:style-name="ce4" office:value-type="string" calcext:value-type="string">
            <text:p>Pink Floyd</text:p>
          </table:table-cell>
          <table:table-cell table:style-name="ce10" office:value-type="string" calcext:value-type="string">
            <text:p>Santana</text:p>
          </table:table-cell>
          <table:table-cell table:style-name="ce10" office:value-type="string" calcext:value-type="string">
            <text:p>Guns and Roses</text:p>
          </table:table-cell>
          <table:table-cell table:style-name="ce10" table:number-columns-repeated="3"/>
          <table:table-cell table:style-name="ce18"/>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1" office:value-type="string" calcext:value-type="string">
            <text:p>PROPERTY NAME</text:p>
          </table:table-cell>
          <table:table-cell table:style-name="ce11" office:value-type="string" calcext:value-type="string">
            <text:p>RATE THE RELEVANCE OF THE PROPERTY</text:p>
          </table:table-cell>
          <table:table-cell table:style-name="ce11" office:value-type="string" calcext:value-type="string">
            <text:p>IS THIS PROPERTY NAME A CORRECT LABEL? (mark with X)</text:p>
          </table:table-cell>
          <table:table-cell table:style-name="ce11" office:value-type="string" calcext:value-type="string">
            <text:p>EXAMPLE 1</text:p>
          </table:table-cell>
          <table:table-cell table:style-name="ce11" office:value-type="string" calcext:value-type="string">
            <text:p>EXAMPLE 2</text:p>
          </table:table-cell>
          <table:table-cell table:style-name="ce19"/>
        </table:table-row>
        <table:table-row table:style-name="ro2">
          <table:table-cell table:formula="of:=HYPERLINK(&quot;http://dbpedia.org/ontology/associatedBand&quot;)" office:value-type="string" office:string-value="http://dbpedia.org/ontology/associatedBand" calcext:value-type="string">
            <text:p>http://dbpedia.org/ontology/associatedBand</text:p>
          </table:table-cell>
          <table:table-cell office:value-type="string" calcext:value-type="string">
            <text:p>associatedBand</text:p>
          </table:table-cell>
          <table:table-cell table:number-columns-repeated="2"/>
          <table:table-cell office:value-type="string" calcext:value-type="string">
            <text:p>an agent has associated band Social Distortion (an entity of type agent)</text:p>
          </table:table-cell>
          <table:table-cell office:value-type="string" calcext:value-type="string">
            <text:p>an agent has associated band Beastie Boys (an entity of type Band)</text:p>
          </table:table-cell>
          <table:table-cell table:formula="of:=HYPERLINK(&quot;http://goo.gl/9JwDA9&quot;;&quot;View More&quot;)" office:value-type="string" office:string-value="View More" calcext:value-type="string">
            <text:p>View More</text:p>
          </table:table-cell>
        </table:table-row>
        <table:table-row table:style-name="ro2">
          <table:table-cell table:formula="of:=HYPERLINK(&quot;http://dbpedia.org/property/artist&quot;)" office:value-type="string" office:string-value="http://dbpedia.org/property/artist" calcext:value-type="string">
            <text:p>http://dbpedia.org/property/artist</text:p>
          </table:table-cell>
          <table:table-cell office:value-type="string" calcext:value-type="string">
            <text:p>artist</text:p>
          </table:table-cell>
          <table:table-cell table:number-columns-repeated="2"/>
          <table:table-cell office:value-type="string" calcext:value-type="string">
            <text:p>an album has Artist ABBA (an entity of type Band)</text:p>
          </table:table-cell>
          <table:table-cell office:value-type="string" calcext:value-type="string">
            <text:p>a work has Artist Van der Graaf Generator (an entity of type Band)</text:p>
          </table:table-cell>
          <table:table-cell table:formula="of:=HYPERLINK(&quot;http://goo.gl/wfWLdz&quot;;&quot;View More&quot;)" office:value-type="string" office:string-value="View More" calcext:value-type="string">
            <text:p>View More</text:p>
          </table:table-cell>
        </table:table-row>
        <table:table-row table:style-name="ro2">
          <table:table-cell table:formula="of:=HYPERLINK(&quot;http://dbpedia.org/ontology/artist&quot;)" office:value-type="string" office:string-value="http://dbpedia.org/ontology/artist" calcext:value-type="string">
            <text:p>http://dbpedia.org/ontology/artist</text:p>
          </table:table-cell>
          <table:table-cell office:value-type="string" calcext:value-type="string">
            <text:p>artist</text:p>
          </table:table-cell>
          <table:table-cell table:number-columns-repeated="2"/>
          <table:table-cell office:value-type="string" calcext:value-type="string">
            <text:p>an album has artist King Crimson (an entity of type agent)</text:p>
          </table:table-cell>
          <table:table-cell office:value-type="string" calcext:value-type="string">
            <text:p>an album has artist Theatre of Tragedy (an entity of type Band)</text:p>
          </table:table-cell>
          <table:table-cell table:formula="of:=HYPERLINK(&quot;http://goo.gl/K7FsgA&quot;;&quot;View More&quot;)" office:value-type="string" office:string-value="View More" calcext:value-type="string">
            <text:p>View More</text:p>
          </table:table-cell>
        </table:table-row>
        <table:table-row table:style-name="ro2">
          <table:table-cell table:formula="of:=HYPERLINK(&quot;http://dbpedia.org/ontology/associatedMusicalArtist&quot;)" office:value-type="string" office:string-value="http://dbpedia.org/ontology/associatedMusicalArtist" calcext:value-type="string">
            <text:p>http://dbpedia.org/ontology/associatedMusicalArtist</text:p>
          </table:table-cell>
          <table:table-cell office:value-type="string" calcext:value-type="string">
            <text:p>associatedMusicalArtist</text:p>
          </table:table-cell>
          <table:table-cell table:number-columns-repeated="2"/>
          <table:table-cell office:value-type="string" calcext:value-type="string">
            <text:p>an agent has associated musical artist Grateful Dead (an entity of type agent)</text:p>
          </table:table-cell>
          <table:table-cell office:value-type="string" calcext:value-type="string">
            <text:p>a Band has associated musical artist Social Distortion (an entity of type organisation)</text:p>
          </table:table-cell>
          <table:table-cell table:formula="of:=HYPERLINK(&quot;http://goo.gl/r5hCCy&quot;;&quot;View More&quot;)" office:value-type="string" office:string-value="View More" calcext:value-type="string">
            <text:p>View More</text:p>
          </table:table-cell>
        </table:table-row>
        <table:table-row table:style-name="ro2">
          <table:table-cell table:formula="of:=HYPERLINK(&quot;http://dbpedia.org/ontology/musicalBand&quot;)" office:value-type="string" office:string-value="http://dbpedia.org/ontology/musicalBand" calcext:value-type="string">
            <text:p>http://dbpedia.org/ontology/musicalBand</text:p>
          </table:table-cell>
          <table:table-cell office:value-type="string" calcext:value-type="string">
            <text:p>musicalBand</text:p>
          </table:table-cell>
          <table:table-cell table:number-columns-repeated="2"/>
          <table:table-cell office:value-type="string" calcext:value-type="string">
            <text:p>a work has musical band New Order (an entity of type agent)</text:p>
          </table:table-cell>
          <table:table-cell office:value-type="string" calcext:value-type="string">
            <text:p>a musical work has musical band Missy Elliott (an entity of type agent)</text:p>
          </table:table-cell>
          <table:table-cell table:formula="of:=HYPERLINK(&quot;http://goo.gl/G2NF3t&quot;;&quot;View More&quot;)" office:value-type="string" office:string-value="View More" calcext:value-type="string">
            <text:p>View More</text:p>
          </table:table-cell>
        </table:table-row>
        <table:table-row table:style-name="ro2">
          <table:table-cell table:formula="of:=HYPERLINK(&quot;http://dbpedia.org/ontology/musicalArtist&quot;)" office:value-type="string" office:string-value="http://dbpedia.org/ontology/musicalArtist" calcext:value-type="string">
            <text:p>http://dbpedia.org/ontology/musicalArtist</text:p>
          </table:table-cell>
          <table:table-cell office:value-type="string" calcext:value-type="string">
            <text:p>musicalArtist</text:p>
          </table:table-cell>
          <table:table-cell table:number-columns-repeated="2"/>
          <table:table-cell office:value-type="string" calcext:value-type="string">
            <text:p>a musical work has musical artist Guns N' Roses (an entity of type agent)</text:p>
          </table:table-cell>
          <table:table-cell office:value-type="string" calcext:value-type="string">
            <text:p>a work has musical artist Pixie Lott (an entity of type artist)</text:p>
          </table:table-cell>
          <table:table-cell table:formula="of:=HYPERLINK(&quot;http://goo.gl/oO3MNW&quot;;&quot;View More&quot;)" office:value-type="string" office:string-value="View More" calcext:value-type="string">
            <text:p>View More</text:p>
          </table:table-cell>
        </table:table-row>
        <table:table-row table:style-name="ro2">
          <table:table-cell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 work has producer Cindy Hornickel (an entity of type agent)</text:p>
          </table:table-cell>
          <table:table-cell office:value-type="string" calcext:value-type="string">
            <text:p>a movie has producer Ronnie Screwvala (an entity of type person)</text:p>
          </table:table-cell>
          <table:table-cell table:formula="of:=HYPERLINK(&quot;http://goo.gl/0ABxon&quot;;&quot;View More&quot;)" office:value-type="string" office:string-value="View More" calcext:value-type="string">
            <text:p>View More</text:p>
          </table:table-cell>
        </table:table-row>
        <table:table-row table:style-name="ro2">
          <table:table-cell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Armin van Buuren, Ferry Corsten</text:p>
          </table:table-cell>
          <table:table-cell office:value-type="string" calcext:value-type="string">
            <text:p>a movie has writer Lubom%C3%ADr Drozd (an entity of type person)</text:p>
          </table:table-cell>
          <table:table-cell table:formula="of:=HYPERLINK(&quot;http://goo.gl/k2JNWA&quot;;&quot;View More&quot;)" office:value-type="string" office:string-value="View More" calcext:value-type="string">
            <text:p>View More</text:p>
          </table:table-cell>
        </table:table-row>
        <table:table-row table:style-name="ro1">
          <table:table-cell table:formula="of:=HYPERLINK(&quot;http://dbpedia.org/ontology/producer&quot;)" office:value-type="string" office:string-value="http://dbpedia.org/ontology/producer" calcext:value-type="string">
            <text:p>http://dbpedia.org/ontology/producer</text:p>
          </table:table-cell>
          <table:table-cell office:value-type="string" calcext:value-type="string">
            <text:p>producer</text:p>
          </table:table-cell>
          <table:table-cell table:number-columns-repeated="2"/>
          <table:table-cell office:value-type="string" calcext:value-type="string">
            <text:p>an album has producer Butch Walker (an entity of type agent)</text:p>
          </table:table-cell>
          <table:table-cell office:value-type="string" calcext:value-type="string">
            <text:p>a movie has producer John Smithson (an entity of type agent)</text:p>
          </table:table-cell>
          <table:table-cell table:formula="of:=HYPERLINK(&quot;http://goo.gl/REE7Sy&quot;;&quot;View More&quot;)" office:value-type="string" office:string-value="View More" calcext:value-type="string">
            <text:p>View More</text:p>
          </table:table-cell>
        </table:table-row>
        <table:table-row table:style-name="ro2">
          <table:table-cell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number-columns-repeated="2"/>
          <table:table-cell office:value-type="string" calcext:value-type="string">
            <text:p>a movie has writer Jason Filardi (an entity of type person)</text:p>
          </table:table-cell>
          <table:table-cell office:value-type="string" calcext:value-type="string">
            <text:p>a work has writer J%C3%B6rgen Elofsson (an entity of type person)</text:p>
          </table:table-cell>
          <table:table-cell table:formula="of:=HYPERLINK(&quot;http://goo.gl/SSpilV&quot;;&quot;View More&quot;)" office:value-type="string" office:string-value="View More" calcext:value-type="string">
            <text:p>View More</text:p>
          </table:table-cell>
        </table:table-row>
        <table:table-row table:style-name="ro2">
          <table:table-cell table:formula="of:=HYPERLINK(&quot;http://dbpedia.org/ontology/musicComposer&quot;)" office:value-type="string" office:string-value="http://dbpedia.org/ontology/musicComposer" calcext:value-type="string">
            <text:p>http://dbpedia.org/ontology/musicComposer</text:p>
          </table:table-cell>
          <table:table-cell office:value-type="string" calcext:value-type="string">
            <text:p>musicComposer</text:p>
          </table:table-cell>
          <table:table-cell table:number-columns-repeated="2"/>
          <table:table-cell office:value-type="string" calcext:value-type="string">
            <text:p>a work has music composer Frank Zappa (an entity of type musical artist)</text:p>
          </table:table-cell>
          <table:table-cell office:value-type="string" calcext:value-type="string">
            <text:p>a work has music composer Bill Conti (an entity of type person)</text:p>
          </table:table-cell>
          <table:table-cell table:formula="of:=HYPERLINK(&quot;http://goo.gl/Hz63fD&quot;;&quot;View More&quot;)" office:value-type="string" office:string-value="View More" calcext:value-type="string">
            <text:p>View More</text:p>
          </table:table-cell>
        </table:table-row>
        <table:table-row table:style-name="ro1">
          <table:table-cell table:formula="of:=HYPERLINK(&quot;http://dbpedia.org/property/author&quot;)" office:value-type="string" office:string-value="http://dbpedia.org/property/author" calcext:value-type="string">
            <text:p>http://dbpedia.org/property/author</text:p>
          </table:table-cell>
          <table:table-cell office:value-type="string" calcext:value-type="string">
            <text:p>author</text:p>
          </table:table-cell>
          <table:table-cell table:number-columns-repeated="2"/>
          <table:table-cell office:value-type="string" calcext:value-type="string">
            <text:p>a work has author Kurt Vonnegut (an entity of type writer)</text:p>
          </table:table-cell>
          <table:table-cell office:value-type="string" calcext:value-type="string">
            <text:p>a work has author Kurt Vonnegut (an entity of type artist)</text:p>
          </table:table-cell>
          <table:table-cell table:formula="of:=HYPERLINK(&quot;http://goo.gl/d35iOa&quot;;&quot;View More&quot;)" office:value-type="string" office:string-value="View More" calcext:value-type="string">
            <text:p>View More</text:p>
          </table:table-cell>
        </table:table-row>
        <table:table-row table:style-name="ro2">
          <table:table-cell table:formula="of:=HYPERLINK(&quot;http://dbpedia.org/property/recordedBy&quot;)" office:value-type="string" office:string-value="http://dbpedia.org/property/recordedBy" calcext:value-type="string">
            <text:p>http://dbpedia.org/property/recordedBy</text:p>
          </table:table-cell>
          <table:table-cell office:value-type="string" calcext:value-type="string">
            <text:p>recordedBy</text:p>
          </table:table-cell>
          <table:table-cell table:number-columns-repeated="2"/>
          <table:table-cell office:value-type="string" calcext:value-type="string">
            <text:p>a musical work has recorded by Conway Twitty (an entity of type person)</text:p>
          </table:table-cell>
          <table:table-cell office:value-type="string" calcext:value-type="string">
            <text:p>a work has recorded by John Fahey (musician) (an entity of type agent)</text:p>
          </table:table-cell>
          <table:table-cell table:formula="of:=HYPERLINK(&quot;http://goo.gl/MWcKry&quot;;&quot;View More&quot;)" office:value-type="string" office:string-value="View More" calcext:value-type="string">
            <text:p>View More</text:p>
          </table:table-cell>
        </table:table-row>
        <table:table-row table:style-name="ro1">
          <table:table-cell table:formula="of:=HYPERLINK(&quot;http://dbpedia.org/property/writer(s)_&quot;)" office:value-type="string" office:string-value="http://dbpedia.org/property/writer(s)_" calcext:value-type="string">
            <text:p>http://dbpedia.org/property/writer(s)_</text:p>
          </table:table-cell>
          <table:table-cell office:value-type="string" calcext:value-type="string">
            <text:p>writer(s)_</text:p>
          </table:table-cell>
          <table:table-cell table:number-columns-repeated="4"/>
          <table:table-cell table:formula="of:=HYPERLINK(&quot;http://goo.gl/AoGT2M&quot;;&quot;View More&quot;)" office:value-type="string" office:string-value="View More" calcext:value-type="string">
            <text:p>View More</text:p>
          </table:table-cell>
        </table:table-row>
        <table:table-row table:style-name="ro1">
          <table:table-cell table:formula="of:=HYPERLINK(&quot;http://dbpedia.org/ontology/author&quot;)" office:value-type="string" office:string-value="http://dbpedia.org/ontology/author" calcext:value-type="string">
            <text:p>http://dbpedia.org/ontology/author</text:p>
          </table:table-cell>
          <table:table-cell office:value-type="string" calcext:value-type="string">
            <text:p>author</text:p>
          </table:table-cell>
          <table:table-cell table:number-columns-repeated="2"/>
          <table:table-cell office:value-type="string" calcext:value-type="string">
            <text:p>a book has author Dan Brown (an entity of type agent)</text:p>
          </table:table-cell>
          <table:table-cell office:value-type="string" calcext:value-type="string">
            <text:p>a television show has author Terry Louise Fisher (an entity of type person)</text:p>
          </table:table-cell>
          <table:table-cell table:formula="of:=HYPERLINK(&quot;http://goo.gl/VRYKW5&quot;;&quot;View More&quot;)" office:value-type="string" office:string-value="View More" calcext:value-type="string">
            <text:p>View More</text:p>
          </table:table-cell>
        </table:table-row>
        <table:table-row table:style-name="ro2">
          <table:table-cell table:formula="of:=HYPERLINK(&quot;http://dbpedia.org/ontology/composer&quot;)" office:value-type="string" office:string-value="http://dbpedia.org/ontology/composer" calcext:value-type="string">
            <text:p>http://dbpedia.org/ontology/composer</text:p>
          </table:table-cell>
          <table:table-cell office:value-type="string" calcext:value-type="string">
            <text:p>composer</text:p>
          </table:table-cell>
          <table:table-cell table:number-columns-repeated="2"/>
          <table:table-cell office:value-type="string" calcext:value-type="string">
            <text:p>a video game has composer Matt Uelmen (an entity of type agent)</text:p>
          </table:table-cell>
          <table:table-cell office:value-type="string" calcext:value-type="string">
            <text:p>a work has composer David Wise (composer) (an entity of type musical artist)</text:p>
          </table:table-cell>
          <table:table-cell table:formula="of:=HYPERLINK(&quot;http://goo.gl/sb3t38&quot;;&quot;View More&quot;)" office:value-type="string" office:string-value="View More" calcext:value-type="string">
            <text:p>View More</text:p>
          </table:table-cell>
        </table:table-row>
        <table:table-row table:style-name="ro1">
          <table:table-cell table:formula="of:=HYPERLINK(&quot;http://dbpedia.org/property/composer&quot;)" office:value-type="string" office:string-value="http://dbpedia.org/property/composer" calcext:value-type="string">
            <text:p>http://dbpedia.org/property/composer</text:p>
          </table:table-cell>
          <table:table-cell office:value-type="string" calcext:value-type="string">
            <text:p>composer</text:p>
          </table:table-cell>
          <table:table-cell table:number-columns-repeated="2"/>
          <table:table-cell office:value-type="string" calcext:value-type="string">
            <text:p>a work has Composer Sean Murray (composer) (an entity of type musical artist)</text:p>
          </table:table-cell>
          <table:table-cell office:value-type="string" calcext:value-type="string">
            <text:p>a television show has Composer Stu Phillips (composer) (an entity of type musical artist)</text:p>
          </table:table-cell>
          <table:table-cell table:formula="of:=HYPERLINK(&quot;http://goo.gl/Pf3NvB&quot;;&quot;View More&quot;)" office:value-type="string" office:string-value="View More" calcext:value-type="string">
            <text:p>View More</text:p>
          </table:table-cell>
        </table:table-row>
        <table:table-row table:style-name="ro2">
          <table:table-cell table:formula="of:=HYPERLINK(&quot;http://dbpedia.org/ontology/musicBy&quot;)" office:value-type="string" office:string-value="http://dbpedia.org/ontology/musicBy" calcext:value-type="string">
            <text:p>http://dbpedia.org/ontology/musicBy</text:p>
          </table:table-cell>
          <table:table-cell office:value-type="string" calcext:value-type="string">
            <text:p>musicBy</text:p>
          </table:table-cell>
          <table:table-cell table:number-columns-repeated="2"/>
          <table:table-cell office:value-type="string" calcext:value-type="string">
            <text:p>a musical has music by Michael John LaChiusa (an entity of type person)</text:p>
          </table:table-cell>
          <table:table-cell office:value-type="string" calcext:value-type="string">
            <text:p>a work has music by Bj%C3%B6rn Ulvaeus (an entity of type artist)</text:p>
          </table:table-cell>
          <table:table-cell table:formula="of:=HYPERLINK(&quot;http://goo.gl/8UD3Ih&quot;;&quot;View More&quot;)" office:value-type="string" office:string-value="View More" calcext:value-type="string">
            <text:p>View More</text:p>
          </table:table-cell>
        </table:table-row>
        <table:table-row table:style-name="ro2">
          <table:table-cell table:style-name="ce6" table:formula="of:=HYPERLINK(&quot;http://dbpedia.org/property/bandName&quot;)" office:value-type="string" office:string-value="http://dbpedia.org/property/bandName" calcext:value-type="string">
            <text:p>http://dbpedia.org/property/bandName</text:p>
          </table:table-cell>
          <table:table-cell table:style-name="ce12" office:value-type="string" calcext:value-type="string">
            <text:p>bandName</text:p>
          </table:table-cell>
          <table:table-cell table:style-name="ce12" table:number-columns-repeated="2"/>
          <table:table-cell table:style-name="ce12" office:value-type="string" calcext:value-type="string">
            <text:p>a musical artist has band name Vildsvin(band)</text:p>
          </table:table-cell>
          <table:table-cell table:style-name="ce12" office:value-type="string" calcext:value-type="string">
            <text:p>an organisation has band name ArcAttack</text:p>
          </table:table-cell>
          <table:table-cell table:style-name="ce20" table:formula="of:=HYPERLINK(&quot;http://goo.gl/uRYxVu&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8" office:value-type="string" calcext:value-type="string">
            <text:p>CONTEXT LABEL</text:p>
          </table:table-cell>
          <table:table-cell table:style-name="ce8" table:number-columns-repeated="4"/>
          <table:table-cell table:style-name="ce15"/>
        </table:table-row>
        <table:table-row table:style-name="ro1">
          <table:table-cell office:value-type="float" office:value="2125380335" calcext:value-type="float">
            <text:p>2125380335</text:p>
          </table:table-cell>
          <table:table-cell office:value-type="string" calcext:value-type="string">
            <text:p>musical instruments</text:p>
          </table:table-cell>
          <table:table-cell table:number-columns-repeated="5"/>
        </table:table-row>
        <table:table-row table:style-name="ro1">
          <table:table-cell table:style-name="ce3" office:value-type="string" calcext:value-type="string">
            <text:p>GROUP VALUES</text:p>
          </table:table-cell>
          <table:table-cell table:style-name="ce9" table:number-columns-repeated="5"/>
          <table:table-cell table:style-name="ce17"/>
        </table:table-row>
        <table:table-row table:style-name="ro1">
          <table:table-cell table:style-name="ce4" office:value-type="string" calcext:value-type="string">
            <text:p>Ancient civilizations</text:p>
          </table:table-cell>
          <table:table-cell table:style-name="ce10" office:value-type="string" calcext:value-type="string">
            <text:p>Ancient Rome</text:p>
          </table:table-cell>
          <table:table-cell table:style-name="ce10" office:value-type="string" calcext:value-type="string">
            <text:p>Arabia</text:p>
          </table:table-cell>
          <table:table-cell table:style-name="ce10" office:value-type="string" calcext:value-type="string">
            <text:p>Armenia</text:p>
          </table:table-cell>
          <table:table-cell table:style-name="ce10" office:value-type="string" calcext:value-type="string">
            <text:p>Australia</text:p>
          </table:table-cell>
          <table:table-cell table:style-name="ce10"/>
          <table:table-cell table:style-name="ce18"/>
        </table:table-row>
        <table:table-row table:style-name="ro1">
          <table:table-cell table:style-name="ce4" office:value-type="string" calcext:value-type="string">
            <text:p>Azerbaijan</text:p>
          </table:table-cell>
          <table:table-cell table:style-name="ce10" office:value-type="string" calcext:value-type="string">
            <text:p>Azerbaijan, Iran</text:p>
          </table:table-cell>
          <table:table-cell table:style-name="ce10" office:value-type="string" calcext:value-type="string">
            <text:p>Balkans, Southeast Europe</text:p>
          </table:table-cell>
          <table:table-cell table:style-name="ce10" office:value-type="string" calcext:value-type="string">
            <text:p>Belgium</text:p>
          </table:table-cell>
          <table:table-cell table:style-name="ce10" office:value-type="string" calcext:value-type="string">
            <text:p>Bolivia</text:p>
          </table:table-cell>
          <table:table-cell table:style-name="ce10"/>
          <table:table-cell table:style-name="ce18"/>
        </table:table-row>
        <table:table-row table:style-name="ro1">
          <table:table-cell table:style-name="ce4" office:value-type="string" calcext:value-type="string">
            <text:p>Cambodia</text:p>
          </table:table-cell>
          <table:table-cell table:style-name="ce10" office:value-type="string" calcext:value-type="string">
            <text:p>Canada</text:p>
          </table:table-cell>
          <table:table-cell table:style-name="ce10" office:value-type="string" calcext:value-type="string">
            <text:p>Catalonia</text:p>
          </table:table-cell>
          <table:table-cell table:style-name="ce10" office:value-type="string" calcext:value-type="string">
            <text:p>Celtic</text:p>
          </table:table-cell>
          <table:table-cell table:style-name="ce10" office:value-type="string" calcext:value-type="string">
            <text:p>Central Europe</text:p>
          </table:table-cell>
          <table:table-cell table:style-name="ce10"/>
          <table:table-cell table:style-name="ce18"/>
        </table:table-row>
        <table:table-row table:style-name="ro1">
          <table:table-cell table:style-name="ce4" office:value-type="string" calcext:value-type="string">
            <text:p>China</text:p>
          </table:table-cell>
          <table:table-cell table:style-name="ce10" office:value-type="string" calcext:value-type="string">
            <text:p>Croatia</text:p>
          </table:table-cell>
          <table:table-cell table:style-name="ce10" office:value-type="string" calcext:value-type="string">
            <text:p>Cuba</text:p>
          </table:table-cell>
          <table:table-cell table:style-name="ce10" office:value-type="string" calcext:value-type="string">
            <text:p>England</text:p>
          </table:table-cell>
          <table:table-cell table:style-name="ce10" office:value-type="string" calcext:value-type="string">
            <text:p>Ethiopia</text:p>
          </table:table-cell>
          <table:table-cell table:style-name="ce10"/>
          <table:table-cell table:style-name="ce18"/>
        </table:table-row>
        <table:table-row table:style-name="ro1">
          <table:table-cell table:style-name="ce4" office:value-type="string" calcext:value-type="string">
            <text:p>Etruscan</text:p>
          </table:table-cell>
          <table:table-cell table:style-name="ce10" office:value-type="string" calcext:value-type="string">
            <text:p>Europe</text:p>
          </table:table-cell>
          <table:table-cell table:style-name="ce10" office:value-type="string" calcext:value-type="string">
            <text:p>France</text:p>
          </table:table-cell>
          <table:table-cell table:style-name="ce10" office:value-type="string" calcext:value-type="string">
            <text:p>Germany</text:p>
          </table:table-cell>
          <table:table-cell table:style-name="ce10" office:value-type="string" calcext:value-type="string">
            <text:p>Ghana</text:p>
          </table:table-cell>
          <table:table-cell table:style-name="ce10"/>
          <table:table-cell table:style-name="ce18"/>
        </table:table-row>
        <table:table-row table:style-name="ro1">
          <table:table-cell table:style-name="ce4" office:value-type="string" calcext:value-type="string">
            <text:p>Greece</text:p>
          </table:table-cell>
          <table:table-cell table:style-name="ce10" office:value-type="string" calcext:value-type="string">
            <text:p>Hawaii</text:p>
          </table:table-cell>
          <table:table-cell table:style-name="ce10" office:value-type="string" calcext:value-type="string">
            <text:p>India</text:p>
          </table:table-cell>
          <table:table-cell table:style-name="ce10" office:value-type="string" calcext:value-type="string">
            <text:p>Indonesia/Philippines</text:p>
          </table:table-cell>
          <table:table-cell table:style-name="ce10" office:value-type="string" calcext:value-type="string">
            <text:p>Iran</text:p>
          </table:table-cell>
          <table:table-cell table:style-name="ce10"/>
          <table:table-cell table:style-name="ce18"/>
        </table:table-row>
        <table:table-row table:style-name="ro1">
          <table:table-cell table:style-name="ce4" office:value-type="string" calcext:value-type="string">
            <text:p>Ireland</text:p>
          </table:table-cell>
          <table:table-cell table:style-name="ce10" office:value-type="string" calcext:value-type="string">
            <text:p>Italy</text:p>
          </table:table-cell>
          <table:table-cell table:style-name="ce10" office:value-type="string" calcext:value-type="string">
            <text:p>Japan</text:p>
          </table:table-cell>
          <table:table-cell table:style-name="ce10" office:value-type="string" calcext:value-type="string">
            <text:p>Korea</text:p>
          </table:table-cell>
          <table:table-cell table:style-name="ce10" office:value-type="string" calcext:value-type="string">
            <text:p>Laos</text:p>
          </table:table-cell>
          <table:table-cell table:style-name="ce10"/>
          <table:table-cell table:style-name="ce18"/>
        </table:table-row>
        <table:table-row table:style-name="ro2">
          <table:table-cell table:style-name="ce4" office:value-type="string" calcext:value-type="string">
            <text:p>Latin America</text:p>
          </table:table-cell>
          <table:table-cell table:style-name="ce10" office:value-type="string" calcext:value-type="string">
            <text:p>Lithuania</text:p>
          </table:table-cell>
          <table:table-cell table:style-name="ce10" office:value-type="string" calcext:value-type="string">
            <text:p>Madagascar</text:p>
          </table:table-cell>
          <table:table-cell table:style-name="ce10" office:value-type="string" calcext:value-type="string">
            <text:p>New Zealand</text:p>
          </table:table-cell>
          <table:table-cell table:style-name="ce10" office:value-type="string" calcext:value-type="string">
            <text:p>North America</text:p>
          </table:table-cell>
          <table:table-cell table:style-name="ce10"/>
          <table:table-cell table:style-name="ce18"/>
        </table:table-row>
        <table:table-row table:style-name="ro1">
          <table:table-cell table:style-name="ce4" office:value-type="string" calcext:value-type="string">
            <text:p>Northern Africa</text:p>
          </table:table-cell>
          <table:table-cell table:style-name="ce10" office:value-type="string" calcext:value-type="string">
            <text:p>North India</text:p>
          </table:table-cell>
          <table:table-cell table:style-name="ce10" office:value-type="string" calcext:value-type="string">
            <text:p>Peru</text:p>
          </table:table-cell>
          <table:table-cell table:style-name="ce10" office:value-type="string" calcext:value-type="string">
            <text:p>Philippines</text:p>
          </table:table-cell>
          <table:table-cell table:style-name="ce10" office:value-type="string" calcext:value-type="string">
            <text:p>Polynesia</text:p>
          </table:table-cell>
          <table:table-cell table:style-name="ce10"/>
          <table:table-cell table:style-name="ce18"/>
        </table:table-row>
        <table:table-row table:style-name="ro1">
          <table:table-cell table:style-name="ce4" office:value-type="string" calcext:value-type="string">
            <text:p>Polynesia, Africa, East Asia</text:p>
          </table:table-cell>
          <table:table-cell table:style-name="ce10" office:value-type="string" calcext:value-type="string">
            <text:p>Rome</text:p>
          </table:table-cell>
          <table:table-cell table:style-name="ce10" office:value-type="string" calcext:value-type="string">
            <text:p>Russia</text:p>
          </table:table-cell>
          <table:table-cell table:style-name="ce10" office:value-type="string" calcext:value-type="string">
            <text:p>Sardinia</text:p>
          </table:table-cell>
          <table:table-cell table:style-name="ce10" office:value-type="string" calcext:value-type="string">
            <text:p>Scandinavia</text:p>
          </table:table-cell>
          <table:table-cell table:style-name="ce10"/>
          <table:table-cell table:style-name="ce18"/>
        </table:table-row>
        <table:table-row table:style-name="ro1">
          <table:table-cell table:style-name="ce4" office:value-type="string" calcext:value-type="string">
            <text:p>Sicily</text:p>
          </table:table-cell>
          <table:table-cell table:style-name="ce10" office:value-type="string" calcext:value-type="string">
            <text:p>Slovakia</text:p>
          </table:table-cell>
          <table:table-cell table:style-name="ce10" office:value-type="string" calcext:value-type="string">
            <text:p>South Africa</text:p>
          </table:table-cell>
          <table:table-cell table:style-name="ce10" office:value-type="string" calcext:value-type="string">
            <text:p>South-Africa</text:p>
          </table:table-cell>
          <table:table-cell table:style-name="ce10" office:value-type="string" calcext:value-type="string">
            <text:p>South America</text:p>
          </table:table-cell>
          <table:table-cell table:style-name="ce10"/>
          <table:table-cell table:style-name="ce18"/>
        </table:table-row>
        <table:table-row table:style-name="ro1">
          <table:table-cell table:style-name="ce4" office:value-type="string" calcext:value-type="string">
            <text:p>South India</text:p>
          </table:table-cell>
          <table:table-cell table:style-name="ce10" office:value-type="string" calcext:value-type="string">
            <text:p>Spain</text:p>
          </table:table-cell>
          <table:table-cell table:style-name="ce10" office:value-type="string" calcext:value-type="string">
            <text:p>Switzerland</text:p>
          </table:table-cell>
          <table:table-cell table:style-name="ce10" office:value-type="string" calcext:value-type="string">
            <text:p>Thailand</text:p>
          </table:table-cell>
          <table:table-cell table:style-name="ce10" office:value-type="string" calcext:value-type="string">
            <text:p>Tibet</text:p>
          </table:table-cell>
          <table:table-cell table:style-name="ce10"/>
          <table:table-cell table:style-name="ce18"/>
        </table:table-row>
        <table:table-row table:style-name="ro1">
          <table:table-cell table:style-name="ce4" office:value-type="string" calcext:value-type="string">
            <text:p>Turkey</text:p>
          </table:table-cell>
          <table:table-cell table:style-name="ce10" office:value-type="string" calcext:value-type="string">
            <text:p>US</text:p>
          </table:table-cell>
          <table:table-cell table:style-name="ce10" office:value-type="string" calcext:value-type="string">
            <text:p>Vietnam</text:p>
          </table:table-cell>
          <table:table-cell table:style-name="ce10" office:value-type="string" calcext:value-type="string">
            <text:p>Western Europe</text:p>
          </table:table-cell>
          <table:table-cell table:style-name="ce10" office:value-type="string" calcext:value-type="string">
            <text:p>Western Europe/North America</text:p>
          </table:table-cell>
          <table:table-cell table:style-name="ce10"/>
          <table:table-cell table:style-name="ce18"/>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1" office:value-type="string" calcext:value-type="string">
            <text:p>PROPERTY NAME</text:p>
          </table:table-cell>
          <table:table-cell table:style-name="ce11" office:value-type="string" calcext:value-type="string">
            <text:p>RATE THE RELEVANCE OF THE PROPERTY</text:p>
          </table:table-cell>
          <table:table-cell table:style-name="ce11" office:value-type="string" calcext:value-type="string">
            <text:p>IS THIS PROPERTY NAME A CORRECT LABEL? (mark with X)</text:p>
          </table:table-cell>
          <table:table-cell table:style-name="ce11" office:value-type="string" calcext:value-type="string">
            <text:p>EXAMPLE 1</text:p>
          </table:table-cell>
          <table:table-cell table:style-name="ce11" office:value-type="string" calcext:value-type="string">
            <text:p>EXAMPLE 2</text:p>
          </table:table-cell>
          <table:table-cell table:style-name="ce19"/>
        </table:table-row>
        <table:table-row table:style-name="ro1">
          <table:table-cell table:formula="of:=HYPERLINK(&quot;http://dbpedia.org/property/origin&quot;)" office:value-type="string" office:string-value="http://dbpedia.org/property/origin" calcext:value-type="string">
            <text:p>http://dbpedia.org/property/origin</text:p>
          </table:table-cell>
          <table:table-cell office:value-type="string" calcext:value-type="string">
            <text:p>origin</text:p>
          </table:table-cell>
          <table:table-cell table:number-columns-repeated="2"/>
          <table:table-cell office:value-type="string" calcext:value-type="string">
            <text:p>a musical artist has origin London (an entity of type city)</text:p>
          </table:table-cell>
          <table:table-cell office:value-type="string" calcext:value-type="string">
            <text:p>an agent has origin Frankfurt (an entity of type municipality)</text:p>
          </table:table-cell>
          <table:table-cell table:formula="of:=HYPERLINK(&quot;http://goo.gl/Hgu838&quot;;&quot;View More&quot;)" office:value-type="string" office:string-value="View More" calcext:value-type="string">
            <text:p>View More</text:p>
          </table:table-cell>
        </table:table-row>
        <table:table-row table:style-name="ro1">
          <table:table-cell table:formula="of:=HYPERLINK(&quot;http://dbpedia.org/ontology/hometown&quot;)" office:value-type="string" office:string-value="http://dbpedia.org/ontology/hometown" calcext:value-type="string">
            <text:p>http://dbpedia.org/ontology/hometown</text:p>
          </table:table-cell>
          <table:table-cell office:value-type="string" calcext:value-type="string">
            <text:p>hometown</text:p>
          </table:table-cell>
          <table:table-cell table:number-columns-repeated="2"/>
          <table:table-cell office:value-type="string" calcext:value-type="string">
            <text:p>an agent has home town Germany (an entity of type country)</text:p>
          </table:table-cell>
          <table:table-cell office:value-type="string" calcext:value-type="string">
            <text:p>an agent has home town Frankfurt (an entity of type municipality)</text:p>
          </table:table-cell>
          <table:table-cell table:formula="of:=HYPERLINK(&quot;http://goo.gl/XOt5hL&quot;;&quot;View More&quot;)" office:value-type="string" office:string-value="View More" calcext:value-type="string">
            <text:p>View More</text:p>
          </table:table-cell>
        </table:table-row>
        <table:table-row table:style-name="ro2">
          <table:table-cell table:formula="of:=HYPERLINK(&quot;http://dbpedia.org/property/tradition&quot;)" office:value-type="string" office:string-value="http://dbpedia.org/property/tradition" calcext:value-type="string">
            <text:p>http://dbpedia.org/property/tradition</text:p>
          </table:table-cell>
          <table:table-cell office:value-type="string" calcext:value-type="string">
            <text:p>tradition</text:p>
          </table:table-cell>
          <table:table-cell table:number-columns-repeated="2"/>
          <table:table-cell office:value-type="string" calcext:value-type="string">
            <text:p>a saint has tradition Uwaisi</text:p>
          </table:table-cell>
          <table:table-cell office:value-type="string" calcext:value-type="string">
            <text:p>an architectural structure has tradition Traditional Catholic</text:p>
          </table:table-cell>
          <table:table-cell table:formula="of:=HYPERLINK(&quot;http://goo.gl/LlvrMP&quot;;&quot;View More&quot;)" office:value-type="string" office:string-value="View More" calcext:value-type="string">
            <text:p>View More</text:p>
          </table:table-cell>
        </table:table-row>
        <table:table-row table:style-name="ro1">
          <table:table-cell table:formula="of:=HYPERLINK(&quot;http://dbpedia.org/property/country&quot;)" office:value-type="string" office:string-value="http://dbpedia.org/property/country" calcext:value-type="string">
            <text:p>http://dbpedia.org/property/country</text:p>
          </table:table-cell>
          <table:table-cell office:value-type="string" calcext:value-type="string">
            <text:p>country</text:p>
          </table:table-cell>
          <table:table-cell table:number-columns-repeated="2"/>
          <table:table-cell office:value-type="string" calcext:value-type="string">
            <text:p>a natural place has country Sweden</text:p>
          </table:table-cell>
          <table:table-cell office:value-type="string" calcext:value-type="string">
            <text:p>an award has country Czech Republic (an entity of type place)</text:p>
          </table:table-cell>
          <table:table-cell table:formula="of:=HYPERLINK(&quot;http://goo.gl/4OKNh3&quot;;&quot;View More&quot;)" office:value-type="string" office:string-value="View More" calcext:value-type="string">
            <text:p>View More</text:p>
          </table:table-cell>
        </table:table-row>
        <table:table-row table:style-name="ro1">
          <table:table-cell table:formula="of:=HYPERLINK(&quot;http://dbpedia.org/ontology/country&quot;)" office:value-type="string" office:string-value="http://dbpedia.org/ontology/country" calcext:value-type="string">
            <text:p>http://dbpedia.org/ontology/country</text:p>
          </table:table-cell>
          <table:table-cell office:value-type="string" calcext:value-type="string">
            <text:p>country</text:p>
          </table:table-cell>
          <table:table-cell table:number-columns-repeated="2"/>
          <table:table-cell office:value-type="string" calcext:value-type="string">
            <text:p>an university has country France (an entity of type populated place)</text:p>
          </table:table-cell>
          <table:table-cell office:value-type="string" calcext:value-type="string">
            <text:p>a village has country Serbia (an entity of type populated place)</text:p>
          </table:table-cell>
          <table:table-cell table:formula="of:=HYPERLINK(&quot;http://goo.gl/UwgP5r&quot;;&quot;View More&quot;)" office:value-type="string" office:string-value="View More" calcext:value-type="string">
            <text:p>View More</text:p>
          </table:table-cell>
        </table:table-row>
        <table:table-row table:style-name="ro2">
          <table:table-cell table:formula="of:=HYPERLINK(&quot;http://dbpedia.org/property/region&quot;)" office:value-type="string" office:string-value="http://dbpedia.org/property/region" calcext:value-type="string">
            <text:p>http://dbpedia.org/property/region</text:p>
          </table:table-cell>
          <table:table-cell office:value-type="string" calcext:value-type="string">
            <text:p>region</text:p>
          </table:table-cell>
          <table:table-cell table:number-columns-repeated="2"/>
          <table:table-cell office:value-type="string" calcext:value-type="string">
            <text:p>a stream has region J%C3%A4mtland (an entity of type municipality)</text:p>
          </table:table-cell>
          <table:table-cell office:value-type="string" calcext:value-type="string">
            <text:p>a place has region Nord-Pas-de-Calais (an entity of type populated place)</text:p>
          </table:table-cell>
          <table:table-cell table:formula="of:=HYPERLINK(&quot;http://goo.gl/TAHZjJ&quot;;&quot;View More&quot;)" office:value-type="string" office:string-value="View More" calcext:value-type="string">
            <text:p>View More</text:p>
          </table:table-cell>
        </table:table-row>
        <table:table-row table:style-name="ro2">
          <table:table-cell table:formula="of:=HYPERLINK(&quot;http://dbpedia.org/property/culturalOrigins&quot;)" office:value-type="string" office:string-value="http://dbpedia.org/property/culturalOrigins" calcext:value-type="string">
            <text:p>http://dbpedia.org/property/culturalOrigins</text:p>
          </table:table-cell>
          <table:table-cell office:value-type="string" calcext:value-type="string">
            <text:p>culturalOrigins</text:p>
          </table:table-cell>
          <table:table-cell table:number-columns-repeated="2"/>
          <table:table-cell office:value-type="string" calcext:value-type="string">
            <text:p>a music genre has cultural origins Comedy music (an entity of type genre)</text:p>
          </table:table-cell>
          <table:table-cell office:value-type="string" calcext:value-type="string">
            <text:p>a music genre has cultural origins India (an entity of type populated place)</text:p>
          </table:table-cell>
          <table:table-cell table:formula="of:=HYPERLINK(&quot;http://goo.gl/zJEg3n&quot;;&quot;View More&quot;)" office:value-type="string" office:string-value="View More" calcext:value-type="string">
            <text:p>View More</text:p>
          </table:table-cell>
        </table:table-row>
        <table:table-row table:style-name="ro1">
          <table:table-cell table:formula="of:=HYPERLINK(&quot;http://dbpedia.org/property/ethnicity&quot;)" office:value-type="string" office:string-value="http://dbpedia.org/property/ethnicity" calcext:value-type="string">
            <text:p>http://dbpedia.org/property/ethnicity</text:p>
          </table:table-cell>
          <table:table-cell office:value-type="string" calcext:value-type="string">
            <text:p>ethnicity</text:p>
          </table:table-cell>
          <table:table-cell table:number-columns-repeated="2"/>
          <table:table-cell office:value-type="string" calcext:value-type="string">
            <text:p>an agent has ethnicity Jews (an entity of type place)</text:p>
          </table:table-cell>
          <table:table-cell office:value-type="string" calcext:value-type="string">
            <text:p>a writer has ethnicity White people (an entity of type ethnic group)</text:p>
          </table:table-cell>
          <table:table-cell table:formula="of:=HYPERLINK(&quot;http://goo.gl/Sp5sgj&quot;;&quot;View More&quot;)" office:value-type="string" office:string-value="View More" calcext:value-type="string">
            <text:p>View More</text:p>
          </table:table-cell>
        </table:table-row>
        <table:table-row table:style-name="ro2">
          <table:table-cell table:formula="of:=HYPERLINK(&quot;http://dbpedia.org/property/countries&quot;)" office:value-type="string" office:string-value="http://dbpedia.org/property/countries" calcext:value-type="string">
            <text:p>http://dbpedia.org/property/countries</text:p>
          </table:table-cell>
          <table:table-cell office:value-type="string" calcext:value-type="string">
            <text:p>countries</text:p>
          </table:table-cell>
          <table:table-cell table:number-columns-repeated="2"/>
          <table:table-cell office:value-type="string" calcext:value-type="string">
            <text:p>a body of water has countries New Zealand (an entity of type country)</text:p>
          </table:table-cell>
          <table:table-cell office:value-type="string" calcext:value-type="string">
            <text:p>an infrastructure has countries Spain (an entity of type place)</text:p>
          </table:table-cell>
          <table:table-cell table:formula="of:=HYPERLINK(&quot;http://goo.gl/yL4kqO&quot;;&quot;View More&quot;)" office:value-type="string" office:string-value="View More" calcext:value-type="string">
            <text:p>View More</text:p>
          </table:table-cell>
        </table:table-row>
        <table:table-row table:style-name="ro2">
          <table:table-cell table:formula="of:=HYPERLINK(&quot;http://dbpedia.org/property/origins&quot;)" office:value-type="string" office:string-value="http://dbpedia.org/property/origins" calcext:value-type="string">
            <text:p>http://dbpedia.org/property/origins</text:p>
          </table:table-cell>
          <table:table-cell office:value-type="string" calcext:value-type="string">
            <text:p>origins</text:p>
          </table:table-cell>
          <table:table-cell table:number-columns-repeated="2"/>
          <table:table-cell office:value-type="string" calcext:value-type="string">
            <text:p>an agent has origins Colombian</text:p>
          </table:table-cell>
          <table:table-cell office:value-type="string" calcext:value-type="string">
            <text:p>a non-profit organisation has origins Williamsburg, Virginia (an entity of type populated place)</text:p>
          </table:table-cell>
          <table:table-cell table:formula="of:=HYPERLINK(&quot;http://goo.gl/9XGQQz&quot;;&quot;View More&quot;)" office:value-type="string" office:string-value="View More" calcext:value-type="string">
            <text:p>View More</text:p>
          </table:table-cell>
        </table:table-row>
        <table:table-row table:style-name="ro2">
          <table:table-cell table:formula="of:=HYPERLINK(&quot;http://dbpedia.org/property/locations&quot;)" office:value-type="string" office:string-value="http://dbpedia.org/property/locations" calcext:value-type="string">
            <text:p>http://dbpedia.org/property/locations</text:p>
          </table:table-cell>
          <table:table-cell office:value-type="string" calcext:value-type="string">
            <text:p>locations</text:p>
          </table:table-cell>
          <table:table-cell table:number-columns-repeated="2"/>
          <table:table-cell office:value-type="string" calcext:value-type="string">
            <text:p>a company has locations Wroc%C5%82aw (an entity of type populated place)</text:p>
          </table:table-cell>
          <table:table-cell office:value-type="string" calcext:value-type="string">
            <text:p>an agent has locations Pomigliano d'Arco (an entity of type municipality)</text:p>
          </table:table-cell>
          <table:table-cell table:formula="of:=HYPERLINK(&quot;http://goo.gl/v6HgMK&quot;;&quot;View More&quot;)" office:value-type="string" office:string-value="View More" calcext:value-type="string">
            <text:p>View More</text:p>
          </table:table-cell>
        </table:table-row>
        <table:table-row table:style-name="ro2">
          <table:table-cell table:style-name="ce6" table:formula="of:=HYPERLINK(&quot;http://dbpedia.org/property/regions&quot;)" office:value-type="string" office:string-value="http://dbpedia.org/property/regions" calcext:value-type="string">
            <text:p>http://dbpedia.org/property/regions</text:p>
          </table:table-cell>
          <table:table-cell table:style-name="ce12" office:value-type="string" calcext:value-type="string">
            <text:p>regions</text:p>
          </table:table-cell>
          <table:table-cell table:style-name="ce12" table:number-columns-repeated="2"/>
          <table:table-cell table:style-name="ce12" office:value-type="string" calcext:value-type="string">
            <text:p>an architectural structure has regions Moravian-Silesian Region (an entity of type municipality)</text:p>
          </table:table-cell>
          <table:table-cell table:style-name="ce12" office:value-type="string" calcext:value-type="string">
            <text:p>a species has regions Italy</text:p>
          </table:table-cell>
          <table:table-cell table:style-name="ce20" table:formula="of:=HYPERLINK(&quot;http://goo.gl/iZEK3H&quot;;&quot;View More&quot;)" office:value-type="string" office:string-value="View More" calcext:value-type="string">
            <text:p>View More</text:p>
          </table:table-cell>
        </table:table-row>
        <table:table-row table:style-name="ro1">
          <table:table-cell table:style-name="ce7"/>
          <table:table-cell table:number-columns-repeated="5"/>
          <table:table-cell table:style-name="ce7"/>
        </table:table-row>
        <table:table-row table:style-name="ro1">
          <table:table-cell table:style-name="ce1" office:value-type="string" calcext:value-type="string">
            <text:p>GROUP ID</text:p>
          </table:table-cell>
          <table:table-cell table:style-name="ce8" office:value-type="string" calcext:value-type="string">
            <text:p>CONTEXT LABEL</text:p>
          </table:table-cell>
          <table:table-cell table:style-name="ce8" table:number-columns-repeated="4"/>
          <table:table-cell table:style-name="ce15"/>
        </table:table-row>
        <table:table-row table:style-name="ro1">
          <table:table-cell office:value-type="float" office:value="1568257892" calcext:value-type="float">
            <text:p>1568257892</text:p>
          </table:table-cell>
          <table:table-cell office:value-type="string" calcext:value-type="string">
            <text:p>politicians</text:p>
          </table:table-cell>
          <table:table-cell table:number-columns-repeated="5"/>
        </table:table-row>
        <table:table-row table:style-name="ro1">
          <table:table-cell table:style-name="ce3" office:value-type="string" calcext:value-type="string">
            <text:p>GROUP VALUES</text:p>
          </table:table-cell>
          <table:table-cell table:style-name="ce9" table:number-columns-repeated="5"/>
          <table:table-cell table:style-name="ce17"/>
        </table:table-row>
        <table:table-row table:style-name="ro1">
          <table:table-cell table:style-name="ce4" office:value-type="string" calcext:value-type="string">
            <text:p>Democratic</text:p>
          </table:table-cell>
          <table:table-cell table:style-name="ce10" office:value-type="string" calcext:value-type="string">
            <text:p>Democratic-Republican</text:p>
          </table:table-cell>
          <table:table-cell table:style-name="ce10" office:value-type="string" calcext:value-type="string">
            <text:p>Federalist</text:p>
          </table:table-cell>
          <table:table-cell table:style-name="ce10" office:value-type="string" calcext:value-type="string">
            <text:p>Independent</text:p>
          </table:table-cell>
          <table:table-cell table:style-name="ce10" office:value-type="string" calcext:value-type="string">
            <text:p>National Union</text:p>
          </table:table-cell>
          <table:table-cell table:style-name="ce10"/>
          <table:table-cell table:style-name="ce18"/>
        </table:table-row>
        <table:table-row table:style-name="ro1">
          <table:table-cell table:style-name="ce4" office:value-type="string" calcext:value-type="string">
            <text:p>Republican</text:p>
          </table:table-cell>
          <table:table-cell table:style-name="ce10" office:value-type="string" calcext:value-type="string">
            <text:p>Whig</text:p>
          </table:table-cell>
          <table:table-cell table:style-name="ce10" table:number-columns-repeated="4"/>
          <table:table-cell table:style-name="ce18"/>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1" office:value-type="string" calcext:value-type="string">
            <text:p>PROPERTY NAME</text:p>
          </table:table-cell>
          <table:table-cell table:style-name="ce11" office:value-type="string" calcext:value-type="string">
            <text:p>RATE THE RELEVANCE OF THE PROPERTY</text:p>
          </table:table-cell>
          <table:table-cell table:style-name="ce11" office:value-type="string" calcext:value-type="string">
            <text:p>IS THIS PROPERTY NAME A CORRECT LABEL? (mark with X)</text:p>
          </table:table-cell>
          <table:table-cell table:style-name="ce11" office:value-type="string" calcext:value-type="string">
            <text:p>EXAMPLE 1</text:p>
          </table:table-cell>
          <table:table-cell table:style-name="ce11" office:value-type="string" calcext:value-type="string">
            <text:p>EXAMPLE 2</text:p>
          </table:table-cell>
          <table:table-cell table:style-name="ce19"/>
        </table:table-row>
        <table:table-row table:style-name="ro2">
          <table:table-cell table:formula="of:=HYPERLINK(&quot;http://dbpedia.org/property/party&quot;)" office:value-type="string" office:string-value="http://dbpedia.org/property/party" calcext:value-type="string">
            <text:p>http://dbpedia.org/property/party</text:p>
          </table:table-cell>
          <table:table-cell office:value-type="string" calcext:value-type="string">
            <text:p>party</text:p>
          </table:table-cell>
          <table:table-cell table:number-columns-repeated="2"/>
          <table:table-cell office:value-type="string" calcext:value-type="string">
            <text:p>a person has party Radical Party (France) (an entity of type organisation)</text:p>
          </table:table-cell>
          <table:table-cell office:value-type="string" calcext:value-type="string">
            <text:p>a politician has party Republican People's Party (Turkey) (an entity of type political party)</text:p>
          </table:table-cell>
          <table:table-cell table:formula="of:=HYPERLINK(&quot;http://goo.gl/289m4V&quot;;&quot;View More&quot;)" office:value-type="string" office:string-value="View More" calcext:value-type="string">
            <text:p>View More</text:p>
          </table:table-cell>
        </table:table-row>
        <table:table-row table:style-name="ro1">
          <table:table-cell table:formula="of:=HYPERLINK(&quot;http://dbpedia.org/ontology/party&quot;)" office:value-type="string" office:string-value="http://dbpedia.org/ontology/party" calcext:value-type="string">
            <text:p>http://dbpedia.org/ontology/party</text:p>
          </table:table-cell>
          <table:table-cell office:value-type="string" calcext:value-type="string">
            <text:p>party</text:p>
          </table:table-cell>
          <table:table-cell table:number-columns-repeated="2"/>
          <table:table-cell office:value-type="string" calcext:value-type="string">
            <text:p>an agent has party Nationalist Republican Party (an entity of type agent)</text:p>
          </table:table-cell>
          <table:table-cell office:value-type="string" calcext:value-type="string">
            <text:p>an agent has party Unionist Party (Guatemala) (an entity of type agent)</text:p>
          </table:table-cell>
          <table:table-cell table:formula="of:=HYPERLINK(&quot;http://goo.gl/V2hqJ1&quot;;&quot;View More&quot;)" office:value-type="string" office:string-value="View More" calcext:value-type="string">
            <text:p>View More</text:p>
          </table:table-cell>
        </table:table-row>
        <table:table-row table:style-name="ro2">
          <table:table-cell table:formula="of:=HYPERLINK(&quot;http://dbpedia.org/ontology/otherParty&quot;)" office:value-type="string" office:string-value="http://dbpedia.org/ontology/otherParty" calcext:value-type="string">
            <text:p>http://dbpedia.org/ontology/otherParty</text:p>
          </table:table-cell>
          <table:table-cell office:value-type="string" calcext:value-type="string">
            <text:p>otherParty</text:p>
          </table:table-cell>
          <table:table-cell table:number-columns-repeated="2"/>
          <table:table-cell office:value-type="string" calcext:value-type="string">
            <text:p>a member of parliament has other party Conservative Party of Canada (an entity of type organisation)</text:p>
          </table:table-cell>
          <table:table-cell office:value-type="string" calcext:value-type="string">
            <text:p>a person has other party Federalist Party (an entity of type agent)</text:p>
          </table:table-cell>
          <table:table-cell table:formula="of:=HYPERLINK(&quot;http://goo.gl/g14SHM&quot;;&quot;View More&quot;)" office:value-type="string" office:string-value="View More" calcext:value-type="string">
            <text:p>View More</text:p>
          </table:table-cell>
        </table:table-row>
        <table:table-row table:style-name="ro2">
          <table:table-cell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number-columns-repeated="2"/>
          <table:table-cell office:value-type="string" calcext:value-type="string">
            <text:p>an agent has otherparty Visionarios con Antanas Mockus (an entity of type organisation)</text:p>
          </table:table-cell>
          <table:table-cell office:value-type="string" calcext:value-type="string">
            <text:p>an office holder has otherparty Indigenous Social Alliance Movement (an entity of type organisation)</text:p>
          </table:table-cell>
          <table:table-cell table:formula="of:=HYPERLINK(&quot;http://goo.gl/E1anuV&quot;;&quot;View More&quot;)" office:value-type="string" office:string-value="View More" calcext:value-type="string">
            <text:p>View More</text:p>
          </table:table-cell>
        </table:table-row>
        <table:table-row table:style-name="ro2">
          <table:table-cell table:formula="of:=HYPERLINK(&quot;http://dbpedia.org/ontology/ideology&quot;)" office:value-type="string" office:string-value="http://dbpedia.org/ontology/ideology" calcext:value-type="string">
            <text:p>http://dbpedia.org/ontology/ideology</text:p>
          </table:table-cell>
          <table:table-cell office:value-type="string" calcext:value-type="string">
            <text:p>ideology</text:p>
          </table:table-cell>
          <table:table-cell table:number-columns-repeated="2"/>
          <table:table-cell office:value-type="string" calcext:value-type="string">
            <text:p>an agent has ideology Antisemitism</text:p>
          </table:table-cell>
          <table:table-cell office:value-type="string" calcext:value-type="string">
            <text:p>an agent has ideology Ba'athism</text:p>
          </table:table-cell>
          <table:table-cell table:formula="of:=HYPERLINK(&quot;http://goo.gl/b5uTa8&quot;;&quot;View More&quot;)" office:value-type="string" office:string-value="View More" calcext:value-type="string">
            <text:p>View More</text:p>
          </table:table-cell>
        </table:table-row>
        <table:table-row table:style-name="ro1">
          <table:table-cell table:formula="of:=HYPERLINK(&quot;http://dbpedia.org/property/ideology&quot;)" office:value-type="string" office:string-value="http://dbpedia.org/property/ideology" calcext:value-type="string">
            <text:p>http://dbpedia.org/property/ideology</text:p>
          </table:table-cell>
          <table:table-cell office:value-type="string" calcext:value-type="string">
            <text:p>ideology</text:p>
          </table:table-cell>
          <table:table-cell table:number-columns-repeated="2"/>
          <table:table-cell office:value-type="string" calcext:value-type="string">
            <text:p>a political party has ideology Democratic socialism</text:p>
          </table:table-cell>
          <table:table-cell office:value-type="string" calcext:value-type="string">
            <text:p>a political party has ideology Social democracy</text:p>
          </table:table-cell>
          <table:table-cell table:formula="of:=HYPERLINK(&quot;http://goo.gl/sgN6Eu&quot;;&quot;View More&quot;)" office:value-type="string" office:string-value="View More" calcext:value-type="string">
            <text:p>View More</text:p>
          </table:table-cell>
        </table:table-row>
        <table:table-row table:style-name="ro2">
          <table:table-cell table:formula="of:=HYPERLINK(&quot;http://dbpedia.org/property/partyName&quot;)" office:value-type="string" office:string-value="http://dbpedia.org/property/partyName" calcext:value-type="string">
            <text:p>http://dbpedia.org/property/partyName</text:p>
          </table:table-cell>
          <table:table-cell office:value-type="string" calcext:value-type="string">
            <text:p>partyName</text:p>
          </table:table-cell>
          <table:table-cell table:number-columns-repeated="2"/>
          <table:table-cell office:value-type="string" calcext:value-type="string">
            <text:p>an organisation has party name Land Party / Earth Party</text:p>
          </table:table-cell>
          <table:table-cell office:value-type="string" calcext:value-type="string">
            <text:p>an agent has party name All India Muslim League</text:p>
          </table:table-cell>
          <table:table-cell table:formula="of:=HYPERLINK(&quot;http://goo.gl/ZWYqrY&quot;;&quot;View More&quot;)" office:value-type="string" office:string-value="View More" calcext:value-type="string">
            <text:p>View More</text:p>
          </table:table-cell>
        </table:table-row>
        <table:table-row table:style-name="ro2">
          <table:table-cell table:formula="of:=HYPERLINK(&quot;http://dbpedia.org/property/otherParty&quot;)" office:value-type="string" office:string-value="http://dbpedia.org/property/otherParty" calcext:value-type="string">
            <text:p>http://dbpedia.org/property/otherParty</text:p>
          </table:table-cell>
          <table:table-cell office:value-type="string" calcext:value-type="string">
            <text:p>otherParty</text:p>
          </table:table-cell>
          <table:table-cell table:number-columns-repeated="2"/>
          <table:table-cell office:value-type="string" calcext:value-type="string">
            <text:p>an agent has other party Liberal Party of Australia (an entity of type agent)</text:p>
          </table:table-cell>
          <table:table-cell office:value-type="string" calcext:value-type="string">
            <text:p>a person has other party Scottish National Party (an entity of type organisation)</text:p>
          </table:table-cell>
          <table:table-cell table:formula="of:=HYPERLINK(&quot;http://goo.gl/1NOKO5&quot;;&quot;View More&quot;)" office:value-type="string" office:string-value="View More" calcext:value-type="string">
            <text:p>View More</text:p>
          </table:table-cell>
        </table:table-row>
        <table:table-row table:style-name="ro2">
          <table:table-cell table:formula="of:=HYPERLINK(&quot;http://dbpedia.org/property/politicalParty&quot;)" office:value-type="string" office:string-value="http://dbpedia.org/property/politicalParty" calcext:value-type="string">
            <text:p>http://dbpedia.org/property/politicalParty</text:p>
          </table:table-cell>
          <table:table-cell office:value-type="string" calcext:value-type="string">
            <text:p>politicalParty</text:p>
          </table:table-cell>
          <table:table-cell table:number-columns-repeated="2"/>
          <table:table-cell office:value-type="string" calcext:value-type="string">
            <text:p>an agent has political party Labour Party (UK) (an entity of type organisation)</text:p>
          </table:table-cell>
          <table:table-cell office:value-type="string" calcext:value-type="string">
            <text:p>a person has political party Federalist (an entity of type agent)</text:p>
          </table:table-cell>
          <table:table-cell table:formula="of:=HYPERLINK(&quot;http://goo.gl/7QLuxw&quot;;&quot;View More&quot;)" office:value-type="string" office:string-value="View More" calcext:value-type="string">
            <text:p>View More</text:p>
          </table:table-cell>
        </table:table-row>
        <table:table-row table:style-name="ro2">
          <table:table-cell table:style-name="ce6" table:formula="of:=HYPERLINK(&quot;http://dbpedia.org/ontology/affiliation&quot;)" office:value-type="string" office:string-value="http://dbpedia.org/ontology/affiliation" calcext:value-type="string">
            <text:p>http://dbpedia.org/ontology/affiliation</text:p>
          </table:table-cell>
          <table:table-cell table:style-name="ce12" office:value-type="string" calcext:value-type="string">
            <text:p>affiliation</text:p>
          </table:table-cell>
          <table:table-cell table:style-name="ce12" table:number-columns-repeated="2"/>
          <table:table-cell table:style-name="ce12" office:value-type="string" calcext:value-type="string">
            <text:p>an agent has affiliation Global Alliance in Management Education (an entity of type university)</text:p>
          </table:table-cell>
          <table:table-cell table:style-name="ce12" office:value-type="string" calcext:value-type="string">
            <text:p>an organisation has affiliation 568 Group (an entity of type organisation)</text:p>
          </table:table-cell>
          <table:table-cell table:style-name="ce20" table:formula="of:=HYPERLINK(&quot;http://goo.gl/ER6XhC&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8" office:value-type="string" calcext:value-type="string">
            <text:p>CONTEXT LABEL</text:p>
          </table:table-cell>
          <table:table-cell table:style-name="ce8" table:number-columns-repeated="4"/>
          <table:table-cell table:style-name="ce15"/>
        </table:table-row>
        <table:table-row table:style-name="ro1">
          <table:table-cell office:value-type="float" office:value="766188396" calcext:value-type="float">
            <text:p>766188396</text:p>
          </table:table-cell>
          <table:table-cell office:value-type="string" calcext:value-type="string">
            <text:p>television shows</text:p>
          </table:table-cell>
          <table:table-cell table:number-columns-repeated="5"/>
        </table:table-row>
        <table:table-row table:style-name="ro1">
          <table:table-cell table:style-name="ce3" office:value-type="string" calcext:value-type="string">
            <text:p>GROUP VALUES</text:p>
          </table:table-cell>
          <table:table-cell table:style-name="ce9" table:number-columns-repeated="5"/>
          <table:table-cell table:style-name="ce17"/>
        </table:table-row>
        <table:table-row table:style-name="ro2">
          <table:table-cell table:style-name="ce4" office:value-type="string" calcext:value-type="string">
            <text:p>Barbara Adler</text:p>
          </table:table-cell>
          <table:table-cell table:style-name="ce10" office:value-type="string" calcext:value-type="string">
            <text:p>Brenda Hsueh</text:p>
          </table:table-cell>
          <table:table-cell table:style-name="ce10" office:value-type="string" calcext:value-type="string">
            <text:p>Carter Bays</text:p>
          </table:table-cell>
          <table:table-cell table:style-name="ce10" office:value-type="string" calcext:value-type="string">
            <text:p>Chris Harris</text:p>
          </table:table-cell>
          <table:table-cell table:style-name="ce10" office:value-type="string" calcext:value-type="string">
            <text:p>Chris Marcil</text:p>
          </table:table-cell>
          <table:table-cell table:style-name="ce10"/>
          <table:table-cell table:style-name="ce18"/>
        </table:table-row>
        <table:table-row table:style-name="ro2">
          <table:table-cell table:style-name="ce4" office:value-type="string" calcext:value-type="string">
            <text:p>Chris Miller</text:p>
          </table:table-cell>
          <table:table-cell table:style-name="ce10" office:value-type="string" calcext:value-type="string">
            <text:p>Chuck Tatham</text:p>
          </table:table-cell>
          <table:table-cell table:style-name="ce10" office:value-type="string" calcext:value-type="string">
            <text:p>Craig Gerard</text:p>
          </table:table-cell>
          <table:table-cell table:style-name="ce10" office:value-type="string" calcext:value-type="string">
            <text:p>Craig Thomas</text:p>
          </table:table-cell>
          <table:table-cell table:style-name="ce10" office:value-type="string" calcext:value-type="string">
            <text:p>Dan Gregor</text:p>
          </table:table-cell>
          <table:table-cell table:style-name="ce10"/>
          <table:table-cell table:style-name="ce18"/>
        </table:table-row>
        <table:table-row table:style-name="ro2">
          <table:table-cell table:style-name="ce4" office:value-type="string" calcext:value-type="string">
            <text:p>David Hemingson</text:p>
          </table:table-cell>
          <table:table-cell table:style-name="ce10" office:value-type="string" calcext:value-type="string">
            <text:p>Doug Mand</text:p>
          </table:table-cell>
          <table:table-cell table:style-name="ce10" office:value-type="string" calcext:value-type="string">
            <text:p>Eric Falconer</text:p>
          </table:table-cell>
          <table:table-cell table:style-name="ce10" office:value-type="string" calcext:value-type="string">
            <text:p>George Sloan</text:p>
          </table:table-cell>
          <table:table-cell table:style-name="ce10" office:value-type="string" calcext:value-type="string">
            <text:p>Gloria Calderon Kellett</text:p>
          </table:table-cell>
          <table:table-cell table:style-name="ce10"/>
          <table:table-cell table:style-name="ce18"/>
        </table:table-row>
        <table:table-row table:style-name="ro2">
          <table:table-cell table:style-name="ce4" office:value-type="string" calcext:value-type="string">
            <text:p>Greg Malins</text:p>
          </table:table-cell>
          <table:table-cell table:style-name="ce10" office:value-type="string" calcext:value-type="string">
            <text:p>Ira Ungerleider</text:p>
          </table:table-cell>
          <table:table-cell table:style-name="ce10" office:value-type="string" calcext:value-type="string">
            <text:p>Jamie Rhonheimer</text:p>
          </table:table-cell>
          <table:table-cell table:style-name="ce10" office:value-type="string" calcext:value-type="string">
            <text:p>Jennifer Hendriks</text:p>
          </table:table-cell>
          <table:table-cell table:style-name="ce10" office:value-type="string" calcext:value-type="string">
            <text:p>Joe Kelly</text:p>
          </table:table-cell>
          <table:table-cell table:style-name="ce10"/>
          <table:table-cell table:style-name="ce18"/>
        </table:table-row>
        <table:table-row table:style-name="ro2">
          <table:table-cell table:style-name="ce4" office:value-type="string" calcext:value-type="string">
            <text:p>Jonathan Groff</text:p>
          </table:table-cell>
          <table:table-cell table:style-name="ce10" office:value-type="string" calcext:value-type="string">
            <text:p>Kourtney Kang</text:p>
          </table:table-cell>
          <table:table-cell table:style-name="ce10" office:value-type="string" calcext:value-type="string">
            <text:p>Kristen Newman</text:p>
          </table:table-cell>
          <table:table-cell table:style-name="ce10" office:value-type="string" calcext:value-type="string">
            <text:p>Maria Farrari</text:p>
          </table:table-cell>
          <table:table-cell table:style-name="ce10" office:value-type="string" calcext:value-type="string">
            <text:p>Martynas Prusevicius</text:p>
          </table:table-cell>
          <table:table-cell table:style-name="ce10"/>
          <table:table-cell table:style-name="ce18"/>
        </table:table-row>
        <table:table-row table:style-name="ro2">
          <table:table-cell table:style-name="ce4" office:value-type="string" calcext:value-type="string">
            <text:p>Matthew Zinman</text:p>
          </table:table-cell>
          <table:table-cell table:style-name="ce10" office:value-type="string" calcext:value-type="string">
            <text:p>Matt Kuhn</text:p>
          </table:table-cell>
          <table:table-cell table:style-name="ce10" office:value-type="string" calcext:value-type="string">
            <text:p>Matt Sorrentino</text:p>
          </table:table-cell>
          <table:table-cell table:style-name="ce10" office:value-type="string" calcext:value-type="string">
            <text:p>Phil Lord</text:p>
          </table:table-cell>
          <table:table-cell table:style-name="ce10" office:value-type="string" calcext:value-type="string">
            <text:p>Rachel Axler</text:p>
          </table:table-cell>
          <table:table-cell table:style-name="ce10"/>
          <table:table-cell table:style-name="ce18"/>
        </table:table-row>
        <table:table-row table:style-name="ro2">
          <table:table-cell table:style-name="ce4" office:value-type="string" calcext:value-type="string">
            <text:p>Robia Rashid</text:p>
          </table:table-cell>
          <table:table-cell table:style-name="ce10" office:value-type="string" calcext:value-type="string">
            <text:p>Romanski</text:p>
          </table:table-cell>
          <table:table-cell table:style-name="ce10" office:value-type="string" calcext:value-type="string">
            <text:p>Sam Johnson</text:p>
          </table:table-cell>
          <table:table-cell table:style-name="ce10" office:value-type="string" calcext:value-type="string">
            <text:p>Stephen Lloyd</text:p>
          </table:table-cell>
          <table:table-cell table:style-name="ce10" office:value-type="string" calcext:value-type="string">
            <text:p>Tami Sagher</text:p>
          </table:table-cell>
          <table:table-cell table:style-name="ce10"/>
          <table:table-cell table:style-name="ce18"/>
        </table:table-row>
        <table:table-row table:style-name="ro2">
          <table:table-cell table:style-name="ce4" office:value-type="string" calcext:value-type="string">
            <text:p>Theresa Mulligan Rosenthal</text:p>
          </table:table-cell>
          <table:table-cell table:style-name="ce10" office:value-type="string" calcext:value-type="string">
            <text:p>Tom Ruprecht</text:p>
          </table:table-cell>
          <table:table-cell table:style-name="ce10" table:number-columns-repeated="4"/>
          <table:table-cell table:style-name="ce18"/>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1" office:value-type="string" calcext:value-type="string">
            <text:p>PROPERTY NAME</text:p>
          </table:table-cell>
          <table:table-cell table:style-name="ce11" office:value-type="string" calcext:value-type="string">
            <text:p>RATE THE RELEVANCE OF THE PROPERTY</text:p>
          </table:table-cell>
          <table:table-cell table:style-name="ce11" office:value-type="string" calcext:value-type="string">
            <text:p>IS THIS PROPERTY NAME A CORRECT LABEL? (mark with X)</text:p>
          </table:table-cell>
          <table:table-cell table:style-name="ce11" office:value-type="string" calcext:value-type="string">
            <text:p>EXAMPLE 1</text:p>
          </table:table-cell>
          <table:table-cell table:style-name="ce11" office:value-type="string" calcext:value-type="string">
            <text:p>EXAMPLE 2</text:p>
          </table:table-cell>
          <table:table-cell table:style-name="ce19"/>
        </table:table-row>
        <table:table-row table:style-name="ro2">
          <table:table-cell table:formula="of:=HYPERLINK(&quot;http://dbpedia.org/property/writtenby&quot;)" office:value-type="string" office:string-value="http://dbpedia.org/property/writtenby" calcext:value-type="string">
            <text:p>http://dbpedia.org/property/writtenby</text:p>
          </table:table-cell>
          <table:table-cell office:value-type="string" calcext:value-type="string">
            <text:p>writtenby</text:p>
          </table:table-cell>
          <table:table-cell table:number-columns-repeated="2"/>
          <table:table-cell office:value-type="string" calcext:value-type="string">
            <text:p>a television show has WrittenBy Brent V. Friedman &amp; Bryce Zabel</text:p>
          </table:table-cell>
          <table:table-cell office:value-type="string" calcext:value-type="string">
            <text:p>a work has WrittenBy Geoff Johns</text:p>
          </table:table-cell>
          <table:table-cell table:formula="of:=HYPERLINK(&quot;http://goo.gl/YLlhzt&quot;;&quot;View More&quot;)" office:value-type="string" office:string-value="View More" calcext:value-type="string">
            <text:p>View More</text:p>
          </table:table-cell>
        </table:table-row>
        <table:table-row table:style-name="ro2">
          <table:table-cell table:formula="of:=HYPERLINK(&quot;http://dbpedia.org/property/writer&quot;)" office:value-type="string" office:string-value="http://dbpedia.org/property/writer" calcext:value-type="string">
            <text:p>http://dbpedia.org/property/writer</text:p>
          </table:table-cell>
          <table:table-cell office:value-type="string" calcext:value-type="string">
            <text:p>writer</text:p>
          </table:table-cell>
          <table:table-cell table:number-columns-repeated="2"/>
          <table:table-cell office:value-type="string" calcext:value-type="string">
            <text:p>an album has writer Walter Becker, Donald Fagen, Huston, Jolicoeur, Mason, Mercer</text:p>
          </table:table-cell>
          <table:table-cell office:value-type="string" calcext:value-type="string">
            <text:p>a movie has writer L.C. Moyzisch (an entity of type agent)</text:p>
          </table:table-cell>
          <table:table-cell table:formula="of:=HYPERLINK(&quot;http://goo.gl/k2JNWA&quot;;&quot;View More&quot;)" office:value-type="string" office:string-value="View More" calcext:value-type="string">
            <text:p>View More</text:p>
          </table:table-cell>
        </table:table-row>
        <table:table-row table:style-name="ro2">
          <table:table-cell table:formula="of:=HYPERLINK(&quot;http://dbpedia.org/property/creator&quot;)" office:value-type="string" office:string-value="http://dbpedia.org/property/creator" calcext:value-type="string">
            <text:p>http://dbpedia.org/property/creator</text:p>
          </table:table-cell>
          <table:table-cell office:value-type="string" calcext:value-type="string">
            <text:p>creator</text:p>
          </table:table-cell>
          <table:table-cell table:number-columns-repeated="2"/>
          <table:table-cell office:value-type="string" calcext:value-type="string">
            <text:p>a television show has creator David S. Goyer (an entity of type agent)</text:p>
          </table:table-cell>
          <table:table-cell office:value-type="string" calcext:value-type="string">
            <text:p>a work has creator Dave Sheridan (actor) (an entity of type agent)</text:p>
          </table:table-cell>
          <table:table-cell table:formula="of:=HYPERLINK(&quot;http://goo.gl/5lxYxV&quot;;&quot;View More&quot;)" office:value-type="string" office:string-value="View More" calcext:value-type="string">
            <text:p>View More</text:p>
          </table:table-cell>
        </table:table-row>
        <table:table-row table:style-name="ro2">
          <table:table-cell table:formula="of:=HYPERLINK(&quot;http://dbpedia.org/ontology/writer&quot;)" office:value-type="string" office:string-value="http://dbpedia.org/ontology/writer" calcext:value-type="string">
            <text:p>http://dbpedia.org/ontology/writer</text:p>
          </table:table-cell>
          <table:table-cell office:value-type="string" calcext:value-type="string">
            <text:p>writer</text:p>
          </table:table-cell>
          <table:table-cell table:number-columns-repeated="2"/>
          <table:table-cell office:value-type="string" calcext:value-type="string">
            <text:p>a work has writer Julie Delpy (an entity of type agent)</text:p>
          </table:table-cell>
          <table:table-cell office:value-type="string" calcext:value-type="string">
            <text:p>a movie has writer Ernesto Gastaldi (an entity of type agent)</text:p>
          </table:table-cell>
          <table:table-cell table:formula="of:=HYPERLINK(&quot;http://goo.gl/SSpilV&quot;;&quot;View More&quot;)" office:value-type="string" office:string-value="View More" calcext:value-type="string">
            <text:p>View More</text:p>
          </table:table-cell>
        </table:table-row>
        <table:table-row table:style-name="ro2">
          <table:table-cell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number-columns-repeated="2"/>
          <table:table-cell office:value-type="string" calcext:value-type="string">
            <text:p>a comics character has creator Doug Moench (an entity of type comics creator)</text:p>
          </table:table-cell>
          <table:table-cell office:value-type="string" calcext:value-type="string">
            <text:p>a work has creator Jules Verne (an entity of type artist)</text:p>
          </table:table-cell>
          <table:table-cell table:formula="of:=HYPERLINK(&quot;http://goo.gl/6ATZSm&quot;;&quot;View More&quot;)" office:value-type="string" office:string-value="View More" calcext:value-type="string">
            <text:p>View More</text:p>
          </table:table-cell>
        </table:table-row>
        <table:table-row table:style-name="ro1">
          <table:table-cell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number-columns-repeated="2"/>
          <table:table-cell office:value-type="string" calcext:value-type="string">
            <text:p>a movie has director Richard Donner (an entity of type agent)</text:p>
          </table:table-cell>
          <table:table-cell office:value-type="string" calcext:value-type="string">
            <text:p>a television episode has director John Rich (director) (an entity of type agent)</text:p>
          </table:table-cell>
          <table:table-cell table:formula="of:=HYPERLINK(&quot;http://goo.gl/8qU9Wn&quot;;&quot;View More&quot;)" office:value-type="string" office:string-value="View More" calcext:value-type="string">
            <text:p>View More</text:p>
          </table:table-cell>
        </table:table-row>
        <table:table-row table:style-name="ro1">
          <table:table-cell table:style-name="ce6" table:formula="of:=HYPERLINK(&quot;http://dbpedia.org/ontology/director&quot;)" office:value-type="string" office:string-value="http://dbpedia.org/ontology/director" calcext:value-type="string">
            <text:p>http://dbpedia.org/ontology/director</text:p>
          </table:table-cell>
          <table:table-cell table:style-name="ce12" office:value-type="string" calcext:value-type="string">
            <text:p>director</text:p>
          </table:table-cell>
          <table:table-cell table:style-name="ce12" table:number-columns-repeated="2"/>
          <table:table-cell table:style-name="ce12" office:value-type="string" calcext:value-type="string">
            <text:p>a work has director J. Lee Thompson (an entity of type person)</text:p>
          </table:table-cell>
          <table:table-cell table:style-name="ce12" office:value-type="string" calcext:value-type="string">
            <text:p>a movie has director Jack Conway (filmmaker) (an entity of type person)</text:p>
          </table:table-cell>
          <table:table-cell table:style-name="ce20" table:formula="of:=HYPERLINK(&quot;http://goo.gl/fSJld0&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8" office:value-type="string" calcext:value-type="string">
            <text:p>CONTEXT LABEL</text:p>
          </table:table-cell>
          <table:table-cell table:style-name="ce8" table:number-columns-repeated="4"/>
          <table:table-cell table:style-name="ce15"/>
        </table:table-row>
        <table:table-row table:style-name="ro1">
          <table:table-cell office:value-type="float" office:value="2043956000" calcext:value-type="float">
            <text:p>2043956000</text:p>
          </table:table-cell>
          <table:table-cell office:value-type="string" calcext:value-type="string">
            <text:p>television shows</text:p>
          </table:table-cell>
          <table:table-cell table:number-columns-repeated="5"/>
        </table:table-row>
        <table:table-row table:style-name="ro1">
          <table:table-cell table:style-name="ce3" office:value-type="string" calcext:value-type="string">
            <text:p>GROUP VALUES</text:p>
          </table:table-cell>
          <table:table-cell table:style-name="ce9" table:number-columns-repeated="5"/>
          <table:table-cell table:style-name="ce17"/>
        </table:table-row>
        <table:table-row table:style-name="ro1">
          <table:table-cell table:style-name="ce4" office:value-type="float" office:value="1" calcext:value-type="float">
            <text:p>1</text:p>
          </table:table-cell>
          <table:table-cell table:style-name="ce10" office:value-type="float" office:value="10" calcext:value-type="float">
            <text:p>10</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table:table-cell table:style-name="ce18"/>
        </table:table-row>
        <table:table-row table:style-name="ro1">
          <table:table-cell table:style-name="ce4" office:value-type="float" office:value="14" calcext:value-type="float">
            <text:p>14</text:p>
          </table:table-cell>
          <table:table-cell table:style-name="ce10" office:value-type="float" office:value="15" calcext:value-type="float">
            <text:p>15</text:p>
          </table:table-cell>
          <table:table-cell table:style-name="ce10" office:value-type="float" office:value="16" calcext:value-type="float">
            <text:p>16</text:p>
          </table:table-cell>
          <table:table-cell table:style-name="ce10" office:value-type="float" office:value="17" calcext:value-type="float">
            <text:p>17</text:p>
          </table:table-cell>
          <table:table-cell table:style-name="ce10" office:value-type="float" office:value="18" calcext:value-type="float">
            <text:p>18</text:p>
          </table:table-cell>
          <table:table-cell table:style-name="ce10"/>
          <table:table-cell table:style-name="ce18"/>
        </table:table-row>
        <table:table-row table:style-name="ro1">
          <table:table-cell table:style-name="ce4" office:value-type="float" office:value="19" calcext:value-type="float">
            <text:p>19</text:p>
          </table:table-cell>
          <table:table-cell table:style-name="ce10" office:value-type="float" office:value="2" calcext:value-type="float">
            <text:p>2</text:p>
          </table:table-cell>
          <table:table-cell table:style-name="ce10" office:value-type="float" office:value="20" calcext:value-type="float">
            <text:p>20</text:p>
          </table:table-cell>
          <table:table-cell table:style-name="ce10" office:value-type="float" office:value="21" calcext:value-type="float">
            <text:p>21</text:p>
          </table:table-cell>
          <table:table-cell table:style-name="ce10" office:value-type="float" office:value="22" calcext:value-type="float">
            <text:p>22</text:p>
          </table:table-cell>
          <table:table-cell table:style-name="ce10"/>
          <table:table-cell table:style-name="ce18"/>
        </table:table-row>
        <table:table-row table:style-name="ro1">
          <table:table-cell table:style-name="ce4" office:value-type="float" office:value="23" calcext:value-type="float">
            <text:p>23</text:p>
          </table:table-cell>
          <table:table-cell table:style-name="ce10" office:value-type="float" office:value="24" calcext:value-type="float">
            <text:p>24</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5" calcext:value-type="float">
            <text:p>5</text:p>
          </table:table-cell>
          <table:table-cell table:style-name="ce10"/>
          <table:table-cell table:style-name="ce18"/>
        </table:table-row>
        <table:table-row table:style-name="ro1">
          <table:table-cell table:style-name="ce4" office:value-type="float" office:value="6" calcext:value-type="float">
            <text:p>6</text:p>
          </table:table-cell>
          <table:table-cell table:style-name="ce10" office:value-type="float" office:value="7" calcext:value-type="float">
            <text:p>7</text:p>
          </table:table-cell>
          <table:table-cell table:style-name="ce10" office:value-type="float" office:value="8" calcext:value-type="float">
            <text:p>8</text:p>
          </table:table-cell>
          <table:table-cell table:style-name="ce10" office:value-type="float" office:value="9" calcext:value-type="float">
            <text:p>9</text:p>
          </table:table-cell>
          <table:table-cell table:style-name="ce10" table:number-columns-repeated="2"/>
          <table:table-cell table:style-name="ce18"/>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1" office:value-type="string" calcext:value-type="string">
            <text:p>PROPERTY NAME</text:p>
          </table:table-cell>
          <table:table-cell table:style-name="ce11" office:value-type="string" calcext:value-type="string">
            <text:p>RATE THE RELEVANCE OF THE PROPERTY</text:p>
          </table:table-cell>
          <table:table-cell table:style-name="ce11" office:value-type="string" calcext:value-type="string">
            <text:p>IS THIS PROPERTY NAME A CORRECT LABEL? (mark with X)</text:p>
          </table:table-cell>
          <table:table-cell table:style-name="ce11" office:value-type="string" calcext:value-type="string">
            <text:p>EXAMPLE 1</text:p>
          </table:table-cell>
          <table:table-cell table:style-name="ce11" office:value-type="string" calcext:value-type="string">
            <text:p>EXAMPLE 2</text:p>
          </table:table-cell>
          <table:table-cell table:style-name="ce19"/>
        </table:table-row>
        <table:table-row table:style-name="ro2">
          <table:table-cell table:formula="of:=HYPERLINK(&quot;http://dbpedia.org/property/showName&quot;)" office:value-type="string" office:string-value="http://dbpedia.org/property/showName" calcext:value-type="string">
            <text:p>http://dbpedia.org/property/showName</text:p>
          </table:table-cell>
          <table:table-cell office:value-type="string" calcext:value-type="string">
            <text:p>showName</text:p>
          </table:table-cell>
          <table:table-cell table:number-columns-repeated="2"/>
          <table:table-cell office:value-type="string" calcext:value-type="string">
            <text:p>a television show has show name Alles außer Sex</text:p>
          </table:table-cell>
          <table:table-cell office:value-type="string" calcext:value-type="string">
            <text:p>a work has show name Fifth Gear</text:p>
          </table:table-cell>
          <table:table-cell table:formula="of:=HYPERLINK(&quot;http://goo.gl/1dMfkf&quot;;&quot;View More&quot;)" office:value-type="string" office:string-value="View More" calcext:value-type="string">
            <text:p>View More</text:p>
          </table:table-cell>
        </table:table-row>
        <table:table-row table:style-name="ro2">
          <table:table-cell table:formula="of:=HYPERLINK(&quot;http://dbpedia.org/property/seriesep&quot;)" office:value-type="string" office:string-value="http://dbpedia.org/property/seriesep" calcext:value-type="string">
            <text:p>http://dbpedia.org/property/seriesep</text:p>
          </table:table-cell>
          <table:table-cell office:value-type="string" calcext:value-type="string">
            <text:p>seriesep</text:p>
          </table:table-cell>
          <table:table-cell table:number-columns-repeated="4"/>
          <table:table-cell table:formula="of:=HYPERLINK(&quot;http://goo.gl/c9w72p&quot;;&quot;View More&quot;)" office:value-type="string" office:string-value="View More" calcext:value-type="string">
            <text:p>View More</text:p>
          </table:table-cell>
        </table:table-row>
        <table:table-row table:style-name="ro1">
          <table:table-cell table:formula="of:=HYPERLINK(&quot;http://dbpedia.org/property/number&quot;)" office:value-type="string" office:string-value="http://dbpedia.org/property/number" calcext:value-type="string">
            <text:p>http://dbpedia.org/property/number</text:p>
          </table:table-cell>
          <table:table-cell office:value-type="string" calcext:value-type="string">
            <text:p>number</text:p>
          </table:table-cell>
          <table:table-cell table:number-columns-repeated="2"/>
          <table:table-cell office:value-type="string" calcext:value-type="string">
            <text:p>a musical work has number 4</text:p>
          </table:table-cell>
          <table:table-cell office:value-type="string" calcext:value-type="string">
            <text:p>a device has number around 4,600</text:p>
          </table:table-cell>
          <table:table-cell table:formula="of:=HYPERLINK(&quot;http://goo.gl/LJ1o7R&quot;;&quot;View More&quot;)" office:value-type="string" office:string-value="View More" calcext:value-type="string">
            <text:p>View More</text:p>
          </table:table-cell>
        </table:table-row>
        <table:table-row table:style-name="ro2">
          <table:table-cell table:formula="of:=HYPERLINK(&quot;http://dbpedia.org/ontology/numberOfEpisodes&quot;)" office:value-type="string" office:string-value="http://dbpedia.org/ontology/numberOfEpisodes" calcext:value-type="string">
            <text:p>http://dbpedia.org/ontology/numberOfEpisodes</text:p>
          </table:table-cell>
          <table:table-cell office:value-type="string" calcext:value-type="string">
            <text:p>numberOfEpisodes</text:p>
          </table:table-cell>
          <table:table-cell table:number-columns-repeated="2"/>
          <table:table-cell office:value-type="string" calcext:value-type="string">
            <text:p>a work has number of episodes 39</text:p>
          </table:table-cell>
          <table:table-cell office:value-type="string" calcext:value-type="string">
            <text:p>a television show has number of episodes 232</text:p>
          </table:table-cell>
          <table:table-cell table:formula="of:=HYPERLINK(&quot;http://goo.gl/xJ3UKu&quot;;&quot;View More&quot;)" office:value-type="string" office:string-value="View More" calcext:value-type="string">
            <text:p>View More</text:p>
          </table:table-cell>
        </table:table-row>
        <table:table-row table:style-name="ro1">
          <table:table-cell table:formula="of:=HYPERLINK(&quot;http://dbpedia.org/property/production&quot;)" office:value-type="string" office:string-value="http://dbpedia.org/property/production" calcext:value-type="string">
            <text:p>http://dbpedia.org/property/production</text:p>
          </table:table-cell>
          <table:table-cell office:value-type="string" calcext:value-type="string">
            <text:p>production</text:p>
          </table:table-cell>
          <table:table-cell table:number-columns-repeated="2"/>
          <table:table-cell office:value-type="string" calcext:value-type="string">
            <text:p>an automobile has production 1933</text:p>
          </table:table-cell>
          <table:table-cell office:value-type="string" calcext:value-type="string">
            <text:p>a television episode has production 201</text:p>
          </table:table-cell>
          <table:table-cell table:formula="of:=HYPERLINK(&quot;http://goo.gl/kVCjCi&quot;;&quot;View More&quot;)" office:value-type="string" office:string-value="View More" calcext:value-type="string">
            <text:p>View More</text:p>
          </table:table-cell>
        </table:table-row>
        <table:table-row table:style-name="ro2">
          <table:table-cell table:formula="of:=HYPERLINK(&quot;http://dbpedia.org/property/prevSeason&quot;)" office:value-type="string" office:string-value="http://dbpedia.org/property/prevSeason" calcext:value-type="string">
            <text:p>http://dbpedia.org/property/prevSeason</text:p>
          </table:table-cell>
          <table:table-cell office:value-type="string" calcext:value-type="string">
            <text:p>prevSeason</text:p>
          </table:table-cell>
          <table:table-cell table:number-columns-repeated="2"/>
          <table:table-cell office:value-type="string" calcext:value-type="string">
            <text:p>a work has prev season NCIS (season 2) (an entity of type television season)</text:p>
          </table:table-cell>
          <table:table-cell office:value-type="string" calcext:value-type="string">
            <text:p>a work has prev season America's Next Top Model, Cycle 11 (an entity of type television season)</text:p>
          </table:table-cell>
          <table:table-cell table:formula="of:=HYPERLINK(&quot;http://goo.gl/EBLzIS&quot;;&quot;View More&quot;)" office:value-type="string" office:string-value="View More" calcext:value-type="string">
            <text:p>View More</text:p>
          </table:table-cell>
        </table:table-row>
        <table:table-row table:style-name="ro2">
          <table:table-cell table:formula="of:=HYPERLINK(&quot;http://dbpedia.org/property/nextSeason&quot;)" office:value-type="string" office:string-value="http://dbpedia.org/property/nextSeason" calcext:value-type="string">
            <text:p>http://dbpedia.org/property/nextSeason</text:p>
          </table:table-cell>
          <table:table-cell office:value-type="string" calcext:value-type="string">
            <text:p>nextSeason</text:p>
          </table:table-cell>
          <table:table-cell table:number-columns-repeated="2"/>
          <table:table-cell office:value-type="string" calcext:value-type="string">
            <text:p>a work has next season NCIS (season 3) (an entity of type television season)</text:p>
          </table:table-cell>
          <table:table-cell office:value-type="string" calcext:value-type="string">
            <text:p>a television season has next season NCIS (season 5) (an entity of type television season)</text:p>
          </table:table-cell>
          <table:table-cell table:formula="of:=HYPERLINK(&quot;http://goo.gl/YmOl7W&quot;;&quot;View More&quot;)" office:value-type="string" office:string-value="View More" calcext:value-type="string">
            <text:p>View More</text:p>
          </table:table-cell>
        </table:table-row>
        <table:table-row table:style-name="ro2">
          <table:table-cell table:formula="of:=HYPERLINK(&quot;http://dbpedia.org/property/title&quot;)" office:value-type="string" office:string-value="http://dbpedia.org/property/title" calcext:value-type="string">
            <text:p>http://dbpedia.org/property/title</text:p>
          </table:table-cell>
          <table:table-cell office:value-type="string" calcext:value-type="string">
            <text:p>title</text:p>
          </table:table-cell>
          <table:table-cell table:number-columns-repeated="2"/>
          <table:table-cell office:value-type="string" calcext:value-type="string">
            <text:p>an album has title Starálfur</text:p>
          </table:table-cell>
          <table:table-cell office:value-type="string" calcext:value-type="string">
            <text:p>a work has title %C3%86nema (an entity of type single)</text:p>
          </table:table-cell>
          <table:table-cell table:formula="of:=HYPERLINK(&quot;http://goo.gl/rnRNwI&quot;;&quot;View More&quot;)" office:value-type="string" office:string-value="View More" calcext:value-type="string">
            <text:p>View More</text:p>
          </table:table-cell>
        </table:table-row>
        <table:table-row table:style-name="ro2">
          <table:table-cell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number-columns-repeated="2"/>
          <table:table-cell office:value-type="string" calcext:value-type="string">
            <text:p>a television season has season name Stargate Atlantis Season 1</text:p>
          </table:table-cell>
          <table:table-cell office:value-type="string" calcext:value-type="string">
            <text:p>a television season has season name The Tribe Series 2</text:p>
          </table:table-cell>
          <table:table-cell table:formula="of:=HYPERLINK(&quot;http://goo.gl/nOC4S8&quot;;&quot;View More&quot;)" office:value-type="string" office:string-value="View More" calcext:value-type="string">
            <text:p>View More</text:p>
          </table:table-cell>
        </table:table-row>
        <table:table-row table:style-name="ro1">
          <table:table-cell table:formula="of:=HYPERLINK(&quot;http://dbpedia.org/property/season&quot;)" office:value-type="string" office:string-value="http://dbpedia.org/property/season" calcext:value-type="string">
            <text:p>http://dbpedia.org/property/season</text:p>
          </table:table-cell>
          <table:table-cell office:value-type="string" calcext:value-type="string">
            <text:p>season</text:p>
          </table:table-cell>
          <table:table-cell table:number-columns-repeated="2"/>
          <table:table-cell office:value-type="string" calcext:value-type="string">
            <text:p>an agent has season 1968</text:p>
          </table:table-cell>
          <table:table-cell office:value-type="string" calcext:value-type="string">
            <text:p>an agent has season 2012</text:p>
          </table:table-cell>
          <table:table-cell table:formula="of:=HYPERLINK(&quot;http://goo.gl/MPe07v&quot;;&quot;View More&quot;)" office:value-type="string" office:string-value="View More" calcext:value-type="string">
            <text:p>View More</text:p>
          </table:table-cell>
        </table:table-row>
        <table:table-row table:style-name="ro2">
          <table:table-cell table:formula="of:=HYPERLINK(&quot;http://dbpedia.org/property/numEpisodes&quot;)" office:value-type="string" office:string-value="http://dbpedia.org/property/numEpisodes" calcext:value-type="string">
            <text:p>http://dbpedia.org/property/numEpisodes</text:p>
          </table:table-cell>
          <table:table-cell office:value-type="string" calcext:value-type="string">
            <text:p>numEpisodes</text:p>
          </table:table-cell>
          <table:table-cell table:number-columns-repeated="2"/>
          <table:table-cell office:value-type="string" calcext:value-type="string">
            <text:p>a work has num episodes 103</text:p>
          </table:table-cell>
          <table:table-cell office:value-type="string" calcext:value-type="string">
            <text:p>a work has num episodes 70</text:p>
          </table:table-cell>
          <table:table-cell table:formula="of:=HYPERLINK(&quot;http://goo.gl/V8kywz&quot;;&quot;View More&quot;)" office:value-type="string" office:string-value="View More" calcext:value-type="string">
            <text:p>View More</text:p>
          </table:table-cell>
        </table:table-row>
        <table:table-row table:style-name="ro2">
          <table:table-cell table:formula="of:=HYPERLINK(&quot;http://dbpedia.org/ontology/numberOfSeasons&quot;)" office:value-type="string" office:string-value="http://dbpedia.org/ontology/numberOfSeasons" calcext:value-type="string">
            <text:p>http://dbpedia.org/ontology/numberOfSeasons</text:p>
          </table:table-cell>
          <table:table-cell office:value-type="string" calcext:value-type="string">
            <text:p>numberOfSeasons</text:p>
          </table:table-cell>
          <table:table-cell table:number-columns-repeated="2"/>
          <table:table-cell office:value-type="string" calcext:value-type="string">
            <text:p>a television show has number of seasons 1980</text:p>
          </table:table-cell>
          <table:table-cell office:value-type="string" calcext:value-type="string">
            <text:p>a work has number of seasons 44</text:p>
          </table:table-cell>
          <table:table-cell table:formula="of:=HYPERLINK(&quot;http://goo.gl/JqAGhX&quot;;&quot;View More&quot;)" office:value-type="string" office:string-value="View More" calcext:value-type="string">
            <text:p>View More</text:p>
          </table:table-cell>
        </table:table-row>
        <table:table-row table:style-name="ro2">
          <table:table-cell table:formula="of:=HYPERLINK(&quot;http://dbpedia.org/property/episodenumber&quot;)" office:value-type="string" office:string-value="http://dbpedia.org/property/episodenumber" calcext:value-type="string">
            <text:p>http://dbpedia.org/property/episodenumber</text:p>
          </table:table-cell>
          <table:table-cell office:value-type="string" calcext:value-type="string">
            <text:p>episodenumber</text:p>
          </table:table-cell>
          <table:table-cell table:number-columns-repeated="2"/>
          <table:table-cell office:value-type="string" calcext:value-type="string">
            <text:p>a television show has EpisodeNumber 5</text:p>
          </table:table-cell>
          <table:table-cell office:value-type="string" calcext:value-type="string">
            <text:p>an agent has EpisodeNumber 10</text:p>
          </table:table-cell>
          <table:table-cell table:formula="of:=HYPERLINK(&quot;http://goo.gl/VsN8f4&quot;;&quot;View More&quot;)" office:value-type="string" office:string-value="View More" calcext:value-type="string">
            <text:p>View More</text:p>
          </table:table-cell>
        </table:table-row>
        <table:table-row table:style-name="ro2">
          <table:table-cell table:formula="of:=HYPERLINK(&quot;http://dbpedia.org/property/numSeries&quot;)" office:value-type="string" office:string-value="http://dbpedia.org/property/numSeries" calcext:value-type="string">
            <text:p>http://dbpedia.org/property/numSeries</text:p>
          </table:table-cell>
          <table:table-cell office:value-type="string" calcext:value-type="string">
            <text:p>numSeries</text:p>
          </table:table-cell>
          <table:table-cell table:number-columns-repeated="2"/>
          <table:table-cell office:value-type="string" calcext:value-type="string">
            <text:p>a television show has num series 27</text:p>
          </table:table-cell>
          <table:table-cell office:value-type="string" calcext:value-type="string">
            <text:p>a radio program has num series 14</text:p>
          </table:table-cell>
          <table:table-cell table:formula="of:=HYPERLINK(&quot;http://goo.gl/It6dNn&quot;;&quot;View More&quot;)" office:value-type="string" office:string-value="View More" calcext:value-type="string">
            <text:p>View More</text:p>
          </table:table-cell>
        </table:table-row>
        <table:table-row table:style-name="ro1">
          <table:table-cell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number-columns-repeated="2"/>
          <table:table-cell office:value-type="string" calcext:value-type="string">
            <text:p>a work has Episode 2</text:p>
          </table:table-cell>
          <table:table-cell office:value-type="string" calcext:value-type="string">
            <text:p>a television episode has Episode Broken Bow, Part II</text:p>
          </table:table-cell>
          <table:table-cell table:formula="of:=HYPERLINK(&quot;http://goo.gl/P8PzNU&quot;;&quot;View More&quot;)" office:value-type="string" office:string-value="View More" calcext:value-type="string">
            <text:p>View More</text:p>
          </table:table-cell>
        </table:table-row>
        <table:table-row table:style-name="ro2">
          <table:table-cell table:formula="of:=HYPERLINK(&quot;http://dbpedia.org/property/episodes&quot;)" office:value-type="string" office:string-value="http://dbpedia.org/property/episodes" calcext:value-type="string">
            <text:p>http://dbpedia.org/property/episodes</text:p>
          </table:table-cell>
          <table:table-cell office:value-type="string" calcext:value-type="string">
            <text:p>episodes</text:p>
          </table:table-cell>
          <table:table-cell table:number-columns-repeated="2"/>
          <table:table-cell office:value-type="string" calcext:value-type="string">
            <text:p>an anime has episodes 24</text:p>
          </table:table-cell>
          <table:table-cell office:value-type="string" calcext:value-type="string">
            <text:p>a manga has episodes 15</text:p>
          </table:table-cell>
          <table:table-cell table:formula="of:=HYPERLINK(&quot;http://goo.gl/4LTohK&quot;;&quot;View More&quot;)" office:value-type="string" office:string-value="View More" calcext:value-type="string">
            <text:p>View More</text:p>
          </table:table-cell>
        </table:table-row>
        <table:table-row table:style-name="ro2">
          <table:table-cell table:formula="of:=HYPERLINK(&quot;http://dbpedia.org/ontology/episodeNumber&quot;)" office:value-type="string" office:string-value="http://dbpedia.org/ontology/episodeNumber" calcext:value-type="string">
            <text:p>http://dbpedia.org/ontology/episodeNumber</text:p>
          </table:table-cell>
          <table:table-cell office:value-type="string" calcext:value-type="string">
            <text:p>episodeNumber</text:p>
          </table:table-cell>
          <table:table-cell table:number-columns-repeated="2"/>
          <table:table-cell office:value-type="string" calcext:value-type="string">
            <text:p>a television episode has episode number 40</text:p>
          </table:table-cell>
          <table:table-cell office:value-type="string" calcext:value-type="string">
            <text:p>a television episode has episode number 90</text:p>
          </table:table-cell>
          <table:table-cell table:formula="of:=HYPERLINK(&quot;http://goo.gl/gm19N4&quot;;&quot;View More&quot;)" office:value-type="string" office:string-value="View More" calcext:value-type="string">
            <text:p>View More</text:p>
          </table:table-cell>
        </table:table-row>
        <table:table-row table:style-name="ro2">
          <table:table-cell table:formula="of:=HYPERLINK(&quot;http://dbpedia.org/property/numSeasons&quot;)" office:value-type="string" office:string-value="http://dbpedia.org/property/numSeasons" calcext:value-type="string">
            <text:p>http://dbpedia.org/property/numSeasons</text:p>
          </table:table-cell>
          <table:table-cell office:value-type="string" calcext:value-type="string">
            <text:p>numSeasons</text:p>
          </table:table-cell>
          <table:table-cell table:number-columns-repeated="2"/>
          <table:table-cell office:value-type="string" calcext:value-type="string">
            <text:p>a work has num seasons 27</text:p>
          </table:table-cell>
          <table:table-cell office:value-type="string" calcext:value-type="string">
            <text:p>a work has num seasons 19</text:p>
          </table:table-cell>
          <table:table-cell table:formula="of:=HYPERLINK(&quot;http://goo.gl/zczKui&quot;;&quot;View More&quot;)" office:value-type="string" office:string-value="View More" calcext:value-type="string">
            <text:p>View More</text:p>
          </table:table-cell>
        </table:table-row>
        <table:table-row table:style-name="ro2">
          <table:table-cell table:formula="of:=HYPERLINK(&quot;http://dbpedia.org/property/episodeNo&quot;)" office:value-type="string" office:string-value="http://dbpedia.org/property/episodeNo" calcext:value-type="string">
            <text:p>http://dbpedia.org/property/episodeNo</text:p>
          </table:table-cell>
          <table:table-cell office:value-type="string" calcext:value-type="string">
            <text:p>episodeNo</text:p>
          </table:table-cell>
          <table:table-cell table:number-columns-repeated="2"/>
          <table:table-cell office:value-type="string" calcext:value-type="string">
            <text:p>a person has episode no 115</text:p>
          </table:table-cell>
          <table:table-cell office:value-type="string" calcext:value-type="string">
            <text:p>an agent has episode no 115</text:p>
          </table:table-cell>
          <table:table-cell table:formula="of:=HYPERLINK(&quot;http://goo.gl/SXIRrY&quot;;&quot;View More&quot;)" office:value-type="string" office:string-value="View More" calcext:value-type="string">
            <text:p>View More</text:p>
          </table:table-cell>
        </table:table-row>
        <table:table-row table:style-name="ro2">
          <table:table-cell table:formula="of:=HYPERLINK(&quot;http://dbpedia.org/property/series&quot;)" office:value-type="string" office:string-value="http://dbpedia.org/property/series" calcext:value-type="string">
            <text:p>http://dbpedia.org/property/series</text:p>
          </table:table-cell>
          <table:table-cell office:value-type="string" calcext:value-type="string">
            <text:p>series</text:p>
          </table:table-cell>
          <table:table-cell table:number-columns-repeated="2"/>
          <table:table-cell office:value-type="string" calcext:value-type="string">
            <text:p>a species has series Banksia ser. Grandes (an entity of type eukaryote)</text:p>
          </table:table-cell>
          <table:table-cell office:value-type="string" calcext:value-type="string">
            <text:p>an agent has series House (TV series) (an entity of type work)</text:p>
          </table:table-cell>
          <table:table-cell table:formula="of:=HYPERLINK(&quot;http://goo.gl/sIFUBz&quot;;&quot;View More&quot;)" office:value-type="string" office:string-value="View More" calcext:value-type="string">
            <text:p>View More</text:p>
          </table:table-cell>
        </table:table-row>
        <table:table-row table:style-name="ro2">
          <table:table-cell table:formula="of:=HYPERLINK(&quot;http://dbpedia.org/property/episodeList&quot;)" office:value-type="string" office:string-value="http://dbpedia.org/property/episodeList" calcext:value-type="string">
            <text:p>http://dbpedia.org/property/episodeList</text:p>
          </table:table-cell>
          <table:table-cell office:value-type="string" calcext:value-type="string">
            <text:p>episodeList</text:p>
          </table:table-cell>
          <table:table-cell table:number-columns-repeated="2"/>
          <table:table-cell office:value-type="string" calcext:value-type="string">
            <text:p>a television episode has episode list Once Upon a Time (season 1) (an entity of type television season)</text:p>
          </table:table-cell>
          <table:table-cell office:value-type="string" calcext:value-type="string">
            <text:p>a work has episode list List of Tamayura episodes#Tamayura</text:p>
          </table:table-cell>
          <table:table-cell table:formula="of:=HYPERLINK(&quot;http://goo.gl/rhwoJC&quot;;&quot;View More&quot;)" office:value-type="string" office:string-value="View More" calcext:value-type="string">
            <text:p>View More</text:p>
          </table:table-cell>
        </table:table-row>
        <table:table-row table:style-name="ro2">
          <table:table-cell table:formula="of:=HYPERLINK(&quot;http://dbpedia.org/ontology/seasonNumber&quot;)" office:value-type="string" office:string-value="http://dbpedia.org/ontology/seasonNumber" calcext:value-type="string">
            <text:p>http://dbpedia.org/ontology/seasonNumber</text:p>
          </table:table-cell>
          <table:table-cell office:value-type="string" calcext:value-type="string">
            <text:p>seasonNumber</text:p>
          </table:table-cell>
          <table:table-cell table:number-columns-repeated="2"/>
          <table:table-cell office:value-type="string" calcext:value-type="string">
            <text:p>a work has season number 20</text:p>
          </table:table-cell>
          <table:table-cell office:value-type="string" calcext:value-type="string">
            <text:p>a television episode has season number 31</text:p>
          </table:table-cell>
          <table:table-cell table:formula="of:=HYPERLINK(&quot;http://goo.gl/3Mu4Lb&quot;;&quot;View More&quot;)" office:value-type="string" office:string-value="View More" calcext:value-type="string">
            <text:p>View More</text:p>
          </table:table-cell>
        </table:table-row>
        <table:table-row table:style-name="ro2">
          <table:table-cell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number-columns-repeated="2"/>
          <table:table-cell office:value-type="string" calcext:value-type="string">
            <text:p>a television show has list episodes List of Ed episodes</text:p>
          </table:table-cell>
          <table:table-cell office:value-type="string" calcext:value-type="string">
            <text:p>a television show has list episodes List of Hustle episodes</text:p>
          </table:table-cell>
          <table:table-cell table:formula="of:=HYPERLINK(&quot;http://goo.gl/WFJZUY&quot;;&quot;View More&quot;)" office:value-type="string" office:string-value="View More" calcext:value-type="string">
            <text:p>View More</text:p>
          </table:table-cell>
        </table:table-row>
        <table:table-row table:style-name="ro2">
          <table:table-cell table:formula="of:=HYPERLINK(&quot;http://dbpedia.org/property/seasonep&quot;)" office:value-type="string" office:string-value="http://dbpedia.org/property/seasonep" calcext:value-type="string">
            <text:p>http://dbpedia.org/property/seasonep</text:p>
          </table:table-cell>
          <table:table-cell office:value-type="string" calcext:value-type="string">
            <text:p>seasonep</text:p>
          </table:table-cell>
          <table:table-cell table:number-columns-repeated="4"/>
          <table:table-cell table:formula="of:=HYPERLINK(&quot;http://goo.gl/qFsjfl&quot;;&quot;View More&quot;)" office:value-type="string" office:string-value="View More" calcext:value-type="string">
            <text:p>View More</text:p>
          </table:table-cell>
        </table:table-row>
        <table:table-row table:style-name="ro2">
          <table:table-cell table:formula="of:=HYPERLINK(&quot;http://dbpedia.org/property/numberinseries&quot;)" office:value-type="string" office:string-value="http://dbpedia.org/property/numberinseries" calcext:value-type="string">
            <text:p>http://dbpedia.org/property/numberinseries</text:p>
          </table:table-cell>
          <table:table-cell office:value-type="string" calcext:value-type="string">
            <text:p>numberinseries</text:p>
          </table:table-cell>
          <table:table-cell table:number-columns-repeated="2"/>
          <table:table-cell office:value-type="string" calcext:value-type="string">
            <text:p>a work has NumberinSeries 10</text:p>
          </table:table-cell>
          <table:table-cell office:value-type="string" calcext:value-type="string">
            <text:p>a television show has NumberinSeries 5</text:p>
          </table:table-cell>
          <table:table-cell table:formula="of:=HYPERLINK(&quot;http://goo.gl/T78BkH&quot;;&quot;View More&quot;)" office:value-type="string" office:string-value="View More" calcext:value-type="string">
            <text:p>View More</text:p>
          </table:table-cell>
        </table:table-row>
        <table:table-row table:style-name="ro2">
          <table:table-cell table:formula="of:=HYPERLINK(&quot;http://dbpedia.org/property/seriesNo&quot;)" office:value-type="string" office:string-value="http://dbpedia.org/property/seriesNo" calcext:value-type="string">
            <text:p>http://dbpedia.org/property/seriesNo</text:p>
          </table:table-cell>
          <table:table-cell office:value-type="string" calcext:value-type="string">
            <text:p>seriesNo</text:p>
          </table:table-cell>
          <table:table-cell table:number-columns-repeated="2"/>
          <table:table-cell office:value-type="string" calcext:value-type="string">
            <text:p>a work has Series no 17</text:p>
          </table:table-cell>
          <table:table-cell office:value-type="string" calcext:value-type="string">
            <text:p>a work has Series no 30</text:p>
          </table:table-cell>
          <table:table-cell table:formula="of:=HYPERLINK(&quot;http://goo.gl/xS7eG6&quot;;&quot;View More&quot;)" office:value-type="string" office:string-value="View More" calcext:value-type="string">
            <text:p>View More</text:p>
          </table:table-cell>
        </table:table-row>
        <table:table-row table:style-name="ro1">
          <table:table-cell table:formula="of:=HYPERLINK(&quot;http://dbpedia.org/property/seasons&quot;)" office:value-type="string" office:string-value="http://dbpedia.org/property/seasons" calcext:value-type="string">
            <text:p>http://dbpedia.org/property/seasons</text:p>
          </table:table-cell>
          <table:table-cell office:value-type="string" calcext:value-type="string">
            <text:p>seasons</text:p>
          </table:table-cell>
          <table:table-cell table:number-columns-repeated="2"/>
          <table:table-cell office:value-type="string" calcext:value-type="string">
            <text:p>a person has seasons 2005</text:p>
          </table:table-cell>
          <table:table-cell office:value-type="string" calcext:value-type="string">
            <text:p>a skier has seasons -present</text:p>
          </table:table-cell>
          <table:table-cell table:formula="of:=HYPERLINK(&quot;http://goo.gl/giZvDh&quot;;&quot;View More&quot;)" office:value-type="string" office:string-value="View More" calcext:value-type="string">
            <text:p>View More</text:p>
          </table:table-cell>
        </table:table-row>
        <table:table-row table:style-name="ro2">
          <table:table-cell table:formula="of:=HYPERLINK(&quot;http://dbpedia.org/property/numberEpisodes&quot;)" office:value-type="string" office:string-value="http://dbpedia.org/property/numberEpisodes" calcext:value-type="string">
            <text:p>http://dbpedia.org/property/numberEpisodes</text:p>
          </table:table-cell>
          <table:table-cell office:value-type="string" calcext:value-type="string">
            <text:p>numberEpisodes</text:p>
          </table:table-cell>
          <table:table-cell table:number-columns-repeated="2"/>
          <table:table-cell office:value-type="string" calcext:value-type="string">
            <text:p>a television show has number episodes 14</text:p>
          </table:table-cell>
          <table:table-cell office:value-type="string" calcext:value-type="string">
            <text:p>a work has number episodes 11</text:p>
          </table:table-cell>
          <table:table-cell table:formula="of:=HYPERLINK(&quot;http://goo.gl/0pTiSr&quot;;&quot;View More&quot;)" office:value-type="string" office:string-value="View More" calcext:value-type="string">
            <text:p>View More</text:p>
          </table:table-cell>
        </table:table-row>
        <table:table-row table:style-name="ro2">
          <table:table-cell table:formula="of:=HYPERLINK(&quot;http://dbpedia.org/property/missingEps&quot;)" office:value-type="string" office:string-value="http://dbpedia.org/property/missingEps" calcext:value-type="string">
            <text:p>http://dbpedia.org/property/missingEps</text:p>
          </table:table-cell>
          <table:table-cell office:value-type="string" calcext:value-type="string">
            <text:p>missingEps</text:p>
          </table:table-cell>
          <table:table-cell table:number-columns-repeated="2"/>
          <table:table-cell office:value-type="string" calcext:value-type="string">
            <text:p>a work has missing eps All 6 episodes</text:p>
          </table:table-cell>
          <table:table-cell office:value-type="string" calcext:value-type="string">
            <text:p>a work has missing eps All 7 episodes</text:p>
          </table:table-cell>
          <table:table-cell table:formula="of:=HYPERLINK(&quot;http://goo.gl/Fwrekv&quot;;&quot;View More&quot;)" office:value-type="string" office:string-value="View More" calcext:value-type="string">
            <text:p>View More</text:p>
          </table:table-cell>
        </table:table-row>
        <table:table-row table:style-name="ro2">
          <table:table-cell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number-columns-repeated="2"/>
          <table:table-cell office:value-type="string" calcext:value-type="string">
            <text:p>an agent has episode name The Honking</text:p>
          </table:table-cell>
          <table:table-cell office:value-type="string" calcext:value-type="string">
            <text:p>an agent has episode name The Bots and the Bees</text:p>
          </table:table-cell>
          <table:table-cell table:formula="of:=HYPERLINK(&quot;http://goo.gl/KIFuOz&quot;;&quot;View More&quot;)" office:value-type="string" office:string-value="View More" calcext:value-type="string">
            <text:p>View More</text:p>
          </table:table-cell>
        </table:table-row>
        <table:table-row table:style-name="ro2">
          <table:table-cell table:formula="of:=HYPERLINK(&quot;http://dbpedia.org/property/numSeason&quot;)" office:value-type="string" office:string-value="http://dbpedia.org/property/numSeason" calcext:value-type="string">
            <text:p>http://dbpedia.org/property/numSeason</text:p>
          </table:table-cell>
          <table:table-cell office:value-type="string" calcext:value-type="string">
            <text:p>numSeason</text:p>
          </table:table-cell>
          <table:table-cell table:number-columns-repeated="2"/>
          <table:table-cell office:value-type="string" calcext:value-type="string">
            <text:p>a television show has num season 6</text:p>
          </table:table-cell>
          <table:table-cell office:value-type="string" calcext:value-type="string">
            <text:p>a television show has num season 13</text:p>
          </table:table-cell>
          <table:table-cell table:formula="of:=HYPERLINK(&quot;http://goo.gl/WDUHOV&quot;;&quot;View More&quot;)" office:value-type="string" office:string-value="View More" calcext:value-type="string">
            <text:p>View More</text:p>
          </table:table-cell>
        </table:table-row>
        <table:table-row table:style-name="ro2">
          <table:table-cell table:formula="of:=HYPERLINK(&quot;http://dbpedia.org/property/numberOfEpisodes&quot;)" office:value-type="string" office:string-value="http://dbpedia.org/property/numberOfEpisodes" calcext:value-type="string">
            <text:p>http://dbpedia.org/property/numberOfEpisodes</text:p>
          </table:table-cell>
          <table:table-cell office:value-type="string" calcext:value-type="string">
            <text:p>numberOfEpisodes</text:p>
          </table:table-cell>
          <table:table-cell table:number-columns-repeated="2"/>
          <table:table-cell office:value-type="string" calcext:value-type="string">
            <text:p>a work has number of episodes 15</text:p>
          </table:table-cell>
          <table:table-cell office:value-type="string" calcext:value-type="string">
            <text:p>a television show has number of episodes 52</text:p>
          </table:table-cell>
          <table:table-cell table:formula="of:=HYPERLINK(&quot;http://goo.gl/RbUBia&quot;;&quot;View More&quot;)" office:value-type="string" office:string-value="View More" calcext:value-type="string">
            <text:p>View More</text:p>
          </table:table-cell>
        </table:table-row>
        <table:table-row table:style-name="ro2">
          <table:table-cell table:formula="of:=HYPERLINK(&quot;http://dbpedia.org/property/no.OfEpisodes&quot;)" office:value-type="string" office:string-value="http://dbpedia.org/property/no.OfEpisodes" calcext:value-type="string">
            <text:p>http://dbpedia.org/property/no.OfEpisodes</text:p>
          </table:table-cell>
          <table:table-cell office:value-type="string" calcext:value-type="string">
            <text:p>no.OfEpisodes</text:p>
          </table:table-cell>
          <table:table-cell table:number-columns-repeated="2"/>
          <table:table-cell office:value-type="string" calcext:value-type="string">
            <text:p>a work has no. of episodes 20</text:p>
          </table:table-cell>
          <table:table-cell office:value-type="string" calcext:value-type="string">
            <text:p>a work has no. of episodes 26</text:p>
          </table:table-cell>
          <table:table-cell table:formula="of:=HYPERLINK(&quot;http://goo.gl/OoUJgj&quot;;&quot;View More&quot;)" office:value-type="string" office:string-value="View More" calcext:value-type="string">
            <text:p>View More</text:p>
          </table:table-cell>
        </table:table-row>
        <table:table-row table:style-name="ro2">
          <table:table-cell table:formula="of:=HYPERLINK(&quot;http://dbpedia.org/property/no.OfSeason&quot;)" office:value-type="string" office:string-value="http://dbpedia.org/property/no.OfSeason" calcext:value-type="string">
            <text:p>http://dbpedia.org/property/no.OfSeason</text:p>
          </table:table-cell>
          <table:table-cell office:value-type="string" calcext:value-type="string">
            <text:p>no.OfSeason</text:p>
          </table:table-cell>
          <table:table-cell table:number-columns-repeated="2"/>
          <table:table-cell table:number-columns-repeated="2" office:value-type="string" calcext:value-type="string">
            <text:p>a television show has no. of season 2</text:p>
          </table:table-cell>
          <table:table-cell table:formula="of:=HYPERLINK(&quot;http://goo.gl/X99Ds4&quot;;&quot;View More&quot;)" office:value-type="string" office:string-value="View More" calcext:value-type="string">
            <text:p>View More</text:p>
          </table:table-cell>
        </table:table-row>
        <table:table-row table:style-name="ro2">
          <table:table-cell table:formula="of:=HYPERLINK(&quot;http://dbpedia.org/property/numEpisode&quot;)" office:value-type="string" office:string-value="http://dbpedia.org/property/numEpisode" calcext:value-type="string">
            <text:p>http://dbpedia.org/property/numEpisode</text:p>
          </table:table-cell>
          <table:table-cell office:value-type="string" calcext:value-type="string">
            <text:p>numEpisode</text:p>
          </table:table-cell>
          <table:table-cell table:number-columns-repeated="2"/>
          <table:table-cell office:value-type="string" calcext:value-type="string">
            <text:p>a television show has num episode 21</text:p>
          </table:table-cell>
          <table:table-cell office:value-type="string" calcext:value-type="string">
            <text:p>a television show has num episode 102</text:p>
          </table:table-cell>
          <table:table-cell table:formula="of:=HYPERLINK(&quot;http://goo.gl/einXXU&quot;;&quot;View More&quot;)" office:value-type="string" office:string-value="View More" calcext:value-type="string">
            <text:p>View More</text:p>
          </table:table-cell>
        </table:table-row>
        <table:table-row table:style-name="ro2">
          <table:table-cell table:style-name="ce6" table:formula="of:=HYPERLINK(&quot;http://dbpedia.org/property/numberOfSeasons&quot;)" office:value-type="string" office:string-value="http://dbpedia.org/property/numberOfSeasons" calcext:value-type="string">
            <text:p>http://dbpedia.org/property/numberOfSeasons</text:p>
          </table:table-cell>
          <table:table-cell table:style-name="ce12" office:value-type="string" calcext:value-type="string">
            <text:p>numberOfSeasons</text:p>
          </table:table-cell>
          <table:table-cell table:style-name="ce12" table:number-columns-repeated="2"/>
          <table:table-cell table:style-name="ce12" office:value-type="string" calcext:value-type="string">
            <text:p>a work has number of seasons 1</text:p>
          </table:table-cell>
          <table:table-cell table:style-name="ce12" office:value-type="string" calcext:value-type="string">
            <text:p>a movie has number of seasons 4</text:p>
          </table:table-cell>
          <table:table-cell table:style-name="ce20" table:formula="of:=HYPERLINK(&quot;http://goo.gl/c39K9r&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8" office:value-type="string" calcext:value-type="string">
            <text:p>CONTEXT LABEL</text:p>
          </table:table-cell>
          <table:table-cell table:style-name="ce8" table:number-columns-repeated="4"/>
          <table:table-cell table:style-name="ce15"/>
        </table:table-row>
        <table:table-row table:style-name="ro1">
          <table:table-cell office:value-type="float" office:value="1796458291" calcext:value-type="float">
            <text:p>1796458291</text:p>
          </table:table-cell>
          <table:table-cell office:value-type="string" calcext:value-type="string">
            <text:p>television shows</text:p>
          </table:table-cell>
          <table:table-cell table:number-columns-repeated="5"/>
        </table:table-row>
        <table:table-row table:style-name="ro1">
          <table:table-cell table:style-name="ce3" office:value-type="string" calcext:value-type="string">
            <text:p>GROUP VALUES</text:p>
          </table:table-cell>
          <table:table-cell table:style-name="ce9" table:number-columns-repeated="5"/>
          <table:table-cell table:style-name="ce17"/>
        </table:table-row>
        <table:table-row table:style-name="ro1">
          <table:table-cell table:style-name="ce4" office:value-type="string" calcext:value-type="string">
            <text:p>Pilot</text:p>
          </table:table-cell>
          <table:table-cell table:style-name="ce10" office:value-type="string" calcext:value-type="string">
            <text:p>Purple Giraffe</text:p>
          </table:table-cell>
          <table:table-cell table:style-name="ce10" office:value-type="string" calcext:value-type="string">
            <text:p>Sweet Taste of Liberty</text:p>
          </table:table-cell>
          <table:table-cell table:style-name="ce10" office:value-type="string" calcext:value-type="string">
            <text:p>Return of the Shirt</text:p>
          </table:table-cell>
          <table:table-cell table:style-name="ce10" office:value-type="string" calcext:value-type="string">
            <text:p>Okay Awesome</text:p>
          </table:table-cell>
          <table:table-cell table:style-name="ce10"/>
          <table:table-cell table:style-name="ce18"/>
        </table:table-row>
        <table:table-row table:style-name="ro1">
          <table:table-cell table:style-name="ce4" office:value-type="string" calcext:value-type="string">
            <text:p>Slutty Pumpkin</text:p>
          </table:table-cell>
          <table:table-cell table:style-name="ce10" office:value-type="string" calcext:value-type="string">
            <text:p>Matchmaker</text:p>
          </table:table-cell>
          <table:table-cell table:style-name="ce10" office:value-type="string" calcext:value-type="string">
            <text:p>The Duel</text:p>
          </table:table-cell>
          <table:table-cell table:style-name="ce10" office:value-type="string" calcext:value-type="string">
            <text:p>Belly Full of Turkey</text:p>
          </table:table-cell>
          <table:table-cell table:style-name="ce10" office:value-type="string" calcext:value-type="string">
            <text:p>The Pineapple Incident</text:p>
          </table:table-cell>
          <table:table-cell table:style-name="ce10"/>
          <table:table-cell table:style-name="ce18"/>
        </table:table-row>
        <table:table-row table:style-name="ro2">
          <table:table-cell table:style-name="ce4" office:value-type="string" calcext:value-type="string">
            <text:p>The Limo</text:p>
          </table:table-cell>
          <table:table-cell table:style-name="ce10" office:value-type="string" calcext:value-type="string">
            <text:p>The Wedding</text:p>
          </table:table-cell>
          <table:table-cell table:style-name="ce10" office:value-type="string" calcext:value-type="string">
            <text:p>Drumroll, Please</text:p>
          </table:table-cell>
          <table:table-cell table:style-name="ce10" office:value-type="string" calcext:value-type="string">
            <text:p>Zip, Zip, Zip</text:p>
          </table:table-cell>
          <table:table-cell table:style-name="ce10" office:value-type="string" calcext:value-type="string">
            <text:p>Game Night</text:p>
          </table:table-cell>
          <table:table-cell table:style-name="ce10"/>
          <table:table-cell table:style-name="ce18"/>
        </table:table-row>
        <table:table-row table:style-name="ro1">
          <table:table-cell table:style-name="ce4" office:value-type="string" calcext:value-type="string">
            <text:p>Cupcake</text:p>
          </table:table-cell>
          <table:table-cell table:style-name="ce10" office:value-type="string" calcext:value-type="string">
            <text:p>Life Among the Gorillas</text:p>
          </table:table-cell>
          <table:table-cell table:style-name="ce10" office:value-type="string" calcext:value-type="string">
            <text:p>Nothing Good Happens After 2 A.M.</text:p>
          </table:table-cell>
          <table:table-cell table:style-name="ce10" office:value-type="string" calcext:value-type="string">
            <text:p>Mary the Paralegal</text:p>
          </table:table-cell>
          <table:table-cell table:style-name="ce10" office:value-type="string" calcext:value-type="string">
            <text:p>Best Prom Ever</text:p>
          </table:table-cell>
          <table:table-cell table:style-name="ce10"/>
          <table:table-cell table:style-name="ce18"/>
        </table:table-row>
        <table:table-row table:style-name="ro1">
          <table:table-cell table:style-name="ce4" office:value-type="string" calcext:value-type="string">
            <text:p>Milk</text:p>
          </table:table-cell>
          <table:table-cell table:style-name="ce10" office:value-type="string" calcext:value-type="string">
            <text:p>Come On</text:p>
          </table:table-cell>
          <table:table-cell table:style-name="ce10" office:value-type="string" calcext:value-type="string">
            <text:p>Where Were We?</text:p>
          </table:table-cell>
          <table:table-cell table:style-name="ce10" office:value-type="string" calcext:value-type="string">
            <text:p>The Scorpion and the Toad</text:p>
          </table:table-cell>
          <table:table-cell table:style-name="ce10" office:value-type="string" calcext:value-type="string">
            <text:p>Brunch</text:p>
          </table:table-cell>
          <table:table-cell table:style-name="ce10"/>
          <table:table-cell table:style-name="ce18"/>
        </table:table-row>
        <table:table-row table:style-name="ro2">
          <table:table-cell table:style-name="ce4" office:value-type="string" calcext:value-type="string">
            <text:p>Ted Mosby: Architect</text:p>
          </table:table-cell>
          <table:table-cell table:style-name="ce10" office:value-type="string" calcext:value-type="string">
            <text:p>World's Greatest Couple</text:p>
          </table:table-cell>
          <table:table-cell table:style-name="ce10" office:value-type="string" calcext:value-type="string">
            <text:p>Aldrin Justice</text:p>
          </table:table-cell>
          <table:table-cell table:style-name="ce10" office:value-type="string" calcext:value-type="string">
            <text:p>Swarley</text:p>
          </table:table-cell>
          <table:table-cell table:style-name="ce10" office:value-type="string" calcext:value-type="string">
            <text:p>Atlantic City</text:p>
          </table:table-cell>
          <table:table-cell table:style-name="ce10"/>
          <table:table-cell table:style-name="ce18"/>
        </table:table-row>
        <table:table-row table:style-name="ro1">
          <table:table-cell table:style-name="ce4" office:value-type="string" calcext:value-type="string">
            <text:p>Slap Bet</text:p>
          </table:table-cell>
          <table:table-cell table:style-name="ce10" office:value-type="string" calcext:value-type="string">
            <text:p>Single Stamina</text:p>
          </table:table-cell>
          <table:table-cell table:style-name="ce10" office:value-type="string" calcext:value-type="string">
            <text:p>How Lily Stole Christmas</text:p>
          </table:table-cell>
          <table:table-cell table:style-name="ce10" office:value-type="string" calcext:value-type="string">
            <text:p>First Time in New York</text:p>
          </table:table-cell>
          <table:table-cell table:style-name="ce10" office:value-type="string" calcext:value-type="string">
            <text:p>Columns</text:p>
          </table:table-cell>
          <table:table-cell table:style-name="ce10"/>
          <table:table-cell table:style-name="ce18"/>
        </table:table-row>
        <table:table-row table:style-name="ro2">
          <table:table-cell table:style-name="ce4" office:value-type="string" calcext:value-type="string">
            <text:p>Monday Night Football</text:p>
          </table:table-cell>
          <table:table-cell table:style-name="ce10" office:value-type="string" calcext:value-type="string">
            <text:p>Lucky Penny</text:p>
          </table:table-cell>
          <table:table-cell table:style-name="ce10" office:value-type="string" calcext:value-type="string">
            <text:p>Stuff</text:p>
          </table:table-cell>
          <table:table-cell table:style-name="ce10" office:value-type="string" calcext:value-type="string">
            <text:p>Arrivederci, Fiero</text:p>
          </table:table-cell>
          <table:table-cell table:style-name="ce10" office:value-type="string" calcext:value-type="string">
            <text:p>Moving Day</text:p>
          </table:table-cell>
          <table:table-cell table:style-name="ce10"/>
          <table:table-cell table:style-name="ce18"/>
        </table:table-row>
        <table:table-row table:style-name="ro1">
          <table:table-cell table:style-name="ce4" office:value-type="string" calcext:value-type="string">
            <text:p>Bachelor Party</text:p>
          </table:table-cell>
          <table:table-cell table:style-name="ce10" office:value-type="string" calcext:value-type="string">
            <text:p>Showdown</text:p>
          </table:table-cell>
          <table:table-cell table:style-name="ce10" office:value-type="string" calcext:value-type="string">
            <text:p>Something Borrowed</text:p>
          </table:table-cell>
          <table:table-cell table:style-name="ce10" office:value-type="string" calcext:value-type="string">
            <text:p>Something Blue</text:p>
          </table:table-cell>
          <table:table-cell table:style-name="ce10" office:value-type="string" calcext:value-type="string">
            <text:p>Wait for It</text:p>
          </table:table-cell>
          <table:table-cell table:style-name="ce10"/>
          <table:table-cell table:style-name="ce18"/>
        </table:table-row>
        <table:table-row table:style-name="ro1">
          <table:table-cell table:style-name="ce4" office:value-type="string" calcext:value-type="string">
            <text:p>We're Not from Here</text:p>
          </table:table-cell>
          <table:table-cell table:style-name="ce10" office:value-type="string" calcext:value-type="string">
            <text:p>Third Wheel</text:p>
          </table:table-cell>
          <table:table-cell table:style-name="ce10" office:value-type="string" calcext:value-type="string">
            <text:p>Little Boys</text:p>
          </table:table-cell>
          <table:table-cell table:style-name="ce10" office:value-type="string" calcext:value-type="string">
            <text:p>How I Met Everyone Else</text:p>
          </table:table-cell>
          <table:table-cell table:style-name="ce10" office:value-type="string" calcext:value-type="string">
            <text:p>I'm Not That Guy</text:p>
          </table:table-cell>
          <table:table-cell table:style-name="ce10"/>
          <table:table-cell table:style-name="ce18"/>
        </table:table-row>
        <table:table-row table:style-name="ro2">
          <table:table-cell table:style-name="ce4" office:value-type="string" calcext:value-type="string">
            <text:p>Dowisetrepla</text:p>
          </table:table-cell>
          <table:table-cell table:style-name="ce10" office:value-type="string" calcext:value-type="string">
            <text:p>Spoiler Alert</text:p>
          </table:table-cell>
          <table:table-cell table:style-name="ce10" office:value-type="string" calcext:value-type="string">
            <text:p>Slapsgiving</text:p>
          </table:table-cell>
          <table:table-cell table:style-name="ce10" office:value-type="string" calcext:value-type="string">
            <text:p>The Yips</text:p>
          </table:table-cell>
          <table:table-cell table:style-name="ce10" office:value-type="string" calcext:value-type="string">
            <text:p>The Platinum Rule</text:p>
          </table:table-cell>
          <table:table-cell table:style-name="ce10"/>
          <table:table-cell table:style-name="ce18"/>
        </table:table-row>
        <table:table-row table:style-name="ro1">
          <table:table-cell table:style-name="ce4" office:value-type="string" calcext:value-type="string">
            <text:p>No Tomorrow</text:p>
          </table:table-cell>
          <table:table-cell table:style-name="ce10" office:value-type="string" calcext:value-type="string">
            <text:p>Ten Sessions</text:p>
          </table:table-cell>
          <table:table-cell table:style-name="ce10" office:value-type="string" calcext:value-type="string">
            <text:p>The Bracket</text:p>
          </table:table-cell>
          <table:table-cell table:style-name="ce10" office:value-type="string" calcext:value-type="string">
            <text:p>The Chain of Screaming</text:p>
          </table:table-cell>
          <table:table-cell table:style-name="ce10" office:value-type="string" calcext:value-type="string">
            <text:p>Sandcastles in the Sand</text:p>
          </table:table-cell>
          <table:table-cell table:style-name="ce10"/>
          <table:table-cell table:style-name="ce18"/>
        </table:table-row>
        <table:table-row table:style-name="ro1">
          <table:table-cell table:style-name="ce4" office:value-type="string" calcext:value-type="string">
            <text:p>The Goat</text:p>
          </table:table-cell>
          <table:table-cell table:style-name="ce10" office:value-type="string" calcext:value-type="string">
            <text:p>Rebound Bro</text:p>
          </table:table-cell>
          <table:table-cell table:style-name="ce10" office:value-type="string" calcext:value-type="string">
            <text:p>Everything Must Go</text:p>
          </table:table-cell>
          <table:table-cell table:style-name="ce10" office:value-type="string" calcext:value-type="string">
            <text:p>Miracles</text:p>
          </table:table-cell>
          <table:table-cell table:style-name="ce10" office:value-type="string" calcext:value-type="string">
            <text:p>Do I Know You?</text:p>
          </table:table-cell>
          <table:table-cell table:style-name="ce10"/>
          <table:table-cell table:style-name="ce18"/>
        </table:table-row>
        <table:table-row table:style-name="ro1">
          <table:table-cell table:style-name="ce4" office:value-type="string" calcext:value-type="string">
            <text:p>The Best Burger in New York</text:p>
          </table:table-cell>
          <table:table-cell table:style-name="ce10" office:value-type="string" calcext:value-type="string">
            <text:p>I Heart NJ</text:p>
          </table:table-cell>
          <table:table-cell table:style-name="ce10" office:value-type="string" calcext:value-type="string">
            <text:p>Intervention</text:p>
          </table:table-cell>
          <table:table-cell table:style-name="ce10" office:value-type="string" calcext:value-type="string">
            <text:p>Shelter Island</text:p>
          </table:table-cell>
          <table:table-cell table:style-name="ce10" office:value-type="string" calcext:value-type="string">
            <text:p>Happily Ever After</text:p>
          </table:table-cell>
          <table:table-cell table:style-name="ce10"/>
          <table:table-cell table:style-name="ce18"/>
        </table:table-row>
        <table:table-row table:style-name="ro2">
          <table:table-cell table:style-name="ce4" office:value-type="string" calcext:value-type="string">
            <text:p>Not a Father's Day</text:p>
          </table:table-cell>
          <table:table-cell table:style-name="ce10" office:value-type="string" calcext:value-type="string">
            <text:p>Woooo!</text:p>
          </table:table-cell>
          <table:table-cell table:style-name="ce10" office:value-type="string" calcext:value-type="string">
            <text:p>The Naked Man</text:p>
          </table:table-cell>
          <table:table-cell table:style-name="ce10" office:value-type="string" calcext:value-type="string">
            <text:p>The Fight</text:p>
          </table:table-cell>
          <table:table-cell table:style-name="ce10" office:value-type="string" calcext:value-type="string">
            <text:p>Little Minnesota</text:p>
          </table:table-cell>
          <table:table-cell table:style-name="ce10"/>
          <table:table-cell table:style-name="ce18"/>
        </table:table-row>
        <table:table-row table:style-name="ro2">
          <table:table-cell table:style-name="ce4" office:value-type="string" calcext:value-type="string">
            <text:p>Benefits</text:p>
          </table:table-cell>
          <table:table-cell table:style-name="ce10" office:value-type="string" calcext:value-type="string">
            <text:p>Three Days of Snow</text:p>
          </table:table-cell>
          <table:table-cell table:style-name="ce10" office:value-type="string" calcext:value-type="string">
            <text:p>The Possimpible</text:p>
          </table:table-cell>
          <table:table-cell table:style-name="ce10" office:value-type="string" calcext:value-type="string">
            <text:p>The Stinsons</text:p>
          </table:table-cell>
          <table:table-cell table:style-name="ce10" office:value-type="string" calcext:value-type="string">
            <text:p>Sorry, Bro</text:p>
          </table:table-cell>
          <table:table-cell table:style-name="ce10"/>
          <table:table-cell table:style-name="ce18"/>
        </table:table-row>
        <table:table-row table:style-name="ro2">
          <table:table-cell table:style-name="ce4" office:value-type="string" calcext:value-type="string">
            <text:p>The Front Porch</text:p>
          </table:table-cell>
          <table:table-cell table:style-name="ce10" office:value-type="string" calcext:value-type="string">
            <text:p>Old King Clancy</text:p>
          </table:table-cell>
          <table:table-cell table:style-name="ce10" office:value-type="string" calcext:value-type="string">
            <text:p>Murtaugh</text:p>
          </table:table-cell>
          <table:table-cell table:style-name="ce10" office:value-type="string" calcext:value-type="string">
            <text:p>Mosbius Designs</text:p>
          </table:table-cell>
          <table:table-cell table:style-name="ce10" office:value-type="string" calcext:value-type="string">
            <text:p>The Three Days Rule</text:p>
          </table:table-cell>
          <table:table-cell table:style-name="ce10"/>
          <table:table-cell table:style-name="ce18"/>
        </table:table-row>
        <table:table-row table:style-name="ro1">
          <table:table-cell table:style-name="ce4" office:value-type="string" calcext:value-type="string">
            <text:p>Right Place, Right Time</text:p>
          </table:table-cell>
          <table:table-cell table:style-name="ce13" office:value-type="string" calcext:value-type="string">
            <text:p>As Fast as She Can</text:p>
          </table:table-cell>
          <table:table-cell table:style-name="ce13" office:value-type="string" calcext:value-type="string">
            <text:p>The Leap</text:p>
          </table:table-cell>
          <table:table-cell table:style-name="ce13" table:number-columns-repeated="3"/>
          <table:table-cell table:style-name="ce18"/>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4" office:value-type="string" calcext:value-type="string">
            <text:p>PROPERTY NAME</text:p>
          </table:table-cell>
          <table:table-cell table:style-name="ce14" office:value-type="string" calcext:value-type="string">
            <text:p>RATE THE RELEVANCE OF THE PROPERTY</text:p>
          </table:table-cell>
          <table:table-cell table:style-name="ce14" office:value-type="string" calcext:value-type="string">
            <text:p>IS THIS PROPERTY NAME A CORRECT LABEL? (mark with X)</text:p>
          </table:table-cell>
          <table:table-cell table:style-name="ce14" office:value-type="string" calcext:value-type="string">
            <text:p>EXAMPLE 1</text:p>
          </table:table-cell>
          <table:table-cell table:style-name="ce14" office:value-type="string" calcext:value-type="string">
            <text:p>EXAMPLE 2</text:p>
          </table:table-cell>
          <table:table-cell table:style-name="ce19"/>
        </table:table-row>
        <table:table-row table:style-name="ro1">
          <table:table-cell table:formula="of:=HYPERLINK(&quot;http://dbpedia.org/property/title&quot;)" office:value-type="string" office:string-value="http://dbpedia.org/property/title" calcext:value-type="string">
            <text:p>http://dbpedia.org/property/title</text:p>
          </table:table-cell>
          <table:table-cell office:value-type="string" calcext:value-type="string">
            <text:p>title</text:p>
          </table:table-cell>
          <table:table-cell table:number-columns-repeated="2"/>
          <table:table-cell office:value-type="string" calcext:value-type="string">
            <text:p>a person has title Roman Catholic Archdiocese of Madrid</text:p>
          </table:table-cell>
          <table:table-cell office:value-type="string" calcext:value-type="string">
            <text:p>an album has title Useful Idiot</text:p>
          </table:table-cell>
          <table:table-cell table:formula="of:=HYPERLINK(&quot;http://goo.gl/rnRNwI&quot;;&quot;View More&quot;)" office:value-type="string" office:string-value="View More" calcext:value-type="string">
            <text:p>View More</text:p>
          </table:table-cell>
        </table:table-row>
        <table:table-row table:style-name="ro1">
          <table:table-cell table:formula="of:=HYPERLINK(&quot;http://xmlns.com/foaf/0.1/name&quot;)" office:value-type="string" office:string-value="http://xmlns.com/foaf/0.1/name" calcext:value-type="string">
            <text:p>http://xmlns.com/foaf/0.1/name</text:p>
          </table:table-cell>
          <table:table-cell office:value-type="string" calcext:value-type="string">
            <text:p>name</text:p>
          </table:table-cell>
          <table:table-cell table:number-columns-repeated="4"/>
          <table:table-cell table:formula="of:=HYPERLINK(&quot;http://goo.gl/TCjd7M&quot;;&quot;View More&quot;)" office:value-type="string" office:string-value="View More" calcext:value-type="string">
            <text:p>View More</text:p>
          </table:table-cell>
        </table:table-row>
        <table:table-row table:style-name="ro2">
          <table:table-cell table:formula="of:=HYPERLINK(&quot;http://dbpedia.org/property/showName&quot;)" office:value-type="string" office:string-value="http://dbpedia.org/property/showName" calcext:value-type="string">
            <text:p>http://dbpedia.org/property/showName</text:p>
          </table:table-cell>
          <table:table-cell office:value-type="string" calcext:value-type="string">
            <text:p>showName</text:p>
          </table:table-cell>
          <table:table-cell table:number-columns-repeated="2"/>
          <table:table-cell office:value-type="string" calcext:value-type="string">
            <text:p>a work has show name Dark Skies</text:p>
          </table:table-cell>
          <table:table-cell office:value-type="string" calcext:value-type="string">
            <text:p>a television show has show name Elefant, Tiger &amp;amp; Co.</text:p>
          </table:table-cell>
          <table:table-cell table:formula="of:=HYPERLINK(&quot;http://goo.gl/1dMfkf&quot;;&quot;View More&quot;)" office:value-type="string" office:string-value="View More" calcext:value-type="string">
            <text:p>View More</text:p>
          </table:table-cell>
        </table:table-row>
        <table:table-row table:style-name="ro2">
          <table:table-cell table:formula="of:=HYPERLINK(&quot;http://dbpedia.org/property/name&quot;)" office:value-type="string" office:string-value="http://dbpedia.org/property/name" calcext:value-type="string">
            <text:p>http://dbpedia.org/property/name</text:p>
          </table:table-cell>
          <table:table-cell office:value-type="string" calcext:value-type="string">
            <text:p>name</text:p>
          </table:table-cell>
          <table:table-cell table:number-columns-repeated="2"/>
          <table:table-cell office:value-type="string" calcext:value-type="string">
            <text:p>an office holder has Name Colom, Alvaro</text:p>
          </table:table-cell>
          <table:table-cell office:value-type="string" calcext:value-type="string">
            <text:p>a person has Name Álvaro Colom</text:p>
          </table:table-cell>
          <table:table-cell table:formula="of:=HYPERLINK(&quot;http://goo.gl/Xt2Jpo&quot;;&quot;View More&quot;)" office:value-type="string" office:string-value="View More" calcext:value-type="string">
            <text:p>View More</text:p>
          </table:table-cell>
        </table:table-row>
        <table:table-row table:style-name="ro2">
          <table:table-cell table:formula="of:=HYPERLINK(&quot;http://dbpedia.org/property/englishtitle&quot;)" office:value-type="string" office:string-value="http://dbpedia.org/property/englishtitle" calcext:value-type="string">
            <text:p>http://dbpedia.org/property/englishtitle</text:p>
          </table:table-cell>
          <table:table-cell office:value-type="string" calcext:value-type="string">
            <text:p>englishtitle</text:p>
          </table:table-cell>
          <table:table-cell table:number-columns-repeated="2"/>
          <table:table-cell office:value-type="string" calcext:value-type="string">
            <text:p>a work has EnglishTitle 900</text:p>
          </table:table-cell>
          <table:table-cell office:value-type="string" calcext:value-type="string">
            <text:p>a work has EnglishTitle The Runaway Freight Car</text:p>
          </table:table-cell>
          <table:table-cell table:formula="of:=HYPERLINK(&quot;http://goo.gl/GKsh9y&quot;;&quot;View More&quot;)" office:value-type="string" office:string-value="View More" calcext:value-type="string">
            <text:p>View More</text:p>
          </table:table-cell>
        </table:table-row>
        <table:table-row table:style-name="ro2">
          <table:table-cell table:formula="of:=HYPERLINK(&quot;http://dbpedia.org/property/episodetitle&quot;)" office:value-type="string" office:string-value="http://dbpedia.org/property/episodetitle" calcext:value-type="string">
            <text:p>http://dbpedia.org/property/episodetitle</text:p>
          </table:table-cell>
          <table:table-cell office:value-type="string" calcext:value-type="string">
            <text:p>episodetitle</text:p>
          </table:table-cell>
          <table:table-cell table:number-columns-repeated="4"/>
          <table:table-cell table:formula="of:=HYPERLINK(&quot;http://goo.gl/7bCDpK&quot;;&quot;View More&quot;)" office:value-type="string" office:string-value="View More" calcext:value-type="string">
            <text:p>View More</text:p>
          </table:table-cell>
        </table:table-row>
        <table:table-row table:style-name="ro2">
          <table:table-cell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number-columns-repeated="2"/>
          <table:table-cell office:value-type="string" calcext:value-type="string">
            <text:p>a work has list episodes List of Dynasty episodes</text:p>
          </table:table-cell>
          <table:table-cell office:value-type="string" calcext:value-type="string">
            <text:p>a work has list episodes List of Magnum, P.I. episodes</text:p>
          </table:table-cell>
          <table:table-cell table:formula="of:=HYPERLINK(&quot;http://goo.gl/WFJZUY&quot;;&quot;View More&quot;)" office:value-type="string" office:string-value="View More" calcext:value-type="string">
            <text:p>View More</text:p>
          </table:table-cell>
        </table:table-row>
        <table:table-row table:style-name="ro2">
          <table:table-cell table:formula="of:=HYPERLINK(&quot;http://dbpedia.org/property/rtitle&quot;)" office:value-type="string" office:string-value="http://dbpedia.org/property/rtitle" calcext:value-type="string">
            <text:p>http://dbpedia.org/property/rtitle</text:p>
          </table:table-cell>
          <table:table-cell office:value-type="string" calcext:value-type="string">
            <text:p>rtitle</text:p>
          </table:table-cell>
          <table:table-cell table:number-columns-repeated="2"/>
          <table:table-cell office:value-type="string" calcext:value-type="string">
            <text:p>a work has RTitle Melissa McCarthy (an entity of type person)</text:p>
          </table:table-cell>
          <table:table-cell office:value-type="string" calcext:value-type="string">
            <text:p>a television show has RTitle "Variation on a Million Bucks" — Part two</text:p>
          </table:table-cell>
          <table:table-cell table:formula="of:=HYPERLINK(&quot;http://goo.gl/BORgo7&quot;;&quot;View More&quot;)" office:value-type="string" office:string-value="View More" calcext:value-type="string">
            <text:p>View More</text:p>
          </table:table-cell>
        </table:table-row>
        <table:table-row table:style-name="ro2">
          <table:table-cell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number-columns-repeated="2"/>
          <table:table-cell office:value-type="string" calcext:value-type="string">
            <text:p>a television season has season name The Bellflower Bunnies'' - Season 2</text:p>
          </table:table-cell>
          <table:table-cell office:value-type="string" calcext:value-type="string">
            <text:p>a television season has season name Blue Heelers - Season 3</text:p>
          </table:table-cell>
          <table:table-cell table:formula="of:=HYPERLINK(&quot;http://goo.gl/nOC4S8&quot;;&quot;View More&quot;)" office:value-type="string" office:string-value="View More" calcext:value-type="string">
            <text:p>View More</text:p>
          </table:table-cell>
        </table:table-row>
        <table:table-row table:style-name="ro2">
          <table:table-cell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number-columns-repeated="2"/>
          <table:table-cell table:number-columns-repeated="2" office:value-type="string" calcext:value-type="string">
            <text:p>a person has episode name The Honking</text:p>
          </table:table-cell>
          <table:table-cell table:formula="of:=HYPERLINK(&quot;http://goo.gl/KIFuOz&quot;;&quot;View More&quot;)" office:value-type="string" office:string-value="View More" calcext:value-type="string">
            <text:p>View More</text:p>
          </table:table-cell>
        </table:table-row>
        <table:table-row table:style-name="ro2">
          <table:table-cell table:formula="of:=HYPERLINK(&quot;http://dbpedia.org/property/englishtitlea&quot;)" office:value-type="string" office:string-value="http://dbpedia.org/property/englishtitlea" calcext:value-type="string">
            <text:p>http://dbpedia.org/property/englishtitlea</text:p>
          </table:table-cell>
          <table:table-cell office:value-type="string" calcext:value-type="string">
            <text:p>englishtitlea</text:p>
          </table:table-cell>
          <table:table-cell table:number-columns-repeated="2"/>
          <table:table-cell office:value-type="string" calcext:value-type="string">
            <text:p>a manga has EnglishTitleA Store of Spoils</text:p>
          </table:table-cell>
          <table:table-cell office:value-type="string" calcext:value-type="string">
            <text:p>a work has EnglishTitleA Store of Spoils</text:p>
          </table:table-cell>
          <table:table-cell table:formula="of:=HYPERLINK(&quot;http://goo.gl/T5lSRK&quot;;&quot;View More&quot;)" office:value-type="string" office:string-value="View More" calcext:value-type="string">
            <text:p>View More</text:p>
          </table:table-cell>
        </table:table-row>
        <table:table-row table:style-name="ro2">
          <table:table-cell table:formula="of:=HYPERLINK(&quot;http://dbpedia.org/property/englishtitleb&quot;)" office:value-type="string" office:string-value="http://dbpedia.org/property/englishtitleb" calcext:value-type="string">
            <text:p>http://dbpedia.org/property/englishtitleb</text:p>
          </table:table-cell>
          <table:table-cell office:value-type="string" calcext:value-type="string">
            <text:p>englishtitleb</text:p>
          </table:table-cell>
          <table:table-cell table:number-columns-repeated="2"/>
          <table:table-cell office:value-type="string" calcext:value-type="string">
            <text:p>an anime has EnglishTitleB Princess Hachikatsugi</text:p>
          </table:table-cell>
          <table:table-cell office:value-type="string" calcext:value-type="string">
            <text:p>a written work has EnglishTitleB Switch</text:p>
          </table:table-cell>
          <table:table-cell table:formula="of:=HYPERLINK(&quot;http://goo.gl/jF1oDV&quot;;&quot;View More&quot;)" office:value-type="string" office:string-value="View More" calcext:value-type="string">
            <text:p>View More</text:p>
          </table:table-cell>
        </table:table-row>
        <table:table-row table:style-name="ro2">
          <table:table-cell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number-columns-repeated="2"/>
          <table:table-cell office:value-type="string" calcext:value-type="string">
            <text:p>a work has Episode 20</text:p>
          </table:table-cell>
          <table:table-cell office:value-type="string" calcext:value-type="string">
            <text:p>a writer has Episode Farzad Bazoft - Observer journalist in Baghdad</text:p>
          </table:table-cell>
          <table:table-cell table:formula="of:=HYPERLINK(&quot;http://goo.gl/P8PzNU&quot;;&quot;View More&quot;)" office:value-type="string" office:string-value="View More" calcext:value-type="string">
            <text:p>View More</text:p>
          </table:table-cell>
        </table:table-row>
        <table:table-row table:style-name="ro2">
          <table:table-cell table:style-name="ce6" table:formula="of:=HYPERLINK(&quot;http://dbpedia.org/property/serialName&quot;)" office:value-type="string" office:string-value="http://dbpedia.org/property/serialName" calcext:value-type="string">
            <text:p>http://dbpedia.org/property/serialName</text:p>
          </table:table-cell>
          <table:table-cell table:style-name="ce12" office:value-type="string" calcext:value-type="string">
            <text:p>serialName</text:p>
          </table:table-cell>
          <table:table-cell table:style-name="ce12" table:number-columns-repeated="2"/>
          <table:table-cell table:style-name="ce12" office:value-type="string" calcext:value-type="string">
            <text:p>a work has serial name Fragments</text:p>
          </table:table-cell>
          <table:table-cell table:style-name="ce12" office:value-type="string" calcext:value-type="string">
            <text:p>a television episode has serial name Image of the Fendahl</text:p>
          </table:table-cell>
          <table:table-cell table:style-name="ce20" table:formula="of:=HYPERLINK(&quot;http://goo.gl/B3bw2d&quot;;&quot;View More&quot;)" office:value-type="string" office:string-value="View More" calcext:value-type="string">
            <text:p>View More</text:p>
          </table:table-cell>
        </table:table-row>
        <table:table-row table:style-name="ro1">
          <table:table-cell table:style-name="ce7"/>
          <table:table-cell table:number-columns-repeated="5"/>
          <table:table-cell table:style-name="ce7"/>
        </table:table-row>
        <table:table-row table:style-name="ro1">
          <table:table-cell table:style-name="ce1" office:value-type="string" calcext:value-type="string">
            <text:p>GROUP ID</text:p>
          </table:table-cell>
          <table:table-cell table:style-name="ce8" office:value-type="string" calcext:value-type="string">
            <text:p>CONTEXT LABEL</text:p>
          </table:table-cell>
          <table:table-cell table:style-name="ce8" table:number-columns-repeated="4"/>
          <table:table-cell table:style-name="ce15"/>
        </table:table-row>
        <table:table-row table:style-name="ro1">
          <table:table-cell office:value-type="float" office:value="1151263973" calcext:value-type="float">
            <text:p>1151263973</text:p>
          </table:table-cell>
          <table:table-cell office:value-type="string" calcext:value-type="string">
            <text:p>television shows</text:p>
          </table:table-cell>
          <table:table-cell table:number-columns-repeated="5"/>
        </table:table-row>
        <table:table-row table:style-name="ro1">
          <table:table-cell table:style-name="ce3" office:value-type="string" calcext:value-type="string">
            <text:p>GROUP VALUES</text:p>
          </table:table-cell>
          <table:table-cell table:style-name="ce9" table:number-columns-repeated="5"/>
          <table:table-cell table:style-name="ce17"/>
        </table:table-row>
        <table:table-row table:style-name="ro2">
          <table:table-cell table:style-name="ce4" office:value-type="string" calcext:value-type="string">
            <text:p>Michael Shea</text:p>
          </table:table-cell>
          <table:table-cell table:style-name="ce10" office:value-type="string" calcext:value-type="string">
            <text:p>Neil Patrick Harris</text:p>
          </table:table-cell>
          <table:table-cell table:style-name="ce10" office:value-type="string" calcext:value-type="string">
            <text:p>Pamela Fryman</text:p>
          </table:table-cell>
          <table:table-cell table:style-name="ce10" office:value-type="string" calcext:value-type="string">
            <text:p>Rob Greenberg</text:p>
          </table:table-cell>
          <table:table-cell table:style-name="ce10" table:number-columns-repeated="2"/>
          <table:table-cell table:style-name="ce18"/>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1" office:value-type="string" calcext:value-type="string">
            <text:p>PROPERTY NAME</text:p>
          </table:table-cell>
          <table:table-cell table:style-name="ce11" office:value-type="string" calcext:value-type="string">
            <text:p>RATE THE RELEVANCE OF THE PROPERTY</text:p>
          </table:table-cell>
          <table:table-cell table:style-name="ce11" office:value-type="string" calcext:value-type="string">
            <text:p>IS THIS PROPERTY NAME A CORRECT LABEL? (mark with X)</text:p>
          </table:table-cell>
          <table:table-cell table:style-name="ce11" office:value-type="string" calcext:value-type="string">
            <text:p>EXAMPLE 1</text:p>
          </table:table-cell>
          <table:table-cell table:style-name="ce11" office:value-type="string" calcext:value-type="string">
            <text:p>EXAMPLE 2</text:p>
          </table:table-cell>
          <table:table-cell table:style-name="ce19"/>
        </table:table-row>
        <table:table-row table:style-name="ro2">
          <table:table-cell table:formula="of:=HYPERLINK(&quot;http://dbpedia.org/property/director&quot;)" office:value-type="string" office:string-value="http://dbpedia.org/property/director" calcext:value-type="string">
            <text:p>http://dbpedia.org/property/director</text:p>
          </table:table-cell>
          <table:table-cell office:value-type="string" calcext:value-type="string">
            <text:p>director</text:p>
          </table:table-cell>
          <table:table-cell table:number-columns-repeated="2"/>
          <table:table-cell office:value-type="string" calcext:value-type="string">
            <text:p>a movie has director Burr Steers (an entity of type person)</text:p>
          </table:table-cell>
          <table:table-cell office:value-type="string" calcext:value-type="string">
            <text:p>a work has director Agnieszka Wojtowicz-Vosloo (an entity of type person)</text:p>
          </table:table-cell>
          <table:table-cell table:formula="of:=HYPERLINK(&quot;http://goo.gl/8qU9Wn&quot;;&quot;View More&quot;)" office:value-type="string" office:string-value="View More" calcext:value-type="string">
            <text:p>View More</text:p>
          </table:table-cell>
        </table:table-row>
        <table:table-row table:style-name="ro2">
          <table:table-cell table:formula="of:=HYPERLINK(&quot;http://dbpedia.org/property/directedby&quot;)" office:value-type="string" office:string-value="http://dbpedia.org/property/directedby" calcext:value-type="string">
            <text:p>http://dbpedia.org/property/directedby</text:p>
          </table:table-cell>
          <table:table-cell office:value-type="string" calcext:value-type="string">
            <text:p>directedby</text:p>
          </table:table-cell>
          <table:table-cell table:number-columns-repeated="2"/>
          <table:table-cell office:value-type="string" calcext:value-type="string">
            <text:p>a television show has DirectedBy Tucker Gates (an entity of type agent)</text:p>
          </table:table-cell>
          <table:table-cell office:value-type="string" calcext:value-type="string">
            <text:p>a television show has DirectedBy David Straiton (an entity of type person)</text:p>
          </table:table-cell>
          <table:table-cell table:formula="of:=HYPERLINK(&quot;http://goo.gl/DkE6sR&quot;;&quot;View More&quot;)" office:value-type="string" office:string-value="View More" calcext:value-type="string">
            <text:p>View More</text:p>
          </table:table-cell>
        </table:table-row>
        <table:table-row table:style-name="ro2">
          <table:table-cell table:formula="of:=HYPERLINK(&quot;http://dbpedia.org/ontology/director&quot;)" office:value-type="string" office:string-value="http://dbpedia.org/ontology/director" calcext:value-type="string">
            <text:p>http://dbpedia.org/ontology/director</text:p>
          </table:table-cell>
          <table:table-cell office:value-type="string" calcext:value-type="string">
            <text:p>director</text:p>
          </table:table-cell>
          <table:table-cell table:number-columns-repeated="2"/>
          <table:table-cell office:value-type="string" calcext:value-type="string">
            <text:p>a work has director Rick Salomon (an entity of type person)</text:p>
          </table:table-cell>
          <table:table-cell office:value-type="string" calcext:value-type="string">
            <text:p>a work has director Anne Fletcher (an entity of type person)</text:p>
          </table:table-cell>
          <table:table-cell table:formula="of:=HYPERLINK(&quot;http://goo.gl/fSJld0&quot;;&quot;View More&quot;)" office:value-type="string" office:string-value="View More" calcext:value-type="string">
            <text:p>View More</text:p>
          </table:table-cell>
        </table:table-row>
        <table:table-row table:style-name="ro2">
          <table:table-cell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 movie has producer Charles Roven (an entity of type agent)</text:p>
          </table:table-cell>
          <table:table-cell office:value-type="string" calcext:value-type="string">
            <text:p>an album has producer The Beach Boys (an entity of type agent)</text:p>
          </table:table-cell>
          <table:table-cell table:formula="of:=HYPERLINK(&quot;http://goo.gl/0ABxon&quot;;&quot;View More&quot;)" office:value-type="string" office:string-value="View More" calcext:value-type="string">
            <text:p>View More</text:p>
          </table:table-cell>
        </table:table-row>
        <table:table-row table:style-name="ro2">
          <table:table-cell table:formula="of:=HYPERLINK(&quot;http://dbpedia.org/ontology/creator&quot;)" office:value-type="string" office:string-value="http://dbpedia.org/ontology/creator" calcext:value-type="string">
            <text:p>http://dbpedia.org/ontology/creator</text:p>
          </table:table-cell>
          <table:table-cell office:value-type="string" calcext:value-type="string">
            <text:p>creator</text:p>
          </table:table-cell>
          <table:table-cell table:number-columns-repeated="2"/>
          <table:table-cell office:value-type="string" calcext:value-type="string">
            <text:p>a fictional character has creator Chris Warner (comics) (an entity of type agent)</text:p>
          </table:table-cell>
          <table:table-cell office:value-type="string" calcext:value-type="string">
            <text:p>a work has creator Stephen J. Cannell (an entity of type agent)</text:p>
          </table:table-cell>
          <table:table-cell table:formula="of:=HYPERLINK(&quot;http://goo.gl/6ATZSm&quot;;&quot;View More&quot;)" office:value-type="string" office:string-value="View More" calcext:value-type="string">
            <text:p>View More</text:p>
          </table:table-cell>
        </table:table-row>
        <table:table-row table:style-name="ro2">
          <table:table-cell table:formula="of:=HYPERLINK(&quot;http://dbpedia.org/property/creator&quot;)" office:value-type="string" office:string-value="http://dbpedia.org/property/creator" calcext:value-type="string">
            <text:p>http://dbpedia.org/property/creator</text:p>
          </table:table-cell>
          <table:table-cell office:value-type="string" calcext:value-type="string">
            <text:p>creator</text:p>
          </table:table-cell>
          <table:table-cell table:number-columns-repeated="2"/>
          <table:table-cell office:value-type="string" calcext:value-type="string">
            <text:p>a television show has creator Richard Carpenter (screenwriter) (an entity of type person)</text:p>
          </table:table-cell>
          <table:table-cell office:value-type="string" calcext:value-type="string">
            <text:p>a work has creator Rik Mayall (an entity of type comedian)</text:p>
          </table:table-cell>
          <table:table-cell table:formula="of:=HYPERLINK(&quot;http://goo.gl/5lxYxV&quot;;&quot;View More&quot;)" office:value-type="string" office:string-value="View More" calcext:value-type="string">
            <text:p>View More</text:p>
          </table:table-cell>
        </table:table-row>
        <table:table-row table:style-name="ro2">
          <table:table-cell table:style-name="ce6" table:formula="of:=HYPERLINK(&quot;http://dbpedia.org/property/writtenby&quot;)" office:value-type="string" office:string-value="http://dbpedia.org/property/writtenby" calcext:value-type="string">
            <text:p>http://dbpedia.org/property/writtenby</text:p>
          </table:table-cell>
          <table:table-cell table:style-name="ce12" office:value-type="string" calcext:value-type="string">
            <text:p>writtenby</text:p>
          </table:table-cell>
          <table:table-cell table:style-name="ce12" table:number-columns-repeated="2"/>
          <table:table-cell table:style-name="ce12" office:value-type="string" calcext:value-type="string">
            <text:p>a television show has WrittenBy Chris Ruppenthal (an entity of type person)</text:p>
          </table:table-cell>
          <table:table-cell table:style-name="ce12" office:value-type="string" calcext:value-type="string">
            <text:p>a television show has WrittenBy Jay Folb</text:p>
          </table:table-cell>
          <table:table-cell table:style-name="ce20" table:formula="of:=HYPERLINK(&quot;http://goo.gl/YLlhzt&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row table:style-name="ro1">
          <table:table-cell table:style-name="ce1" office:value-type="string" calcext:value-type="string">
            <text:p>GROUP ID</text:p>
          </table:table-cell>
          <table:table-cell table:style-name="ce8" office:value-type="string" calcext:value-type="string">
            <text:p>CONTEXT LABEL</text:p>
          </table:table-cell>
          <table:table-cell table:style-name="ce8" table:number-columns-repeated="4"/>
          <table:table-cell table:style-name="ce15"/>
        </table:table-row>
        <table:table-row table:style-name="ro1">
          <table:table-cell office:value-type="float" office:value="1634952948" calcext:value-type="float">
            <text:p>1634952948</text:p>
          </table:table-cell>
          <table:table-cell office:value-type="string" calcext:value-type="string">
            <text:p>television shows</text:p>
          </table:table-cell>
          <table:table-cell table:number-columns-repeated="5"/>
        </table:table-row>
        <table:table-row table:style-name="ro1">
          <table:table-cell table:style-name="ce3" office:value-type="string" calcext:value-type="string">
            <text:p>GROUP VALUES</text:p>
          </table:table-cell>
          <table:table-cell table:style-name="ce9" table:number-columns-repeated="5"/>
          <table:table-cell table:style-name="ce17"/>
        </table:table-row>
        <table:table-row table:style-name="ro1">
          <table:table-cell table:style-name="ce4"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5" calcext:value-type="float">
            <text:p>5</text:p>
          </table:table-cell>
          <table:table-cell table:style-name="ce10"/>
          <table:table-cell table:style-name="ce18"/>
        </table:table-row>
        <table:table-row table:style-name="ro1">
          <table:table-cell table:style-name="ce4" office:value-type="float" office:value="6" calcext:value-type="float">
            <text:p>6</text:p>
          </table:table-cell>
          <table:table-cell table:style-name="ce10" office:value-type="float" office:value="7" calcext:value-type="float">
            <text:p>7</text:p>
          </table:table-cell>
          <table:table-cell table:style-name="ce10" office:value-type="float" office:value="8" calcext:value-type="float">
            <text:p>8</text:p>
          </table:table-cell>
          <table:table-cell table:style-name="ce10" office:value-type="float" office:value="9" calcext:value-type="float">
            <text:p>9</text:p>
          </table:table-cell>
          <table:table-cell table:style-name="ce10" office:value-type="float" office:value="10" calcext:value-type="float">
            <text:p>10</text:p>
          </table:table-cell>
          <table:table-cell table:style-name="ce10"/>
          <table:table-cell table:style-name="ce18"/>
        </table:table-row>
        <table:table-row table:style-name="ro1">
          <table:table-cell table:style-name="ce4"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table:table-cell table:style-name="ce18"/>
        </table:table-row>
        <table:table-row table:style-name="ro1">
          <table:table-cell table:style-name="ce4" office:value-type="float" office:value="16" calcext:value-type="float">
            <text:p>16</text:p>
          </table:table-cell>
          <table:table-cell table:style-name="ce10" office:value-type="float" office:value="17" calcext:value-type="float">
            <text:p>17</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20" calcext:value-type="float">
            <text:p>20</text:p>
          </table:table-cell>
          <table:table-cell table:style-name="ce10"/>
          <table:table-cell table:style-name="ce18"/>
        </table:table-row>
        <table:table-row table:style-name="ro1">
          <table:table-cell table:style-name="ce4" office:value-type="float" office:value="21" calcext:value-type="float">
            <text:p>21</text:p>
          </table:table-cell>
          <table:table-cell table:style-name="ce10" office:value-type="float" office:value="22" calcext:value-type="float">
            <text:p>22</text:p>
          </table:table-cell>
          <table:table-cell table:style-name="ce10" office:value-type="float" office:value="23" calcext:value-type="float">
            <text:p>23</text:p>
          </table:table-cell>
          <table:table-cell table:style-name="ce10" office:value-type="float" office:value="24" calcext:value-type="float">
            <text:p>24</text:p>
          </table:table-cell>
          <table:table-cell table:style-name="ce10" office:value-type="float" office:value="25" calcext:value-type="float">
            <text:p>25</text:p>
          </table:table-cell>
          <table:table-cell table:style-name="ce10"/>
          <table:table-cell table:style-name="ce18"/>
        </table:table-row>
        <table:table-row table:style-name="ro1">
          <table:table-cell table:style-name="ce4" office:value-type="float" office:value="26" calcext:value-type="float">
            <text:p>26</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30" calcext:value-type="float">
            <text:p>30</text:p>
          </table:table-cell>
          <table:table-cell table:style-name="ce10"/>
          <table:table-cell table:style-name="ce18"/>
        </table:table-row>
        <table:table-row table:style-name="ro1">
          <table:table-cell table:style-name="ce4" office:value-type="float" office:value="31" calcext:value-type="float">
            <text:p>31</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table:table-cell table:style-name="ce18"/>
        </table:table-row>
        <table:table-row table:style-name="ro1">
          <table:table-cell table:style-name="ce4" office:value-type="float" office:value="36" calcext:value-type="float">
            <text:p>36</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40" calcext:value-type="float">
            <text:p>40</text:p>
          </table:table-cell>
          <table:table-cell table:style-name="ce10"/>
          <table:table-cell table:style-name="ce18"/>
        </table:table-row>
        <table:table-row table:style-name="ro1">
          <table:table-cell table:style-name="ce4" office:value-type="float" office:value="41" calcext:value-type="float">
            <text:p>41</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0" office:value-type="float" office:value="45" calcext:value-type="float">
            <text:p>45</text:p>
          </table:table-cell>
          <table:table-cell table:style-name="ce10"/>
          <table:table-cell table:style-name="ce18"/>
        </table:table-row>
        <table:table-row table:style-name="ro1">
          <table:table-cell table:style-name="ce4" office:value-type="float" office:value="46" calcext:value-type="float">
            <text:p>46</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0" office:value-type="float" office:value="50" calcext:value-type="float">
            <text:p>50</text:p>
          </table:table-cell>
          <table:table-cell table:style-name="ce10"/>
          <table:table-cell table:style-name="ce18"/>
        </table:table-row>
        <table:table-row table:style-name="ro1">
          <table:table-cell table:style-name="ce4" office:value-type="float" office:value="51" calcext:value-type="float">
            <text:p>51</text:p>
          </table:table-cell>
          <table:table-cell table:style-name="ce10" office:value-type="float" office:value="52" calcext:value-type="float">
            <text:p>52</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0" office:value-type="float" office:value="55" calcext:value-type="float">
            <text:p>55</text:p>
          </table:table-cell>
          <table:table-cell table:style-name="ce10"/>
          <table:table-cell table:style-name="ce18"/>
        </table:table-row>
        <table:table-row table:style-name="ro1">
          <table:table-cell table:style-name="ce4" office:value-type="float" office:value="56" calcext:value-type="float">
            <text:p>56</text:p>
          </table:table-cell>
          <table:table-cell table:style-name="ce10" office:value-type="float" office:value="57" calcext:value-type="float">
            <text:p>57</text:p>
          </table:table-cell>
          <table:table-cell table:style-name="ce10" office:value-type="float" office:value="58" calcext:value-type="float">
            <text:p>58</text:p>
          </table:table-cell>
          <table:table-cell table:style-name="ce10" office:value-type="float" office:value="59" calcext:value-type="float">
            <text:p>59</text:p>
          </table:table-cell>
          <table:table-cell table:style-name="ce10" office:value-type="float" office:value="60" calcext:value-type="float">
            <text:p>60</text:p>
          </table:table-cell>
          <table:table-cell table:style-name="ce10"/>
          <table:table-cell table:style-name="ce18"/>
        </table:table-row>
        <table:table-row table:style-name="ro1">
          <table:table-cell table:style-name="ce4" office:value-type="float" office:value="61" calcext:value-type="float">
            <text:p>61</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0" office:value-type="float" office:value="64" calcext:value-type="float">
            <text:p>64</text:p>
          </table:table-cell>
          <table:table-cell table:style-name="ce10" office:value-type="float" office:value="65" calcext:value-type="float">
            <text:p>65</text:p>
          </table:table-cell>
          <table:table-cell table:style-name="ce10"/>
          <table:table-cell table:style-name="ce18"/>
        </table:table-row>
        <table:table-row table:style-name="ro1">
          <table:table-cell table:style-name="ce4" office:value-type="float" office:value="66" calcext:value-type="float">
            <text:p>66</text:p>
          </table:table-cell>
          <table:table-cell table:style-name="ce10" office:value-type="float" office:value="67" calcext:value-type="float">
            <text:p>67</text:p>
          </table:table-cell>
          <table:table-cell table:style-name="ce10" office:value-type="float" office:value="68" calcext:value-type="float">
            <text:p>68</text:p>
          </table:table-cell>
          <table:table-cell table:style-name="ce10" office:value-type="float" office:value="69" calcext:value-type="float">
            <text:p>69</text:p>
          </table:table-cell>
          <table:table-cell table:style-name="ce10" office:value-type="float" office:value="70" calcext:value-type="float">
            <text:p>70</text:p>
          </table:table-cell>
          <table:table-cell table:style-name="ce10"/>
          <table:table-cell table:style-name="ce18"/>
        </table:table-row>
        <table:table-row table:style-name="ro1">
          <table:table-cell table:style-name="ce4" office:value-type="float" office:value="71" calcext:value-type="float">
            <text:p>71</text:p>
          </table:table-cell>
          <table:table-cell table:style-name="ce10" office:value-type="float" office:value="72" calcext:value-type="float">
            <text:p>72</text:p>
          </table:table-cell>
          <table:table-cell table:style-name="ce10" office:value-type="float" office:value="73" calcext:value-type="float">
            <text:p>73</text:p>
          </table:table-cell>
          <table:table-cell table:style-name="ce10" office:value-type="float" office:value="74" calcext:value-type="float">
            <text:p>74</text:p>
          </table:table-cell>
          <table:table-cell table:style-name="ce10" office:value-type="float" office:value="75" calcext:value-type="float">
            <text:p>75</text:p>
          </table:table-cell>
          <table:table-cell table:style-name="ce10"/>
          <table:table-cell table:style-name="ce18"/>
        </table:table-row>
        <table:table-row table:style-name="ro1">
          <table:table-cell table:style-name="ce4" office:value-type="float" office:value="76" calcext:value-type="float">
            <text:p>76</text:p>
          </table:table-cell>
          <table:table-cell table:style-name="ce10" office:value-type="float" office:value="77" calcext:value-type="float">
            <text:p>77</text:p>
          </table:table-cell>
          <table:table-cell table:style-name="ce10" office:value-type="float" office:value="78" calcext:value-type="float">
            <text:p>78</text:p>
          </table:table-cell>
          <table:table-cell table:style-name="ce10" office:value-type="float" office:value="79" calcext:value-type="float">
            <text:p>79</text:p>
          </table:table-cell>
          <table:table-cell table:style-name="ce10" office:value-type="float" office:value="80" calcext:value-type="float">
            <text:p>80</text:p>
          </table:table-cell>
          <table:table-cell table:style-name="ce10"/>
          <table:table-cell table:style-name="ce18"/>
        </table:table-row>
        <table:table-row table:style-name="ro1">
          <table:table-cell table:style-name="ce4" office:value-type="float" office:value="81" calcext:value-type="float">
            <text:p>81</text:p>
          </table:table-cell>
          <table:table-cell table:style-name="ce10" office:value-type="float" office:value="82" calcext:value-type="float">
            <text:p>82</text:p>
          </table:table-cell>
          <table:table-cell table:style-name="ce10" office:value-type="float" office:value="83" calcext:value-type="float">
            <text:p>83</text:p>
          </table:table-cell>
          <table:table-cell table:style-name="ce10" office:value-type="float" office:value="84" calcext:value-type="float">
            <text:p>84</text:p>
          </table:table-cell>
          <table:table-cell table:style-name="ce10" office:value-type="float" office:value="85" calcext:value-type="float">
            <text:p>85</text:p>
          </table:table-cell>
          <table:table-cell table:style-name="ce10"/>
          <table:table-cell table:style-name="ce18"/>
        </table:table-row>
        <table:table-row table:style-name="ro1">
          <table:table-cell table:style-name="ce4" office:value-type="float" office:value="86" calcext:value-type="float">
            <text:p>86</text:p>
          </table:table-cell>
          <table:table-cell table:style-name="ce10" office:value-type="float" office:value="87" calcext:value-type="float">
            <text:p>87</text:p>
          </table:table-cell>
          <table:table-cell table:style-name="ce10" office:value-type="float" office:value="88" calcext:value-type="float">
            <text:p>88</text:p>
          </table:table-cell>
          <table:table-cell table:style-name="ce10" table:number-columns-repeated="3"/>
          <table:table-cell table:style-name="ce18"/>
        </table:table-row>
        <table:table-row table:style-name="ro1">
          <table:table-cell table:number-columns-repeated="7"/>
        </table:table-row>
        <table:table-row table:style-name="ro1">
          <table:table-cell table:style-name="ce5" office:value-type="string" calcext:value-type="string">
            <text:p>DBPEDIA PROPERTY</text:p>
          </table:table-cell>
          <table:table-cell table:style-name="ce11" office:value-type="string" calcext:value-type="string">
            <text:p>PROPERTY NAME</text:p>
          </table:table-cell>
          <table:table-cell table:style-name="ce11" office:value-type="string" calcext:value-type="string">
            <text:p>RATE THE RELEVANCE OF THE PROPERTY</text:p>
          </table:table-cell>
          <table:table-cell table:style-name="ce11" office:value-type="string" calcext:value-type="string">
            <text:p>IS THIS PROPERTY NAME A CORRECT LABEL? (mark with X)</text:p>
          </table:table-cell>
          <table:table-cell table:style-name="ce11" office:value-type="string" calcext:value-type="string">
            <text:p>EXAMPLE 1</text:p>
          </table:table-cell>
          <table:table-cell table:style-name="ce11" office:value-type="string" calcext:value-type="string">
            <text:p>EXAMPLE 2</text:p>
          </table:table-cell>
          <table:table-cell table:style-name="ce19"/>
        </table:table-row>
        <table:table-row table:style-name="ro2">
          <table:table-cell table:formula="of:=HYPERLINK(&quot;http://dbpedia.org/property/seriesep&quot;)" office:value-type="string" office:string-value="http://dbpedia.org/property/seriesep" calcext:value-type="string">
            <text:p>http://dbpedia.org/property/seriesep</text:p>
          </table:table-cell>
          <table:table-cell office:value-type="string" calcext:value-type="string">
            <text:p>seriesep</text:p>
          </table:table-cell>
          <table:table-cell table:number-columns-repeated="4"/>
          <table:table-cell table:formula="of:=HYPERLINK(&quot;http://goo.gl/c9w72p&quot;;&quot;View More&quot;)" office:value-type="string" office:string-value="View More" calcext:value-type="string">
            <text:p>View More</text:p>
          </table:table-cell>
        </table:table-row>
        <table:table-row table:style-name="ro1">
          <table:table-cell table:formula="of:=HYPERLINK(&quot;http://dbpedia.org/property/number&quot;)" office:value-type="string" office:string-value="http://dbpedia.org/property/number" calcext:value-type="string">
            <text:p>http://dbpedia.org/property/number</text:p>
          </table:table-cell>
          <table:table-cell office:value-type="string" calcext:value-type="string">
            <text:p>number</text:p>
          </table:table-cell>
          <table:table-cell table:number-columns-repeated="2"/>
          <table:table-cell office:value-type="string" calcext:value-type="string">
            <text:p>a weapon has number 10843</text:p>
          </table:table-cell>
          <table:table-cell office:value-type="string" calcext:value-type="string">
            <text:p>a device has number 6884</text:p>
          </table:table-cell>
          <table:table-cell table:formula="of:=HYPERLINK(&quot;http://goo.gl/LJ1o7R&quot;;&quot;View More&quot;)" office:value-type="string" office:string-value="View More" calcext:value-type="string">
            <text:p>View More</text:p>
          </table:table-cell>
        </table:table-row>
        <table:table-row table:style-name="ro2">
          <table:table-cell table:formula="of:=HYPERLINK(&quot;http://dbpedia.org/ontology/numberOfEpisodes&quot;)" office:value-type="string" office:string-value="http://dbpedia.org/ontology/numberOfEpisodes" calcext:value-type="string">
            <text:p>http://dbpedia.org/ontology/numberOfEpisodes</text:p>
          </table:table-cell>
          <table:table-cell office:value-type="string" calcext:value-type="string">
            <text:p>numberOfEpisodes</text:p>
          </table:table-cell>
          <table:table-cell table:number-columns-repeated="2"/>
          <table:table-cell office:value-type="string" calcext:value-type="string">
            <text:p>a television show has number of episodes 18</text:p>
          </table:table-cell>
          <table:table-cell office:value-type="string" calcext:value-type="string">
            <text:p>a work has number of episodes 62</text:p>
          </table:table-cell>
          <table:table-cell table:formula="of:=HYPERLINK(&quot;http://goo.gl/xJ3UKu&quot;;&quot;View More&quot;)" office:value-type="string" office:string-value="View More" calcext:value-type="string">
            <text:p>View More</text:p>
          </table:table-cell>
        </table:table-row>
        <table:table-row table:style-name="ro2">
          <table:table-cell table:formula="of:=HYPERLINK(&quot;http://dbpedia.org/property/numEpisodes&quot;)" office:value-type="string" office:string-value="http://dbpedia.org/property/numEpisodes" calcext:value-type="string">
            <text:p>http://dbpedia.org/property/numEpisodes</text:p>
          </table:table-cell>
          <table:table-cell office:value-type="string" calcext:value-type="string">
            <text:p>numEpisodes</text:p>
          </table:table-cell>
          <table:table-cell table:number-columns-repeated="2"/>
          <table:table-cell office:value-type="string" calcext:value-type="string">
            <text:p>a work has num episodes 101</text:p>
          </table:table-cell>
          <table:table-cell office:value-type="string" calcext:value-type="string">
            <text:p>a television show has num episodes 254</text:p>
          </table:table-cell>
          <table:table-cell table:formula="of:=HYPERLINK(&quot;http://goo.gl/V8kywz&quot;;&quot;View More&quot;)" office:value-type="string" office:string-value="View More" calcext:value-type="string">
            <text:p>View More</text:p>
          </table:table-cell>
        </table:table-row>
        <table:table-row table:style-name="ro2">
          <table:table-cell table:formula="of:=HYPERLINK(&quot;http://dbpedia.org/property/episodenumber&quot;)" office:value-type="string" office:string-value="http://dbpedia.org/property/episodenumber" calcext:value-type="string">
            <text:p>http://dbpedia.org/property/episodenumber</text:p>
          </table:table-cell>
          <table:table-cell office:value-type="string" calcext:value-type="string">
            <text:p>episodenumber</text:p>
          </table:table-cell>
          <table:table-cell table:number-columns-repeated="2"/>
          <table:table-cell office:value-type="string" calcext:value-type="string">
            <text:p>an agent has EpisodeNumber 22</text:p>
          </table:table-cell>
          <table:table-cell office:value-type="string" calcext:value-type="string">
            <text:p>a fictional character has EpisodeNumber 29</text:p>
          </table:table-cell>
          <table:table-cell table:formula="of:=HYPERLINK(&quot;http://goo.gl/VsN8f4&quot;;&quot;View More&quot;)" office:value-type="string" office:string-value="View More" calcext:value-type="string">
            <text:p>View More</text:p>
          </table:table-cell>
        </table:table-row>
        <table:table-row table:style-name="ro1">
          <table:table-cell table:formula="of:=HYPERLINK(&quot;http://dbpedia.org/property/episode&quot;)" office:value-type="string" office:string-value="http://dbpedia.org/property/episode" calcext:value-type="string">
            <text:p>http://dbpedia.org/property/episode</text:p>
          </table:table-cell>
          <table:table-cell office:value-type="string" calcext:value-type="string">
            <text:p>episode</text:p>
          </table:table-cell>
          <table:table-cell table:number-columns-repeated="2"/>
          <table:table-cell office:value-type="string" calcext:value-type="string">
            <text:p>a work has Episode 150</text:p>
          </table:table-cell>
          <table:table-cell office:value-type="string" calcext:value-type="string">
            <text:p>a television episode has Episode Nervous Man in a Four Dollar Room</text:p>
          </table:table-cell>
          <table:table-cell table:formula="of:=HYPERLINK(&quot;http://goo.gl/P8PzNU&quot;;&quot;View More&quot;)" office:value-type="string" office:string-value="View More" calcext:value-type="string">
            <text:p>View More</text:p>
          </table:table-cell>
        </table:table-row>
        <table:table-row table:style-name="ro2">
          <table:table-cell table:formula="of:=HYPERLINK(&quot;http://dbpedia.org/ontology/episodeNumber&quot;)" office:value-type="string" office:string-value="http://dbpedia.org/ontology/episodeNumber" calcext:value-type="string">
            <text:p>http://dbpedia.org/ontology/episodeNumber</text:p>
          </table:table-cell>
          <table:table-cell office:value-type="string" calcext:value-type="string">
            <text:p>episodeNumber</text:p>
          </table:table-cell>
          <table:table-cell table:number-columns-repeated="2"/>
          <table:table-cell office:value-type="string" calcext:value-type="string">
            <text:p>a work has episode number 131</text:p>
          </table:table-cell>
          <table:table-cell office:value-type="string" calcext:value-type="string">
            <text:p>a television episode has episode number 218</text:p>
          </table:table-cell>
          <table:table-cell table:formula="of:=HYPERLINK(&quot;http://goo.gl/gm19N4&quot;;&quot;View More&quot;)" office:value-type="string" office:string-value="View More" calcext:value-type="string">
            <text:p>View More</text:p>
          </table:table-cell>
        </table:table-row>
        <table:table-row table:style-name="ro2">
          <table:table-cell table:formula="of:=HYPERLINK(&quot;http://dbpedia.org/property/episodeNo&quot;)" office:value-type="string" office:string-value="http://dbpedia.org/property/episodeNo" calcext:value-type="string">
            <text:p>http://dbpedia.org/property/episodeNo</text:p>
          </table:table-cell>
          <table:table-cell office:value-type="string" calcext:value-type="string">
            <text:p>episodeNo</text:p>
          </table:table-cell>
          <table:table-cell table:number-columns-repeated="2"/>
          <table:table-cell office:value-type="string" calcext:value-type="string">
            <text:p>an agent has episode no 10</text:p>
          </table:table-cell>
          <table:table-cell office:value-type="string" calcext:value-type="string">
            <text:p>a work has episode no 1</text:p>
          </table:table-cell>
          <table:table-cell table:formula="of:=HYPERLINK(&quot;http://goo.gl/SXIRrY&quot;;&quot;View More&quot;)" office:value-type="string" office:string-value="View More" calcext:value-type="string">
            <text:p>View More</text:p>
          </table:table-cell>
        </table:table-row>
        <table:table-row table:style-name="ro1">
          <table:table-cell table:formula="of:=HYPERLINK(&quot;http://dbpedia.org/property/episodes&quot;)" office:value-type="string" office:string-value="http://dbpedia.org/property/episodes" calcext:value-type="string">
            <text:p>http://dbpedia.org/property/episodes</text:p>
          </table:table-cell>
          <table:table-cell office:value-type="string" calcext:value-type="string">
            <text:p>episodes</text:p>
          </table:table-cell>
          <table:table-cell table:number-columns-repeated="2"/>
          <table:table-cell office:value-type="string" calcext:value-type="string">
            <text:p>a comics has episodes 12</text:p>
          </table:table-cell>
          <table:table-cell office:value-type="string" calcext:value-type="string">
            <text:p>a work has episodes 204</text:p>
          </table:table-cell>
          <table:table-cell table:formula="of:=HYPERLINK(&quot;http://goo.gl/4LTohK&quot;;&quot;View More&quot;)" office:value-type="string" office:string-value="View More" calcext:value-type="string">
            <text:p>View More</text:p>
          </table:table-cell>
        </table:table-row>
        <table:table-row table:style-name="ro2">
          <table:table-cell table:formula="of:=HYPERLINK(&quot;http://dbpedia.org/property/numSeasons&quot;)" office:value-type="string" office:string-value="http://dbpedia.org/property/numSeasons" calcext:value-type="string">
            <text:p>http://dbpedia.org/property/numSeasons</text:p>
          </table:table-cell>
          <table:table-cell office:value-type="string" calcext:value-type="string">
            <text:p>numSeasons</text:p>
          </table:table-cell>
          <table:table-cell table:number-columns-repeated="2"/>
          <table:table-cell office:value-type="string" calcext:value-type="string">
            <text:p>a work has num seasons Mater's Tall Tales: 3 Tales from Radiator Springs: 1</text:p>
          </table:table-cell>
          <table:table-cell office:value-type="string" calcext:value-type="string">
            <text:p>a television show has num seasons summer</text:p>
          </table:table-cell>
          <table:table-cell table:formula="of:=HYPERLINK(&quot;http://goo.gl/zczKui&quot;;&quot;View More&quot;)" office:value-type="string" office:string-value="View More" calcext:value-type="string">
            <text:p>View More</text:p>
          </table:table-cell>
        </table:table-row>
        <table:table-row table:style-name="ro2">
          <table:table-cell table:formula="of:=HYPERLINK(&quot;http://dbpedia.org/ontology/numberOfSeasons&quot;)" office:value-type="string" office:string-value="http://dbpedia.org/ontology/numberOfSeasons" calcext:value-type="string">
            <text:p>http://dbpedia.org/ontology/numberOfSeasons</text:p>
          </table:table-cell>
          <table:table-cell office:value-type="string" calcext:value-type="string">
            <text:p>numberOfSeasons</text:p>
          </table:table-cell>
          <table:table-cell table:number-columns-repeated="2"/>
          <table:table-cell office:value-type="string" calcext:value-type="string">
            <text:p>a television show has number of seasons 50</text:p>
          </table:table-cell>
          <table:table-cell office:value-type="string" calcext:value-type="string">
            <text:p>a television show has number of seasons 46</text:p>
          </table:table-cell>
          <table:table-cell table:formula="of:=HYPERLINK(&quot;http://goo.gl/JqAGhX&quot;;&quot;View More&quot;)" office:value-type="string" office:string-value="View More" calcext:value-type="string">
            <text:p>View More</text:p>
          </table:table-cell>
        </table:table-row>
        <table:table-row table:style-name="ro1">
          <table:table-cell table:formula="of:=HYPERLINK(&quot;http://dbpedia.org/ontology/number&quot;)" office:value-type="string" office:string-value="http://dbpedia.org/ontology/number" calcext:value-type="string">
            <text:p>http://dbpedia.org/ontology/number</text:p>
          </table:table-cell>
          <table:table-cell office:value-type="string" calcext:value-type="string">
            <text:p>number</text:p>
          </table:table-cell>
          <table:table-cell table:number-columns-repeated="2"/>
          <table:table-cell office:value-type="string" calcext:value-type="string">
            <text:p>an agent has number 3</text:p>
          </table:table-cell>
          <table:table-cell office:value-type="string" calcext:value-type="string">
            <text:p>a basketball player has number 444240</text:p>
          </table:table-cell>
          <table:table-cell table:formula="of:=HYPERLINK(&quot;http://goo.gl/05XIDL&quot;;&quot;View More&quot;)" office:value-type="string" office:string-value="View More" calcext:value-type="string">
            <text:p>View More</text:p>
          </table:table-cell>
        </table:table-row>
        <table:table-row table:style-name="ro2">
          <table:table-cell table:formula="of:=HYPERLINK(&quot;http://dbpedia.org/property/seasonName&quot;)" office:value-type="string" office:string-value="http://dbpedia.org/property/seasonName" calcext:value-type="string">
            <text:p>http://dbpedia.org/property/seasonName</text:p>
          </table:table-cell>
          <table:table-cell office:value-type="string" calcext:value-type="string">
            <text:p>seasonName</text:p>
          </table:table-cell>
          <table:table-cell table:number-columns-repeated="2"/>
          <table:table-cell office:value-type="string" calcext:value-type="string">
            <text:p>a television season has season name YuYu Hakusho Season 3</text:p>
          </table:table-cell>
          <table:table-cell office:value-type="string" calcext:value-type="string">
            <text:p>a television season has season name season 2</text:p>
          </table:table-cell>
          <table:table-cell table:formula="of:=HYPERLINK(&quot;http://goo.gl/nOC4S8&quot;;&quot;View More&quot;)" office:value-type="string" office:string-value="View More" calcext:value-type="string">
            <text:p>View More</text:p>
          </table:table-cell>
        </table:table-row>
        <table:table-row table:style-name="ro2">
          <table:table-cell table:formula="of:=HYPERLINK(&quot;http://dbpedia.org/property/numSeries&quot;)" office:value-type="string" office:string-value="http://dbpedia.org/property/numSeries" calcext:value-type="string">
            <text:p>http://dbpedia.org/property/numSeries</text:p>
          </table:table-cell>
          <table:table-cell office:value-type="string" calcext:value-type="string">
            <text:p>numSeries</text:p>
          </table:table-cell>
          <table:table-cell table:number-columns-repeated="2"/>
          <table:table-cell office:value-type="string" calcext:value-type="string">
            <text:p>a book has num series 2</text:p>
          </table:table-cell>
          <table:table-cell office:value-type="string" calcext:value-type="string">
            <text:p>a work has num series 15</text:p>
          </table:table-cell>
          <table:table-cell table:formula="of:=HYPERLINK(&quot;http://goo.gl/It6dNn&quot;;&quot;View More&quot;)" office:value-type="string" office:string-value="View More" calcext:value-type="string">
            <text:p>View More</text:p>
          </table:table-cell>
        </table:table-row>
        <table:table-row table:style-name="ro1">
          <table:table-cell table:formula="of:=HYPERLINK(&quot;http://dbpedia.org/property/season&quot;)" office:value-type="string" office:string-value="http://dbpedia.org/property/season" calcext:value-type="string">
            <text:p>http://dbpedia.org/property/season</text:p>
          </table:table-cell>
          <table:table-cell office:value-type="string" calcext:value-type="string">
            <text:p>season</text:p>
          </table:table-cell>
          <table:table-cell table:number-columns-repeated="2"/>
          <table:table-cell office:value-type="string" calcext:value-type="string">
            <text:p>a person has season 1985</text:p>
          </table:table-cell>
          <table:table-cell office:value-type="string" calcext:value-type="string">
            <text:p>an agent has season 1995</text:p>
          </table:table-cell>
          <table:table-cell table:formula="of:=HYPERLINK(&quot;http://goo.gl/MPe07v&quot;;&quot;View More&quot;)" office:value-type="string" office:string-value="View More" calcext:value-type="string">
            <text:p>View More</text:p>
          </table:table-cell>
        </table:table-row>
        <table:table-row table:style-name="ro2">
          <table:table-cell table:formula="of:=HYPERLINK(&quot;http://dbpedia.org/ontology/seasonNumber&quot;)" office:value-type="string" office:string-value="http://dbpedia.org/ontology/seasonNumber" calcext:value-type="string">
            <text:p>http://dbpedia.org/ontology/seasonNumber</text:p>
          </table:table-cell>
          <table:table-cell office:value-type="string" calcext:value-type="string">
            <text:p>seasonNumber</text:p>
          </table:table-cell>
          <table:table-cell table:number-columns-repeated="2"/>
          <table:table-cell office:value-type="string" calcext:value-type="string">
            <text:p>a television episode has season number 16</text:p>
          </table:table-cell>
          <table:table-cell office:value-type="string" calcext:value-type="string">
            <text:p>a work has season number 1</text:p>
          </table:table-cell>
          <table:table-cell table:formula="of:=HYPERLINK(&quot;http://goo.gl/3Mu4Lb&quot;;&quot;View More&quot;)" office:value-type="string" office:string-value="View More" calcext:value-type="string">
            <text:p>View More</text:p>
          </table:table-cell>
        </table:table-row>
        <table:table-row table:style-name="ro2">
          <table:table-cell table:formula="of:=HYPERLINK(&quot;http://dbpedia.org/property/listEpisodes&quot;)" office:value-type="string" office:string-value="http://dbpedia.org/property/listEpisodes" calcext:value-type="string">
            <text:p>http://dbpedia.org/property/listEpisodes</text:p>
          </table:table-cell>
          <table:table-cell office:value-type="string" calcext:value-type="string">
            <text:p>listEpisodes</text:p>
          </table:table-cell>
          <table:table-cell table:number-columns-repeated="2"/>
          <table:table-cell office:value-type="string" calcext:value-type="string">
            <text:p>a television show has list episodes List of Drake &amp; Josh episodes</text:p>
          </table:table-cell>
          <table:table-cell office:value-type="string" calcext:value-type="string">
            <text:p>a work has list episodes List of The Patrik Pacard episodes</text:p>
          </table:table-cell>
          <table:table-cell table:formula="of:=HYPERLINK(&quot;http://goo.gl/WFJZUY&quot;;&quot;View More&quot;)" office:value-type="string" office:string-value="View More" calcext:value-type="string">
            <text:p>View More</text:p>
          </table:table-cell>
        </table:table-row>
        <table:table-row table:style-name="ro2">
          <table:table-cell table:formula="of:=HYPERLINK(&quot;http://dbpedia.org/property/seriesNo&quot;)" office:value-type="string" office:string-value="http://dbpedia.org/property/seriesNo" calcext:value-type="string">
            <text:p>http://dbpedia.org/property/seriesNo</text:p>
          </table:table-cell>
          <table:table-cell office:value-type="string" calcext:value-type="string">
            <text:p>seriesNo</text:p>
          </table:table-cell>
          <table:table-cell table:number-columns-repeated="2"/>
          <table:table-cell office:value-type="string" calcext:value-type="string">
            <text:p>a television episode has Series no 3</text:p>
          </table:table-cell>
          <table:table-cell office:value-type="string" calcext:value-type="string">
            <text:p>a television episode has Series no 35</text:p>
          </table:table-cell>
          <table:table-cell table:formula="of:=HYPERLINK(&quot;http://goo.gl/xS7eG6&quot;;&quot;View More&quot;)" office:value-type="string" office:string-value="View More" calcext:value-type="string">
            <text:p>View More</text:p>
          </table:table-cell>
        </table:table-row>
        <table:table-row table:style-name="ro1">
          <table:table-cell table:formula="of:=HYPERLINK(&quot;http://dbpedia.org/property/series&quot;)" office:value-type="string" office:string-value="http://dbpedia.org/property/series" calcext:value-type="string">
            <text:p>http://dbpedia.org/property/series</text:p>
          </table:table-cell>
          <table:table-cell office:value-type="string" calcext:value-type="string">
            <text:p>series</text:p>
          </table:table-cell>
          <table:table-cell table:number-columns-repeated="2"/>
          <table:table-cell office:value-type="string" calcext:value-type="string">
            <text:p>a written work has series A Song of Ice and Fire (an entity of type work)</text:p>
          </table:table-cell>
          <table:table-cell office:value-type="string" calcext:value-type="string">
            <text:p>a work has series Star Trek: Voyager (an entity of type work)</text:p>
          </table:table-cell>
          <table:table-cell table:formula="of:=HYPERLINK(&quot;http://goo.gl/sIFUBz&quot;;&quot;View More&quot;)" office:value-type="string" office:string-value="View More" calcext:value-type="string">
            <text:p>View More</text:p>
          </table:table-cell>
        </table:table-row>
        <table:table-row table:style-name="ro2">
          <table:table-cell table:formula="of:=HYPERLINK(&quot;http://dbpedia.org/property/episodeList&quot;)" office:value-type="string" office:string-value="http://dbpedia.org/property/episodeList" calcext:value-type="string">
            <text:p>http://dbpedia.org/property/episodeList</text:p>
          </table:table-cell>
          <table:table-cell office:value-type="string" calcext:value-type="string">
            <text:p>episodeList</text:p>
          </table:table-cell>
          <table:table-cell table:number-columns-repeated="2"/>
          <table:table-cell office:value-type="string" calcext:value-type="string">
            <text:p>a television season has episode list List of Prison Break episodes</text:p>
          </table:table-cell>
          <table:table-cell office:value-type="string" calcext:value-type="string">
            <text:p>a work has episode list #Episodes</text:p>
          </table:table-cell>
          <table:table-cell table:formula="of:=HYPERLINK(&quot;http://goo.gl/rhwoJC&quot;;&quot;View More&quot;)" office:value-type="string" office:string-value="View More" calcext:value-type="string">
            <text:p>View More</text:p>
          </table:table-cell>
        </table:table-row>
        <table:table-row table:style-name="ro2">
          <table:table-cell table:formula="of:=HYPERLINK(&quot;http://dbpedia.org/property/producer&quot;)" office:value-type="string" office:string-value="http://dbpedia.org/property/producer" calcext:value-type="string">
            <text:p>http://dbpedia.org/property/producer</text:p>
          </table:table-cell>
          <table:table-cell office:value-type="string" calcext:value-type="string">
            <text:p>producer</text:p>
          </table:table-cell>
          <table:table-cell table:number-columns-repeated="2"/>
          <table:table-cell office:value-type="string" calcext:value-type="string">
            <text:p>an album has producer The Beach Boys (an entity of type organisation)</text:p>
          </table:table-cell>
          <table:table-cell office:value-type="string" calcext:value-type="string">
            <text:p>an album has producer David Hentschel and Genesis</text:p>
          </table:table-cell>
          <table:table-cell table:formula="of:=HYPERLINK(&quot;http://goo.gl/0ABxon&quot;;&quot;View More&quot;)" office:value-type="string" office:string-value="View More" calcext:value-type="string">
            <text:p>View More</text:p>
          </table:table-cell>
        </table:table-row>
        <table:table-row table:style-name="ro2">
          <table:table-cell table:formula="of:=HYPERLINK(&quot;http://dbpedia.org/property/numberEpisodes&quot;)" office:value-type="string" office:string-value="http://dbpedia.org/property/numberEpisodes" calcext:value-type="string">
            <text:p>http://dbpedia.org/property/numberEpisodes</text:p>
          </table:table-cell>
          <table:table-cell office:value-type="string" calcext:value-type="string">
            <text:p>numberEpisodes</text:p>
          </table:table-cell>
          <table:table-cell table:number-columns-repeated="2"/>
          <table:table-cell office:value-type="string" calcext:value-type="string">
            <text:p>a work has number episodes 15</text:p>
          </table:table-cell>
          <table:table-cell office:value-type="string" calcext:value-type="string">
            <text:p>a television show has number episodes 10</text:p>
          </table:table-cell>
          <table:table-cell table:formula="of:=HYPERLINK(&quot;http://goo.gl/0pTiSr&quot;;&quot;View More&quot;)" office:value-type="string" office:string-value="View More" calcext:value-type="string">
            <text:p>View More</text:p>
          </table:table-cell>
        </table:table-row>
        <table:table-row table:style-name="ro1">
          <table:table-cell table:formula="of:=HYPERLINK(&quot;http://dbpedia.org/property/seasons&quot;)" office:value-type="string" office:string-value="http://dbpedia.org/property/seasons" calcext:value-type="string">
            <text:p>http://dbpedia.org/property/seasons</text:p>
          </table:table-cell>
          <table:table-cell office:value-type="string" calcext:value-type="string">
            <text:p>seasons</text:p>
          </table:table-cell>
          <table:table-cell table:number-columns-repeated="2"/>
          <table:table-cell office:value-type="string" calcext:value-type="string">
            <text:p>an athlete has seasons 1992</text:p>
          </table:table-cell>
          <table:table-cell office:value-type="string" calcext:value-type="string">
            <text:p>a skier has seasons 2001</text:p>
          </table:table-cell>
          <table:table-cell table:formula="of:=HYPERLINK(&quot;http://goo.gl/giZvDh&quot;;&quot;View More&quot;)" office:value-type="string" office:string-value="View More" calcext:value-type="string">
            <text:p>View More</text:p>
          </table:table-cell>
        </table:table-row>
        <table:table-row table:style-name="ro2">
          <table:table-cell table:formula="of:=HYPERLINK(&quot;http://dbpedia.org/property/episodetitle&quot;)" office:value-type="string" office:string-value="http://dbpedia.org/property/episodetitle" calcext:value-type="string">
            <text:p>http://dbpedia.org/property/episodetitle</text:p>
          </table:table-cell>
          <table:table-cell office:value-type="string" calcext:value-type="string">
            <text:p>episodetitle</text:p>
          </table:table-cell>
          <table:table-cell table:number-columns-repeated="4"/>
          <table:table-cell table:formula="of:=HYPERLINK(&quot;http://goo.gl/7bCDpK&quot;;&quot;View More&quot;)" office:value-type="string" office:string-value="View More" calcext:value-type="string">
            <text:p>View More</text:p>
          </table:table-cell>
        </table:table-row>
        <table:table-row table:style-name="ro2">
          <table:table-cell table:formula="of:=HYPERLINK(&quot;http://dbpedia.org/property/numberinseries&quot;)" office:value-type="string" office:string-value="http://dbpedia.org/property/numberinseries" calcext:value-type="string">
            <text:p>http://dbpedia.org/property/numberinseries</text:p>
          </table:table-cell>
          <table:table-cell office:value-type="string" calcext:value-type="string">
            <text:p>numberinseries</text:p>
          </table:table-cell>
          <table:table-cell table:number-columns-repeated="2"/>
          <table:table-cell office:value-type="string" calcext:value-type="string">
            <text:p>a television show has NumberinSeries 9</text:p>
          </table:table-cell>
          <table:table-cell office:value-type="string" calcext:value-type="string">
            <text:p>a television show has NumberinSeries 6</text:p>
          </table:table-cell>
          <table:table-cell table:formula="of:=HYPERLINK(&quot;http://goo.gl/T78BkH&quot;;&quot;View More&quot;)" office:value-type="string" office:string-value="View More" calcext:value-type="string">
            <text:p>View More</text:p>
          </table:table-cell>
        </table:table-row>
        <table:table-row table:style-name="ro2">
          <table:table-cell table:formula="of:=HYPERLINK(&quot;http://dbpedia.org/property/previousSeason&quot;)" office:value-type="string" office:string-value="http://dbpedia.org/property/previousSeason" calcext:value-type="string">
            <text:p>http://dbpedia.org/property/previousSeason</text:p>
          </table:table-cell>
          <table:table-cell office:value-type="string" calcext:value-type="string">
            <text:p>previousSeason</text:p>
          </table:table-cell>
          <table:table-cell table:number-columns-repeated="2"/>
          <table:table-cell office:value-type="string" calcext:value-type="string">
            <text:p>a television season has previous season 20</text:p>
          </table:table-cell>
          <table:table-cell office:value-type="string" calcext:value-type="string">
            <text:p>a television show has previous season Survivor (UK TV series) (an entity of type television show)</text:p>
          </table:table-cell>
          <table:table-cell table:formula="of:=HYPERLINK(&quot;http://goo.gl/b5dt5L&quot;;&quot;View More&quot;)" office:value-type="string" office:string-value="View More" calcext:value-type="string">
            <text:p>View More</text:p>
          </table:table-cell>
        </table:table-row>
        <table:table-row table:style-name="ro2">
          <table:table-cell table:formula="of:=HYPERLINK(&quot;http://dbpedia.org/property/numberOfEpisodes&quot;)" office:value-type="string" office:string-value="http://dbpedia.org/property/numberOfEpisodes" calcext:value-type="string">
            <text:p>http://dbpedia.org/property/numberOfEpisodes</text:p>
          </table:table-cell>
          <table:table-cell office:value-type="string" calcext:value-type="string">
            <text:p>numberOfEpisodes</text:p>
          </table:table-cell>
          <table:table-cell table:number-columns-repeated="2"/>
          <table:table-cell office:value-type="string" calcext:value-type="string">
            <text:p>a television show has number of episodes 13</text:p>
          </table:table-cell>
          <table:table-cell office:value-type="string" calcext:value-type="string">
            <text:p>a work has number of episodes 65</text:p>
          </table:table-cell>
          <table:table-cell table:formula="of:=HYPERLINK(&quot;http://goo.gl/RbUBia&quot;;&quot;View More&quot;)" office:value-type="string" office:string-value="View More" calcext:value-type="string">
            <text:p>View More</text:p>
          </table:table-cell>
        </table:table-row>
        <table:table-row table:style-name="ro2">
          <table:table-cell table:formula="of:=HYPERLINK(&quot;http://dbpedia.org/property/episodeName&quot;)" office:value-type="string" office:string-value="http://dbpedia.org/property/episodeName" calcext:value-type="string">
            <text:p>http://dbpedia.org/property/episodeName</text:p>
          </table:table-cell>
          <table:table-cell office:value-type="string" calcext:value-type="string">
            <text:p>episodeName</text:p>
          </table:table-cell>
          <table:table-cell table:number-columns-repeated="2"/>
          <table:table-cell office:value-type="string" calcext:value-type="string">
            <text:p>a person has episode name The Bots and the Bees</text:p>
          </table:table-cell>
          <table:table-cell office:value-type="string" calcext:value-type="string">
            <text:p>a work has episode name The Series Has Landed</text:p>
          </table:table-cell>
          <table:table-cell table:formula="of:=HYPERLINK(&quot;http://goo.gl/KIFuOz&quot;;&quot;View More&quot;)" office:value-type="string" office:string-value="View More" calcext:value-type="string">
            <text:p>View More</text:p>
          </table:table-cell>
        </table:table-row>
        <table:table-row table:style-name="ro2">
          <table:table-cell table:formula="of:=HYPERLINK(&quot;http://dbpedia.org/property/no.OfEpisodes&quot;)" office:value-type="string" office:string-value="http://dbpedia.org/property/no.OfEpisodes" calcext:value-type="string">
            <text:p>http://dbpedia.org/property/no.OfEpisodes</text:p>
          </table:table-cell>
          <table:table-cell office:value-type="string" calcext:value-type="string">
            <text:p>no.OfEpisodes</text:p>
          </table:table-cell>
          <table:table-cell table:number-columns-repeated="2"/>
          <table:table-cell office:value-type="string" calcext:value-type="string">
            <text:p>a movie has no. of episodes 26</text:p>
          </table:table-cell>
          <table:table-cell office:value-type="string" calcext:value-type="string">
            <text:p>a television show has no. of episodes 87</text:p>
          </table:table-cell>
          <table:table-cell table:formula="of:=HYPERLINK(&quot;http://goo.gl/OoUJgj&quot;;&quot;View More&quot;)" office:value-type="string" office:string-value="View More" calcext:value-type="string">
            <text:p>View More</text:p>
          </table:table-cell>
        </table:table-row>
        <table:table-row table:style-name="ro2">
          <table:table-cell table:formula="of:=HYPERLINK(&quot;http://dbpedia.org/property/numSeason&quot;)" office:value-type="string" office:string-value="http://dbpedia.org/property/numSeason" calcext:value-type="string">
            <text:p>http://dbpedia.org/property/numSeason</text:p>
          </table:table-cell>
          <table:table-cell office:value-type="string" calcext:value-type="string">
            <text:p>numSeason</text:p>
          </table:table-cell>
          <table:table-cell table:number-columns-repeated="2"/>
          <table:table-cell office:value-type="string" calcext:value-type="string">
            <text:p>a work has num season 3</text:p>
          </table:table-cell>
          <table:table-cell office:value-type="string" calcext:value-type="string">
            <text:p>a work has num season 6</text:p>
          </table:table-cell>
          <table:table-cell table:formula="of:=HYPERLINK(&quot;http://goo.gl/WDUHOV&quot;;&quot;View More&quot;)" office:value-type="string" office:string-value="View More" calcext:value-type="string">
            <text:p>View More</text:p>
          </table:table-cell>
        </table:table-row>
        <table:table-row table:style-name="ro2">
          <table:table-cell table:style-name="ce6" table:formula="of:=HYPERLINK(&quot;http://dbpedia.org/property/currentSeason&quot;)" office:value-type="string" office:string-value="http://dbpedia.org/property/currentSeason" calcext:value-type="string">
            <text:p>http://dbpedia.org/property/currentSeason</text:p>
          </table:table-cell>
          <table:table-cell table:style-name="ce12" office:value-type="string" calcext:value-type="string">
            <text:p>currentSeason</text:p>
          </table:table-cell>
          <table:table-cell table:style-name="ce12" table:number-columns-repeated="2"/>
          <table:table-cell table:style-name="ce12" office:value-type="string" calcext:value-type="string">
            <text:p>a sports league has current season N/A</text:p>
          </table:table-cell>
          <table:table-cell table:style-name="ce12" office:value-type="string" calcext:value-type="string">
            <text:p>a sports league has current season Russian Professional Basketball League 2012–13</text:p>
          </table:table-cell>
          <table:table-cell table:style-name="ce20" table:formula="of:=HYPERLINK(&quot;http://goo.gl/uCfN3E&quot;;&quot;View More&quot;)" office:value-type="string" office:string-value="View More" calcext:value-type="string">
            <text:p>View More</text:p>
          </table:table-cell>
        </table:table-row>
        <table:table-row table:style-name="ro1">
          <table:table-cell table:style-name="Default"/>
          <table:table-cell table:number-columns-repeated="5"/>
          <table:table-cell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 Preda</meta:initial-creator>
    <meta:creation-date>2014-06-06T12:05:56.847387244</meta:creation-date>
    <dc:date>2014-06-06T12:07:46.657805771</dc:date>
    <dc:creator>Brando Preda</dc:creator>
    <meta:editing-duration>P0D</meta:editing-duration>
    <meta:editing-cycles>1</meta:editing-cycles>
    <meta:document-statistic meta:table-count="1" meta:cell-count="1665" meta:object-count="0"/>
    <meta:generator>LibreOffice/4.1.3.2$Linux_X86_64 LibreOffice_project/70feb7d99726f064edab4605a8ab840c50ec57a</meta:generator>
  </office:meta>
</office:document-meta>
</file>